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C8000000642F8DB9D3.gif"/>
  <manifest:file-entry manifest:media-type="image/gif" manifest:full-path="Pictures/10000000000000C80000006482568948.gif"/>
  <manifest:file-entry manifest:media-type="image/gif" manifest:full-path="Pictures/10000000000000C80000006482FB582E.gif"/>
  <manifest:file-entry manifest:media-type="image/gif" manifest:full-path="Pictures/10000000000000C800000064C30758BF.gif"/>
  <manifest:file-entry manifest:media-type="image/gif" manifest:full-path="Pictures/10000000000000C800000064E85BAC74.gif"/>
  <manifest:file-entry manifest:media-type="image/gif" manifest:full-path="Pictures/10000000000000C8000000649B732F11.gif"/>
  <manifest:file-entry manifest:media-type="image/gif" manifest:full-path="Pictures/10000000000000C8000000641256F777.gif"/>
  <manifest:file-entry manifest:media-type="image/gif" manifest:full-path="Pictures/10000000000000C8000000640B793A75.gif"/>
  <manifest:file-entry manifest:media-type="image/gif" manifest:full-path="Pictures/10000000000000C8000000648D9ACED8.gif"/>
  <manifest:file-entry manifest:media-type="image/gif" manifest:full-path="Pictures/10000000000000C80000006478C47C3A.gif"/>
  <manifest:file-entry manifest:media-type="image/gif" manifest:full-path="Pictures/10000000000002580000025845C795F8.gif"/>
  <manifest:file-entry manifest:media-type="image/gif" manifest:full-path="Pictures/10000000000000C800000064D9CECEE7.gif"/>
  <manifest:file-entry manifest:media-type="image/gif" manifest:full-path="Pictures/10000000000000C800000064608DC389.gif"/>
  <manifest:file-entry manifest:media-type="image/gif" manifest:full-path="Pictures/10000000000000C8000000645686C504.gif"/>
  <manifest:file-entry manifest:media-type="image/gif" manifest:full-path="Pictures/10000000000000C800000064E7F05398.gif"/>
  <manifest:file-entry manifest:media-type="image/gif" manifest:full-path="Pictures/10000000000000C800000064833DA3C2.gif"/>
  <manifest:file-entry manifest:media-type="image/gif" manifest:full-path="Pictures/10000000000000C80000006419BBE8BC.gif"/>
  <manifest:file-entry manifest:media-type="image/gif" manifest:full-path="Pictures/10000000000000C8000000644C9604E2.gif"/>
  <manifest:file-entry manifest:media-type="image/gif" manifest:full-path="Pictures/10000000000000C800000064681F2FFC.gif"/>
  <manifest:file-entry manifest:media-type="image/gif" manifest:full-path="Pictures/10000000000000C8000000642401F71B.gif"/>
  <manifest:file-entry manifest:media-type="image/gif" manifest:full-path="Pictures/10000000000000C800000064F0A2F795.gif"/>
  <manifest:file-entry manifest:media-type="image/gif" manifest:full-path="Pictures/10000000000000C80000006427CAC1E7.gif"/>
  <manifest:file-entry manifest:media-type="image/gif" manifest:full-path="Pictures/10000000000000C8000000640C230ADE.gif"/>
  <manifest:file-entry manifest:media-type="image/gif" manifest:full-path="Pictures/10000000000000C8000000642258650C.gif"/>
  <manifest:file-entry manifest:media-type="image/gif" manifest:full-path="Pictures/10000000000000C8000000644206C187.gif"/>
  <manifest:file-entry manifest:media-type="image/gif" manifest:full-path="Pictures/10000000000000C800000064AE7BDD1B.gif"/>
  <manifest:file-entry manifest:media-type="image/gif" manifest:full-path="Pictures/10000000000000C800000064228B0C62.gif"/>
  <manifest:file-entry manifest:media-type="image/gif" manifest:full-path="Pictures/10000000000000C80000006420B6A8B9.gif"/>
  <manifest:file-entry manifest:media-type="image/gif" manifest:full-path="Pictures/10000000000000C800000064DC9DA8F0.gif"/>
  <manifest:file-entry manifest:media-type="image/gif" manifest:full-path="Pictures/10000000000000C8000000642761BE3E.gif"/>
  <manifest:file-entry manifest:media-type="image/gif" manifest:full-path="Pictures/10000000000000C80000006454900292.gif"/>
  <manifest:file-entry manifest:media-type="image/gif" manifest:full-path="Pictures/10000000000000C8000000645EDA38F4.gif"/>
  <manifest:file-entry manifest:media-type="image/gif" manifest:full-path="Pictures/10000000000000C8000000642C83CFA3.gif"/>
  <manifest:file-entry manifest:media-type="image/gif" manifest:full-path="Pictures/10000000000000C8000000644DC9058B.gif"/>
  <manifest:file-entry manifest:media-type="image/gif" manifest:full-path="Pictures/10000000000000C80000006432499EB6.gif"/>
  <manifest:file-entry manifest:media-type="image/gif" manifest:full-path="Pictures/10000000000000C80000006496044521.gif"/>
  <manifest:file-entry manifest:media-type="image/gif" manifest:full-path="Pictures/10000000000000C800000064C8AFFE06.gif"/>
  <manifest:file-entry manifest:media-type="image/gif" manifest:full-path="Pictures/10000000000000C80000006432C05C7F.gif"/>
  <manifest:file-entry manifest:media-type="image/gif" manifest:full-path="Pictures/10000000000000C8000000644817AE5D.gif"/>
  <manifest:file-entry manifest:media-type="image/gif" manifest:full-path="Pictures/10000000000000C8000000642609948E.gif"/>
  <manifest:file-entry manifest:media-type="image/gif" manifest:full-path="Pictures/10000000000000C80000006490E237E3.gif"/>
  <manifest:file-entry manifest:media-type="image/gif" manifest:full-path="Pictures/10000000000002580000025860581442.gif"/>
  <manifest:file-entry manifest:media-type="image/gif" manifest:full-path="Pictures/10000000000000C80000006403BB6B90.gif"/>
  <manifest:file-entry manifest:media-type="image/gif" manifest:full-path="Pictures/10000000000000C800000064F7F1D885.gif"/>
  <manifest:file-entry manifest:media-type="image/gif" manifest:full-path="Pictures/1000000000000258000002583E3BA38D.gif"/>
  <manifest:file-entry manifest:media-type="image/gif" manifest:full-path="Pictures/100000000000025800000258E1BA0470.gif"/>
  <manifest:file-entry manifest:media-type="image/gif" manifest:full-path="Pictures/10000000000000C800000064CD1219EB.gif"/>
  <manifest:file-entry manifest:media-type="image/gif" manifest:full-path="Pictures/10000000000000C800000064A41D6AD9.gif"/>
  <manifest:file-entry manifest:media-type="image/gif" manifest:full-path="Pictures/10000000000000C8000000647E63333F.gif"/>
  <manifest:file-entry manifest:media-type="image/gif" manifest:full-path="Pictures/10000000000000C80000006406B2B202.gif"/>
  <manifest:file-entry manifest:media-type="image/gif" manifest:full-path="Pictures/10000000000000C80000006460CAEFD7.gif"/>
  <manifest:file-entry manifest:media-type="image/gif" manifest:full-path="Pictures/10000000000000C8000000646B3EFD8C.gif"/>
  <manifest:file-entry manifest:media-type="image/gif" manifest:full-path="Pictures/1000000000000258000002582EB530E0.gif"/>
  <manifest:file-entry manifest:media-type="image/gif" manifest:full-path="Pictures/1000000000000258000002583A262394.gif"/>
  <manifest:file-entry manifest:media-type="image/gif" manifest:full-path="Pictures/10000000000000C800000064C712EB41.gif"/>
  <manifest:file-entry manifest:media-type="image/gif" manifest:full-path="Pictures/10000000000000C80000006405CCEBF6.gif"/>
  <manifest:file-entry manifest:media-type="image/gif" manifest:full-path="Pictures/10000000000000C8000000649891E667.gif"/>
  <manifest:file-entry manifest:media-type="image/gif" manifest:full-path="Pictures/10000000000000C800000064F8F7DBA1.gif"/>
  <manifest:file-entry manifest:media-type="image/gif" manifest:full-path="Pictures/10000000000000C800000064046EC665.gif"/>
  <manifest:file-entry manifest:media-type="image/gif" manifest:full-path="Pictures/10000000000000C800000064418C1965.gif"/>
  <manifest:file-entry manifest:media-type="image/gif" manifest:full-path="Pictures/1000000000000258000002589907A3E7.gif"/>
  <manifest:file-entry manifest:media-type="image/gif" manifest:full-path="Pictures/10000000000000C8000000648575247E.gif"/>
  <manifest:file-entry manifest:media-type="image/gif" manifest:full-path="Pictures/10000000000000C800000064A776CEAE.gif"/>
  <manifest:file-entry manifest:media-type="image/gif" manifest:full-path="Pictures/10000000000000C800000064E9863D7E.gif"/>
  <manifest:file-entry manifest:media-type="image/gif" manifest:full-path="Pictures/10000000000000C8000000649AD76A71.gif"/>
  <manifest:file-entry manifest:media-type="image/gif" manifest:full-path="Pictures/10000000000000C800000064125B717D.gif"/>
  <manifest:file-entry manifest:media-type="image/gif" manifest:full-path="Pictures/10000000000000C8000000647C350722.gif"/>
  <manifest:file-entry manifest:media-type="image/gif" manifest:full-path="Pictures/10000000000000C800000064B524F5F7.gif"/>
  <manifest:file-entry manifest:media-type="image/gif" manifest:full-path="Pictures/10000000000000C80000006409E42BE4.gif"/>
  <manifest:file-entry manifest:media-type="image/gif" manifest:full-path="Pictures/100000000000025800000258CF2F711D.gif"/>
  <manifest:file-entry manifest:media-type="image/gif" manifest:full-path="Pictures/10000000000000C800000064A11F644A.gif"/>
  <manifest:file-entry manifest:media-type="image/gif" manifest:full-path="Pictures/10000000000000C8000000648FDD479B.gif"/>
  <manifest:file-entry manifest:media-type="image/gif" manifest:full-path="Pictures/10000000000000C800000064773DA8D4.gif"/>
  <manifest:file-entry manifest:media-type="image/gif" manifest:full-path="Pictures/10000000000000C800000064BA55FA3C.gif"/>
  <manifest:file-entry manifest:media-type="image/gif" manifest:full-path="Pictures/10000000000000C8000000640C890565.gif"/>
  <manifest:file-entry manifest:media-type="image/gif" manifest:full-path="Pictures/10000000000000C8000000648BD4BE72.gif"/>
  <manifest:file-entry manifest:media-type="image/gif" manifest:full-path="Pictures/100000000000025800000258B9FDD3AD.gif"/>
  <manifest:file-entry manifest:media-type="image/gif" manifest:full-path="Pictures/10000000000000C800000064F8677F38.gif"/>
  <manifest:file-entry manifest:media-type="image/gif" manifest:full-path="Pictures/10000000000000C80000006432068BB0.gif"/>
  <manifest:file-entry manifest:media-type="image/gif" manifest:full-path="Pictures/100000000000025800000258D0704CF3.gif"/>
  <manifest:file-entry manifest:media-type="image/gif" manifest:full-path="Pictures/10000000000002580000025810BFFC05.gif"/>
  <manifest:file-entry manifest:media-type="image/gif" manifest:full-path="Pictures/10000000000000C800000064EAB1355F.gif"/>
  <manifest:file-entry manifest:media-type="image/gif" manifest:full-path="Pictures/1000000000000258000002588E56F126.gif"/>
  <manifest:file-entry manifest:media-type="image/gif" manifest:full-path="Pictures/10000000000000C8000000649A491FB4.gif"/>
  <manifest:file-entry manifest:media-type="image/gif" manifest:full-path="Pictures/10000000000000C800000064433BEA74.gif"/>
  <manifest:file-entry manifest:media-type="image/gif" manifest:full-path="Pictures/10000000000000C8000000647A2D5482.gif"/>
  <manifest:file-entry manifest:media-type="image/gif" manifest:full-path="Pictures/10000000000000C8000000645A04FD65.gif"/>
  <manifest:file-entry manifest:media-type="image/gif" manifest:full-path="Pictures/10000000000000C8000000649960DCCA.gif"/>
  <manifest:file-entry manifest:media-type="image/gif" manifest:full-path="Pictures/10000000000000C800000064B25B9EBB.gif"/>
  <manifest:file-entry manifest:media-type="image/gif" manifest:full-path="Pictures/10000000000000C8000000645CC7D260.gif"/>
  <manifest:file-entry manifest:media-type="image/gif" manifest:full-path="Pictures/10000000000000C80000006491370C38.gif"/>
  <manifest:file-entry manifest:media-type="image/gif" manifest:full-path="Pictures/10000000000000C80000006485721D48.gif"/>
  <manifest:file-entry manifest:media-type="image/gif" manifest:full-path="Pictures/10000000000000C800000064FFF655E8.gif"/>
  <manifest:file-entry manifest:media-type="image/gif" manifest:full-path="Pictures/1000000000000258000002580197142D.gif"/>
  <manifest:file-entry manifest:media-type="image/gif" manifest:full-path="Pictures/10000000000000C8000000641CF5408C.gif"/>
  <manifest:file-entry manifest:media-type="image/gif" manifest:full-path="Pictures/10000000000000C800000064D1CB87D3.gif"/>
  <manifest:file-entry manifest:media-type="image/gif" manifest:full-path="Pictures/10000000000000C8000000645DD4003A.gif"/>
  <manifest:file-entry manifest:media-type="image/gif" manifest:full-path="Pictures/10000000000000C800000064C87F2A33.gif"/>
  <manifest:file-entry manifest:media-type="image/gif" manifest:full-path="Pictures/10000000000000C8000000645125B59C.gif"/>
  <manifest:file-entry manifest:media-type="image/gif" manifest:full-path="Pictures/10000000000000C80000006477EF12AD.gif"/>
  <manifest:file-entry manifest:media-type="image/gif" manifest:full-path="Pictures/10000000000000C8000000642E714E72.gif"/>
  <manifest:file-entry manifest:media-type="image/gif" manifest:full-path="Pictures/10000000000000C80000006405B150E0.gif"/>
  <manifest:file-entry manifest:media-type="image/gif" manifest:full-path="Pictures/10000000000000C800000064B1E5177C.gif"/>
  <manifest:file-entry manifest:media-type="image/gif" manifest:full-path="Pictures/10000000000000C800000064C5811C91.gif"/>
  <manifest:file-entry manifest:media-type="image/gif" manifest:full-path="Pictures/1000000000000258000002583966BCF8.gif"/>
  <manifest:file-entry manifest:media-type="image/gif" manifest:full-path="Pictures/10000000000000C800000064FBB48B8E.gif"/>
  <manifest:file-entry manifest:media-type="image/gif" manifest:full-path="Pictures/10000000000000C800000064E9D95E45.gif"/>
  <manifest:file-entry manifest:media-type="image/gif" manifest:full-path="Pictures/10000000000000C800000064A2D2C3E6.gif"/>
  <manifest:file-entry manifest:media-type="image/gif" manifest:full-path="Pictures/10000000000000C80000006455B78219.gif"/>
  <manifest:file-entry manifest:media-type="image/gif" manifest:full-path="Pictures/10000000000000C800000064374973E6.gif"/>
  <manifest:file-entry manifest:media-type="image/gif" manifest:full-path="Pictures/10000000000000C80000006447398072.gif"/>
  <manifest:file-entry manifest:media-type="image/gif" manifest:full-path="Pictures/10000000000000C800000064D14B178A.gif"/>
  <manifest:file-entry manifest:media-type="image/gif" manifest:full-path="Pictures/10000000000000C80000006474667B1D.gif"/>
  <manifest:file-entry manifest:media-type="image/gif" manifest:full-path="Pictures/10000000000000C800000064A59E7C75.gif"/>
  <manifest:file-entry manifest:media-type="image/gif" manifest:full-path="Pictures/100000000000025800000258D34600FF.gif"/>
  <manifest:file-entry manifest:media-type="image/gif" manifest:full-path="Pictures/10000000000000C800000064C6F5ED73.gif"/>
  <manifest:file-entry manifest:media-type="image/gif" manifest:full-path="Pictures/10000000000000C80000006468EAD8BE.gif"/>
  <manifest:file-entry manifest:media-type="image/gif" manifest:full-path="Pictures/10000000000000C8000000648F200AB1.gif"/>
  <manifest:file-entry manifest:media-type="image/gif" manifest:full-path="Pictures/10000000000000C800000064893E3276.gif"/>
  <manifest:file-entry manifest:media-type="image/gif" manifest:full-path="Pictures/10000000000000C800000064FFC6E317.gif"/>
  <manifest:file-entry manifest:media-type="image/gif" manifest:full-path="Pictures/10000000000000C800000064D83FA3DD.gif"/>
  <manifest:file-entry manifest:media-type="image/gif" manifest:full-path="Pictures/10000000000000C800000064400F8AA1.gif"/>
  <manifest:file-entry manifest:media-type="image/gif" manifest:full-path="Pictures/10000000000000C8000000646B35DCC0.gif"/>
  <manifest:file-entry manifest:media-type="image/gif" manifest:full-path="Pictures/100000000000025800000258FE925DDC.gif"/>
  <manifest:file-entry manifest:media-type="image/gif" manifest:full-path="Pictures/10000000000000C800000064C4CB4A83.gif"/>
  <manifest:file-entry manifest:media-type="image/gif" manifest:full-path="Pictures/10000000000000C800000064AB30CB91.gif"/>
  <manifest:file-entry manifest:media-type="image/gif" manifest:full-path="Pictures/10000000000000C800000064BEDF0351.gif"/>
  <manifest:file-entry manifest:media-type="image/gif" manifest:full-path="Pictures/10000000000000C800000064D28C180E.gif"/>
  <manifest:file-entry manifest:media-type="image/gif" manifest:full-path="Pictures/1000000000000258000002585B5D9269.gif"/>
  <manifest:file-entry manifest:media-type="image/gif" manifest:full-path="Pictures/10000000000000C800000064620AF526.gif"/>
  <manifest:file-entry manifest:media-type="image/gif" manifest:full-path="Pictures/10000000000000C800000064143365A9.gif"/>
  <manifest:file-entry manifest:media-type="image/gif" manifest:full-path="Pictures/10000000000000C80000006497BBCA60.gif"/>
  <manifest:file-entry manifest:media-type="image/gif" manifest:full-path="Pictures/10000000000000C800000064CCD7C0AE.gif"/>
  <manifest:file-entry manifest:media-type="image/gif" manifest:full-path="Pictures/10000000000000C800000064E6264934.gif"/>
  <manifest:file-entry manifest:media-type="image/gif" manifest:full-path="Pictures/10000000000000C800000064304D9D7D.gif"/>
  <manifest:file-entry manifest:media-type="image/gif" manifest:full-path="Pictures/10000000000000C800000064A59C512B.gif"/>
  <manifest:file-entry manifest:media-type="image/gif" manifest:full-path="Pictures/10000000000000C800000064E8C79196.gif"/>
  <manifest:file-entry manifest:media-type="image/gif" manifest:full-path="Pictures/10000000000000C8000000645AAE5340.gif"/>
  <manifest:file-entry manifest:media-type="image/gif" manifest:full-path="Pictures/100000000000025800000258EA891366.gif"/>
  <manifest:file-entry manifest:media-type="image/gif" manifest:full-path="Pictures/10000000000000C800000064874B4F92.gif"/>
  <manifest:file-entry manifest:media-type="image/gif" manifest:full-path="Pictures/10000000000000C800000064413215C1.gif"/>
  <manifest:file-entry manifest:media-type="image/gif" manifest:full-path="Pictures/10000000000000C8000000643D3AD1CB.gif"/>
  <manifest:file-entry manifest:media-type="image/gif" manifest:full-path="Pictures/10000000000000C800000064FC79BEB3.gif"/>
  <manifest:file-entry manifest:media-type="image/gif" manifest:full-path="Pictures/10000000000000C800000064149676A1.gif"/>
  <manifest:file-entry manifest:media-type="image/gif" manifest:full-path="Pictures/10000000000000C8000000645D5E2E01.gif"/>
  <manifest:file-entry manifest:media-type="image/gif" manifest:full-path="Pictures/10000000000000C800000064E0DE4D2D.gif"/>
  <manifest:file-entry manifest:media-type="image/gif" manifest:full-path="Pictures/10000000000000C8000000642C3FD878.gif"/>
  <manifest:file-entry manifest:media-type="image/gif" manifest:full-path="Pictures/10000000000000C800000064986FE651.gif"/>
  <manifest:file-entry manifest:media-type="image/gif" manifest:full-path="Pictures/10000000000000C8000000641B619B91.gif"/>
  <manifest:file-entry manifest:media-type="image/gif" manifest:full-path="Pictures/10000000000000C800000064E8702E9E.gif"/>
  <manifest:file-entry manifest:media-type="image/gif" manifest:full-path="Pictures/10000000000000C800000064D041E835.gif"/>
  <manifest:file-entry manifest:media-type="image/gif" manifest:full-path="Pictures/10000000000000C800000064B48D6BBB.gif"/>
  <manifest:file-entry manifest:media-type="image/gif" manifest:full-path="Pictures/10000000000000C80000006408676F7D.gif"/>
  <manifest:file-entry manifest:media-type="image/gif" manifest:full-path="Pictures/10000000000000C8000000648771A99C.gif"/>
  <manifest:file-entry manifest:media-type="image/gif" manifest:full-path="Pictures/10000000000000C8000000646B9C0895.gif"/>
  <manifest:file-entry manifest:media-type="image/gif" manifest:full-path="Pictures/10000000000000C800000064907A4085.gif"/>
  <manifest:file-entry manifest:media-type="image/gif" manifest:full-path="Pictures/10000000000000C800000064E4D5D893.gif"/>
  <manifest:file-entry manifest:media-type="image/gif" manifest:full-path="Pictures/10000000000000C8000000648080874A.gif"/>
  <manifest:file-entry manifest:media-type="image/gif" manifest:full-path="Pictures/10000000000000C800000064619F8D68.gif"/>
  <manifest:file-entry manifest:media-type="image/gif" manifest:full-path="Pictures/10000000000000C800000064CB2EF71D.gif"/>
  <manifest:file-entry manifest:media-type="image/gif" manifest:full-path="Pictures/10000000000000C800000064B6CFC827.gif"/>
  <manifest:file-entry manifest:media-type="image/gif" manifest:full-path="Pictures/10000000000002580000025822612DFA.gif"/>
  <manifest:file-entry manifest:media-type="image/gif" manifest:full-path="Pictures/10000000000000C80000006470B84E7E.gif"/>
  <manifest:file-entry manifest:media-type="image/gif" manifest:full-path="Pictures/10000000000000C8000000640CA78318.gif"/>
  <manifest:file-entry manifest:media-type="image/gif" manifest:full-path="Pictures/10000000000000C80000006410890939.gif"/>
  <manifest:file-entry manifest:media-type="image/gif" manifest:full-path="Pictures/10000000000000C800000064122AEEF3.gif"/>
  <manifest:file-entry manifest:media-type="image/gif" manifest:full-path="Pictures/10000000000000C800000064878AC3DD.gif"/>
  <manifest:file-entry manifest:media-type="image/gif" manifest:full-path="Pictures/100000000000025800000258D444C0F8.gif"/>
  <manifest:file-entry manifest:media-type="image/gif" manifest:full-path="Pictures/10000000000000C800000064F584D168.gif"/>
  <manifest:file-entry manifest:media-type="image/gif" manifest:full-path="Pictures/10000000000000C800000064A83A4063.gif"/>
  <manifest:file-entry manifest:media-type="image/gif" manifest:full-path="Pictures/10000000000000C8000000644BCBAB12.gif"/>
  <manifest:file-entry manifest:media-type="image/gif" manifest:full-path="Pictures/10000000000000C8000000644C993CDC.gif"/>
  <manifest:file-entry manifest:media-type="image/gif" manifest:full-path="Pictures/10000000000000C80000006492B055F1.gif"/>
  <manifest:file-entry manifest:media-type="image/gif" manifest:full-path="Pictures/10000000000000C800000064CB704142.gif"/>
  <manifest:file-entry manifest:media-type="image/gif" manifest:full-path="Pictures/10000000000000C8000000640AA0DF69.gif"/>
  <manifest:file-entry manifest:media-type="image/gif" manifest:full-path="Pictures/10000000000000C800000064E6FBBF21.gif"/>
  <manifest:file-entry manifest:media-type="image/gif" manifest:full-path="Pictures/10000000000000C8000000640BF6B883.gif"/>
  <manifest:file-entry manifest:media-type="image/gif" manifest:full-path="Pictures/10000000000000C800000064F52831AC.gif"/>
  <manifest:file-entry manifest:media-type="image/gif" manifest:full-path="Pictures/10000000000000C800000064ABE7EF61.gif"/>
  <manifest:file-entry manifest:media-type="image/gif" manifest:full-path="Pictures/10000000000000C8000000648E01FBBF.gif"/>
  <manifest:file-entry manifest:media-type="image/gif" manifest:full-path="Pictures/10000000000000C80000006453080507.gif"/>
  <manifest:file-entry manifest:media-type="image/gif" manifest:full-path="Pictures/10000000000000C8000000648A853E68.gif"/>
  <manifest:file-entry manifest:media-type="image/gif" manifest:full-path="Pictures/10000000000002580000025894D1EEFB.gif"/>
  <manifest:file-entry manifest:media-type="image/gif" manifest:full-path="Pictures/10000000000000C800000064119D80E3.gif"/>
  <manifest:file-entry manifest:media-type="image/gif" manifest:full-path="Pictures/10000000000000C800000064E4F092F4.gif"/>
  <manifest:file-entry manifest:media-type="image/gif" manifest:full-path="Pictures/10000000000000C8000000640A9C2132.gif"/>
  <manifest:file-entry manifest:media-type="image/gif" manifest:full-path="Pictures/10000000000000C8000000640E35E250.gif"/>
  <manifest:file-entry manifest:media-type="image/gif" manifest:full-path="Pictures/1000000000000258000002581A0049F8.gif"/>
  <manifest:file-entry manifest:media-type="image/gif" manifest:full-path="Pictures/10000000000000C80000006436F90F04.gif"/>
  <manifest:file-entry manifest:media-type="image/gif" manifest:full-path="Pictures/10000000000000C800000064649D179D.gif"/>
  <manifest:file-entry manifest:media-type="image/gif" manifest:full-path="Pictures/10000000000000C800000064C02CBABB.gif"/>
  <manifest:file-entry manifest:media-type="image/gif" manifest:full-path="Pictures/10000000000000C8000000643595F7F6.gif"/>
  <manifest:file-entry manifest:media-type="image/gif" manifest:full-path="Pictures/10000000000000C8000000643050BFAD.gif"/>
  <manifest:file-entry manifest:media-type="image/gif" manifest:full-path="Pictures/10000000000000C8000000647AADD0A9.gif"/>
  <manifest:file-entry manifest:media-type="image/gif" manifest:full-path="Pictures/10000000000000C800000064E13F8F65.gif"/>
  <manifest:file-entry manifest:media-type="image/gif" manifest:full-path="Pictures/10000000000000C800000064622F573A.gif"/>
  <manifest:file-entry manifest:media-type="image/gif" manifest:full-path="Pictures/10000000000000C800000064A4D43FD7.gif"/>
  <manifest:file-entry manifest:media-type="image/gif" manifest:full-path="Pictures/10000000000000C8000000642204B63B.gif"/>
  <manifest:file-entry manifest:media-type="image/gif" manifest:full-path="Pictures/10000000000000C800000064FA78DF68.gif"/>
  <manifest:file-entry manifest:media-type="image/gif" manifest:full-path="Pictures/10000000000000C800000064B9557AD2.gif"/>
  <manifest:file-entry manifest:media-type="image/gif" manifest:full-path="Pictures/10000000000000C80000006414C43629.gif"/>
  <manifest:file-entry manifest:media-type="image/gif" manifest:full-path="Pictures/10000000000000C8000000649E040C41.gif"/>
  <manifest:file-entry manifest:media-type="image/gif" manifest:full-path="Pictures/10000000000000C800000064CA7A5256.gif"/>
  <manifest:file-entry manifest:media-type="image/gif" manifest:full-path="Pictures/10000000000000C800000064EE95E296.gif"/>
  <manifest:file-entry manifest:media-type="image/gif" manifest:full-path="Pictures/10000000000000C80000006485FA7D97.gif"/>
  <manifest:file-entry manifest:media-type="image/gif" manifest:full-path="Pictures/10000000000000C8000000641C9D5CC3.gif"/>
  <manifest:file-entry manifest:media-type="image/gif" manifest:full-path="Pictures/10000000000000C80000006469181CCE.gif"/>
  <manifest:file-entry manifest:media-type="image/gif" manifest:full-path="Pictures/10000000000000C800000064E9BB8456.gif"/>
  <manifest:file-entry manifest:media-type="image/gif" manifest:full-path="Pictures/10000000000000C800000064A1DB1A7D.gif"/>
  <manifest:file-entry manifest:media-type="image/gif" manifest:full-path="Pictures/100000000000025800000258160CE315.gif"/>
  <manifest:file-entry manifest:media-type="image/gif" manifest:full-path="Pictures/10000000000000C80000006466DF951D.gif"/>
  <manifest:file-entry manifest:media-type="image/gif" manifest:full-path="Pictures/10000000000000C800000064CDC60665.gif"/>
  <manifest:file-entry manifest:media-type="image/gif" manifest:full-path="Pictures/10000000000000C80000006489310A48.gif"/>
  <manifest:file-entry manifest:media-type="image/gif" manifest:full-path="Pictures/10000000000000C800000064AEBC4C1D.gif"/>
  <manifest:file-entry manifest:media-type="image/gif" manifest:full-path="Pictures/10000000000000C8000000649B36E8D7.gif"/>
  <manifest:file-entry manifest:media-type="image/gif" manifest:full-path="Pictures/10000000000000C80000006448D7800C.gif"/>
  <manifest:file-entry manifest:media-type="image/gif" manifest:full-path="Pictures/10000000000000C8000000640D076A26.gif"/>
  <manifest:file-entry manifest:media-type="image/gif" manifest:full-path="Pictures/10000000000000C8000000642A956A74.gif"/>
  <manifest:file-entry manifest:media-type="image/gif" manifest:full-path="Pictures/10000000000000C800000064D67DB6CD.gif"/>
  <manifest:file-entry manifest:media-type="image/gif" manifest:full-path="Pictures/10000000000000C8000000642DA1F06D.gif"/>
  <manifest:file-entry manifest:media-type="image/gif" manifest:full-path="Pictures/10000000000000C80000006448662442.gif"/>
  <manifest:file-entry manifest:media-type="image/gif" manifest:full-path="Pictures/10000000000000C80000006412B9C251.gif"/>
  <manifest:file-entry manifest:media-type="image/gif" manifest:full-path="Pictures/10000000000000C800000064C1257BAE.gif"/>
  <manifest:file-entry manifest:media-type="image/gif" manifest:full-path="Pictures/10000000000000C80000006436ED9893.gif"/>
  <manifest:file-entry manifest:media-type="image/gif" manifest:full-path="Pictures/10000000000000C800000064A169BBEE.gif"/>
  <manifest:file-entry manifest:media-type="image/gif" manifest:full-path="Pictures/10000000000000C80000006496A3AA9B.gif"/>
  <manifest:file-entry manifest:media-type="image/gif" manifest:full-path="Pictures/10000000000000C80000006456720DBA.gif"/>
  <manifest:file-entry manifest:media-type="image/gif" manifest:full-path="Pictures/10000000000000C800000064E89D4680.gif"/>
  <manifest:file-entry manifest:media-type="image/gif" manifest:full-path="Pictures/10000000000000C8000000644FDED31F.gif"/>
  <manifest:file-entry manifest:media-type="image/gif" manifest:full-path="Pictures/10000000000000C800000064345B7D15.gif"/>
  <manifest:file-entry manifest:media-type="image/gif" manifest:full-path="Pictures/10000000000000C800000064529BB6BC.gif"/>
  <manifest:file-entry manifest:media-type="image/gif" manifest:full-path="Pictures/10000000000000C800000064E698A74C.gif"/>
  <manifest:file-entry manifest:media-type="image/gif" manifest:full-path="Pictures/10000000000000C800000064E156E43D.gif"/>
  <manifest:file-entry manifest:media-type="image/gif" manifest:full-path="Pictures/10000000000000C8000000642AA5CC3E.gif"/>
  <manifest:file-entry manifest:media-type="image/gif" manifest:full-path="Pictures/10000000000000C800000064C00CA16E.gif"/>
  <manifest:file-entry manifest:media-type="image/gif" manifest:full-path="Pictures/10000000000000C8000000644D237F61.gif"/>
  <manifest:file-entry manifest:media-type="image/gif" manifest:full-path="Pictures/10000000000000C800000064DEB9EDD8.gif"/>
  <manifest:file-entry manifest:media-type="image/gif" manifest:full-path="Pictures/10000000000000C80000006404AF4C69.gif"/>
  <manifest:file-entry manifest:media-type="image/gif" manifest:full-path="Pictures/10000000000000C8000000646FB91D19.gif"/>
  <manifest:file-entry manifest:media-type="image/gif" manifest:full-path="Pictures/10000000000000C800000064C2B56C0F.gif"/>
  <manifest:file-entry manifest:media-type="image/gif" manifest:full-path="Pictures/10000000000000C800000064D61846AB.gif"/>
  <manifest:file-entry manifest:media-type="image/gif" manifest:full-path="Pictures/10000000000000C8000000641990352A.gif"/>
  <manifest:file-entry manifest:media-type="image/gif" manifest:full-path="Pictures/10000000000000C8000000642988D865.gif"/>
  <manifest:file-entry manifest:media-type="image/gif" manifest:full-path="Pictures/10000000000000C800000064FE3AEA1A.gif"/>
  <manifest:file-entry manifest:media-type="image/gif" manifest:full-path="Pictures/10000000000000C8000000641E42A28D.gif"/>
  <manifest:file-entry manifest:media-type="image/gif" manifest:full-path="Pictures/10000000000000C8000000641DC20584.gif"/>
  <manifest:file-entry manifest:media-type="image/gif" manifest:full-path="Pictures/10000000000000C800000064FDB03D0E.gif"/>
  <manifest:file-entry manifest:media-type="image/gif" manifest:full-path="Pictures/10000000000002580000025868FF79AD.gif"/>
  <manifest:file-entry manifest:media-type="image/gif" manifest:full-path="Pictures/10000000000000C8000000640CAEF939.gif"/>
  <manifest:file-entry manifest:media-type="image/gif" manifest:full-path="Pictures/10000000000000C800000064F56858DA.gif"/>
  <manifest:file-entry manifest:media-type="image/gif" manifest:full-path="Pictures/1000000000000258000002583E2298C6.gif"/>
  <manifest:file-entry manifest:media-type="image/gif" manifest:full-path="Pictures/10000000000000C800000064A296519F.gif"/>
  <manifest:file-entry manifest:media-type="image/gif" manifest:full-path="Pictures/10000000000000C800000064BC47C8C2.gif"/>
  <manifest:file-entry manifest:media-type="image/gif" manifest:full-path="Pictures/10000000000000C8000000649107C184.gif"/>
  <manifest:file-entry manifest:media-type="image/gif" manifest:full-path="Pictures/100000000000025800000258F526B14F.gif"/>
  <manifest:file-entry manifest:media-type="image/gif" manifest:full-path="Pictures/10000000000000C800000064FD50C493.gif"/>
  <manifest:file-entry manifest:media-type="image/gif" manifest:full-path="Pictures/10000000000000C8000000640E0BB607.gif"/>
  <manifest:file-entry manifest:media-type="image/gif" manifest:full-path="Pictures/10000000000000C800000064146C8979.gif"/>
  <manifest:file-entry manifest:media-type="image/gif" manifest:full-path="Pictures/10000000000000C8000000640391DE6A.gif"/>
  <manifest:file-entry manifest:media-type="image/gif" manifest:full-path="Pictures/1000000000000258000002583CCEF55B.gif"/>
  <manifest:file-entry manifest:media-type="image/gif" manifest:full-path="Pictures/10000000000000C80000006430F5C579.gif"/>
  <manifest:file-entry manifest:media-type="image/gif" manifest:full-path="Pictures/10000000000000C800000064AFAE522A.gif"/>
  <manifest:file-entry manifest:media-type="image/gif" manifest:full-path="Pictures/10000000000000C80000006405CC0DD5.gif"/>
  <manifest:file-entry manifest:media-type="image/gif" manifest:full-path="Pictures/10000000000000C8000000645062FC73.gif"/>
  <manifest:file-entry manifest:media-type="image/gif" manifest:full-path="Pictures/100000000000025800000258BC9AED8C.gif"/>
  <manifest:file-entry manifest:media-type="image/gif" manifest:full-path="Pictures/10000000000000C8000000642709DFD2.gif"/>
  <manifest:file-entry manifest:media-type="image/gif" manifest:full-path="Pictures/10000000000000C8000000646A669F84.gif"/>
  <manifest:file-entry manifest:media-type="image/gif" manifest:full-path="Pictures/10000000000000C800000064B33610B1.gif"/>
  <manifest:file-entry manifest:media-type="image/gif" manifest:full-path="Pictures/10000000000000C800000064F6B25740.gif"/>
  <manifest:file-entry manifest:media-type="image/gif" manifest:full-path="Pictures/10000000000000C800000064F37A9152.gif"/>
  <manifest:file-entry manifest:media-type="image/gif" manifest:full-path="Pictures/10000000000000C800000064C4E1EA4D.gif"/>
  <manifest:file-entry manifest:media-type="image/gif" manifest:full-path="Pictures/10000000000000C8000000644CB0C942.gif"/>
  <manifest:file-entry manifest:media-type="image/gif" manifest:full-path="Pictures/10000000000000C800000064CBAD1A31.gif"/>
  <manifest:file-entry manifest:media-type="image/gif" manifest:full-path="Pictures/10000000000000C800000064689233C3.gif"/>
  <manifest:file-entry manifest:media-type="image/gif" manifest:full-path="Pictures/10000000000000C80000006430E96307.gif"/>
  <manifest:file-entry manifest:media-type="image/gif" manifest:full-path="Pictures/10000000000000C800000064F5B71DE5.gif"/>
  <manifest:file-entry manifest:media-type="image/gif" manifest:full-path="Pictures/10000000000000C8000000645AF17125.gif"/>
  <manifest:file-entry manifest:media-type="image/gif" manifest:full-path="Pictures/10000000000000C8000000642FCC77FF.gif"/>
  <manifest:file-entry manifest:media-type="image/gif" manifest:full-path="Pictures/10000000000000C8000000648B6F9F1C.gif"/>
  <manifest:file-entry manifest:media-type="image/gif" manifest:full-path="Pictures/10000000000000C800000064CAA90377.gif"/>
  <manifest:file-entry manifest:media-type="image/gif" manifest:full-path="Pictures/10000000000000C800000064783A4A3D.gif"/>
  <manifest:file-entry manifest:media-type="image/gif" manifest:full-path="Pictures/10000000000000C800000064D3DFAFDC.gif"/>
  <manifest:file-entry manifest:media-type="image/gif" manifest:full-path="Pictures/10000000000000C800000064211F8ACF.gif"/>
  <manifest:file-entry manifest:media-type="image/gif" manifest:full-path="Pictures/10000000000000C8000000646ED1900A.gif"/>
  <manifest:file-entry manifest:media-type="image/gif" manifest:full-path="Pictures/10000000000000C8000000644E48D1E3.gif"/>
  <manifest:file-entry manifest:media-type="image/gif" manifest:full-path="Pictures/10000000000000C800000064508352A2.gif"/>
  <manifest:file-entry manifest:media-type="image/gif" manifest:full-path="Pictures/10000000000000C800000064389EA21B.gif"/>
  <manifest:file-entry manifest:media-type="image/gif" manifest:full-path="Pictures/10000000000000C800000064662D54E7.gif"/>
  <manifest:file-entry manifest:media-type="image/gif" manifest:full-path="Pictures/10000000000000C800000064AF355422.gif"/>
  <manifest:file-entry manifest:media-type="image/gif" manifest:full-path="Pictures/10000000000000C8000000642E0C35AE.gif"/>
  <manifest:file-entry manifest:media-type="image/gif" manifest:full-path="Pictures/10000000000000C800000064802FC83D.gif"/>
  <manifest:file-entry manifest:media-type="image/gif" manifest:full-path="Pictures/10000000000000C800000064E4B6C1D1.gif"/>
  <manifest:file-entry manifest:media-type="image/gif" manifest:full-path="Pictures/10000000000000C800000064F10B84A2.gif"/>
  <manifest:file-entry manifest:media-type="image/gif" manifest:full-path="Pictures/10000000000000C8000000640C5D7CF2.gif"/>
  <manifest:file-entry manifest:media-type="image/gif" manifest:full-path="Pictures/100000000000025800000258F9A29F00.gif"/>
  <manifest:file-entry manifest:media-type="image/gif" manifest:full-path="Pictures/10000000000000C800000064D8973211.gif"/>
  <manifest:file-entry manifest:media-type="image/gif" manifest:full-path="Pictures/10000000000000C80000006424143E10.gif"/>
  <manifest:file-entry manifest:media-type="image/gif" manifest:full-path="Pictures/10000000000000C800000064712184DC.gif"/>
  <manifest:file-entry manifest:media-type="image/gif" manifest:full-path="Pictures/10000000000000C800000064E8ABD2B2.gif"/>
  <manifest:file-entry manifest:media-type="image/gif" manifest:full-path="Pictures/100000000000025800000258E7D734F2.gif"/>
  <manifest:file-entry manifest:media-type="image/gif" manifest:full-path="Pictures/10000000000000C800000064748BA61B.gif"/>
  <manifest:file-entry manifest:media-type="image/gif" manifest:full-path="Pictures/10000000000000C80000006470D06104.gif"/>
  <manifest:file-entry manifest:media-type="image/gif" manifest:full-path="Pictures/10000000000000C80000006417C9331A.gif"/>
  <manifest:file-entry manifest:media-type="image/gif" manifest:full-path="Pictures/10000000000000C8000000646B6AF614.gif"/>
  <manifest:file-entry manifest:media-type="image/gif" manifest:full-path="Pictures/100000000000025800000258E89B5856.gif"/>
  <manifest:file-entry manifest:media-type="image/gif" manifest:full-path="Pictures/10000000000000C8000000645C164FEE.gif"/>
  <manifest:file-entry manifest:media-type="image/gif" manifest:full-path="Pictures/10000000000000C80000006491ACBEDA.gif"/>
  <manifest:file-entry manifest:media-type="image/gif" manifest:full-path="Pictures/10000000000000C800000064B9B1BB9C.gif"/>
  <manifest:file-entry manifest:media-type="image/gif" manifest:full-path="Pictures/10000000000000C800000064C8E02423.gif"/>
  <manifest:file-entry manifest:media-type="image/gif" manifest:full-path="Pictures/10000000000000C800000064F2D498A9.gif"/>
  <manifest:file-entry manifest:media-type="image/gif" manifest:full-path="Pictures/10000000000000C8000000645284A7E3.gif"/>
  <manifest:file-entry manifest:media-type="image/gif" manifest:full-path="Pictures/10000000000000C8000000646836A372.gif"/>
  <manifest:file-entry manifest:media-type="image/gif" manifest:full-path="Pictures/10000000000000C8000000642389317A.gif"/>
  <manifest:file-entry manifest:media-type="image/gif" manifest:full-path="Pictures/100000000000025800000258C4B48AD0.gif"/>
  <manifest:file-entry manifest:media-type="image/gif" manifest:full-path="Pictures/10000000000000C8000000648C9C512E.gif"/>
  <manifest:file-entry manifest:media-type="image/gif" manifest:full-path="Pictures/10000000000000C8000000640A3B45C2.gif"/>
  <manifest:file-entry manifest:media-type="image/gif" manifest:full-path="Pictures/10000000000000C800000064BF68CAD5.gif"/>
  <manifest:file-entry manifest:media-type="image/gif" manifest:full-path="Pictures/10000000000000C80000006471993174.gif"/>
  <manifest:file-entry manifest:media-type="image/gif" manifest:full-path="Pictures/10000000000000C80000006450257551.gif"/>
  <manifest:file-entry manifest:media-type="image/gif" manifest:full-path="Pictures/10000000000000C80000006486005C14.gif"/>
  <manifest:file-entry manifest:media-type="image/gif" manifest:full-path="Pictures/10000000000000C80000006435C012C2.gif"/>
  <manifest:file-entry manifest:media-type="image/gif" manifest:full-path="Pictures/10000000000000C8000000648E55D08E.gif"/>
  <manifest:file-entry manifest:media-type="image/gif" manifest:full-path="Pictures/10000000000000C800000064690EDA6E.gif"/>
  <manifest:file-entry manifest:media-type="image/gif" manifest:full-path="Pictures/10000000000000C800000064E3BE0D1A.gif"/>
  <manifest:file-entry manifest:media-type="image/gif" manifest:full-path="Pictures/10000000000000C8000000646B6C675D.gif"/>
  <manifest:file-entry manifest:media-type="image/gif" manifest:full-path="Pictures/10000000000000C8000000646B6C1EFB.gif"/>
  <manifest:file-entry manifest:media-type="image/gif" manifest:full-path="Pictures/10000000000000C800000064AC0F3123.gif"/>
  <manifest:file-entry manifest:media-type="image/gif" manifest:full-path="Pictures/10000000000000C80000006436D9B912.gif"/>
  <manifest:file-entry manifest:media-type="image/gif" manifest:full-path="Pictures/10000000000000C800000064DFB5F58B.gif"/>
  <manifest:file-entry manifest:media-type="image/gif" manifest:full-path="Pictures/10000000000000C800000064493565AE.gif"/>
  <manifest:file-entry manifest:media-type="image/gif" manifest:full-path="Pictures/10000000000000C8000000645C62B330.gif"/>
  <manifest:file-entry manifest:media-type="image/gif" manifest:full-path="Pictures/10000000000000C8000000644786441B.gif"/>
  <manifest:file-entry manifest:media-type="image/gif" manifest:full-path="Pictures/10000000000000C800000064813DBEC7.gif"/>
  <manifest:file-entry manifest:media-type="image/gif" manifest:full-path="Pictures/10000000000000C8000000648A148143.gif"/>
  <manifest:file-entry manifest:media-type="image/gif" manifest:full-path="Pictures/10000000000000C80000006433704B12.gif"/>
  <manifest:file-entry manifest:media-type="image/gif" manifest:full-path="Pictures/10000000000000C8000000643A9EA1A6.gif"/>
  <manifest:file-entry manifest:media-type="image/gif" manifest:full-path="Pictures/10000000000000C80000006421BF88F5.gif"/>
  <manifest:file-entry manifest:media-type="image/gif" manifest:full-path="Pictures/10000000000000C800000064876C9C24.gif"/>
  <manifest:file-entry manifest:media-type="image/gif" manifest:full-path="Pictures/10000000000000C8000000641E07B87A.gif"/>
  <manifest:file-entry manifest:media-type="image/gif" manifest:full-path="Pictures/10000000000000C80000006429B634CC.gif"/>
  <manifest:file-entry manifest:media-type="image/gif" manifest:full-path="Pictures/10000000000000C800000064EA5A202A.gif"/>
  <manifest:file-entry manifest:media-type="image/gif" manifest:full-path="Pictures/10000000000000C8000000640BC9CD66.gif"/>
  <manifest:file-entry manifest:media-type="image/gif" manifest:full-path="Pictures/10000000000000C8000000642B22A463.gif"/>
  <manifest:file-entry manifest:media-type="image/gif" manifest:full-path="Pictures/10000000000000C800000064432A3DDA.gif"/>
  <manifest:file-entry manifest:media-type="image/gif" manifest:full-path="Pictures/10000000000000C800000064BFB78A13.gif"/>
  <manifest:file-entry manifest:media-type="image/gif" manifest:full-path="Pictures/10000000000000C80000006439395393.gif"/>
  <manifest:file-entry manifest:media-type="image/gif" manifest:full-path="Pictures/10000000000000C80000006419C469D9.gif"/>
  <manifest:file-entry manifest:media-type="image/gif" manifest:full-path="Pictures/10000000000000C8000000646B0D5405.gif"/>
  <manifest:file-entry manifest:media-type="image/gif" manifest:full-path="Pictures/10000000000000C8000000642E3F23A9.gif"/>
  <manifest:file-entry manifest:media-type="image/gif" manifest:full-path="Pictures/10000000000000C8000000642F3AE527.gif"/>
  <manifest:file-entry manifest:media-type="image/gif" manifest:full-path="Pictures/10000000000000C80000006486A45272.gif"/>
  <manifest:file-entry manifest:media-type="image/gif" manifest:full-path="Pictures/10000000000000C800000064B3E69E5C.gif"/>
  <manifest:file-entry manifest:media-type="image/gif" manifest:full-path="Pictures/10000000000000C800000064EA9DA9D8.gif"/>
  <manifest:file-entry manifest:media-type="image/gif" manifest:full-path="Pictures/10000000000000C800000064617178DF.gif"/>
  <manifest:file-entry manifest:media-type="image/gif" manifest:full-path="Pictures/10000000000000C80000006408224BEE.gif"/>
  <manifest:file-entry manifest:media-type="image/gif" manifest:full-path="Pictures/10000000000000C80000006437FC80DF.gif"/>
  <manifest:file-entry manifest:media-type="image/gif" manifest:full-path="Pictures/10000000000002580000025845764788.gif"/>
  <manifest:file-entry manifest:media-type="image/gif" manifest:full-path="Pictures/10000000000000C800000064F2127C5E.gif"/>
  <manifest:file-entry manifest:media-type="image/gif" manifest:full-path="Pictures/100000000000025800000258B207857D.gif"/>
  <manifest:file-entry manifest:media-type="image/gif" manifest:full-path="Pictures/10000000000000C800000064BA1D8483.gif"/>
  <manifest:file-entry manifest:media-type="image/gif" manifest:full-path="Pictures/10000000000000C800000064256636EC.gif"/>
  <manifest:file-entry manifest:media-type="image/gif" manifest:full-path="Pictures/10000000000000C80000006427F85B33.gif"/>
  <manifest:file-entry manifest:media-type="image/gif" manifest:full-path="Pictures/10000000000000C8000000648E0D1C37.gif"/>
  <manifest:file-entry manifest:media-type="image/gif" manifest:full-path="Pictures/10000000000000C800000064F45F9A78.gif"/>
  <manifest:file-entry manifest:media-type="image/gif" manifest:full-path="Pictures/10000000000000C80000006489531A65.gif"/>
  <manifest:file-entry manifest:media-type="image/gif" manifest:full-path="Pictures/10000000000000C800000064F570EAF8.gif"/>
  <manifest:file-entry manifest:media-type="image/gif" manifest:full-path="Pictures/1000000000000258000002584E6E84FC.gif"/>
  <manifest:file-entry manifest:media-type="image/gif" manifest:full-path="Pictures/10000000000000C800000064AF0D1CC1.gif"/>
  <manifest:file-entry manifest:media-type="image/gif" manifest:full-path="Pictures/10000000000000C800000064F0F278E5.gif"/>
  <manifest:file-entry manifest:media-type="image/gif" manifest:full-path="Pictures/10000000000000C80000006406467ABC.gif"/>
  <manifest:file-entry manifest:media-type="image/gif" manifest:full-path="Pictures/10000000000000C8000000645A710B59.gif"/>
  <manifest:file-entry manifest:media-type="image/gif" manifest:full-path="Pictures/10000000000000C80000006455A1897B.gif"/>
  <manifest:file-entry manifest:media-type="image/gif" manifest:full-path="Pictures/10000000000000C8000000640FA97DB7.gif"/>
  <manifest:file-entry manifest:media-type="image/gif" manifest:full-path="Pictures/10000000000000C800000064F426EF16.gif"/>
  <manifest:file-entry manifest:media-type="image/gif" manifest:full-path="Pictures/10000000000000C80000006447AC75E9.gif"/>
  <manifest:file-entry manifest:media-type="image/gif" manifest:full-path="Pictures/10000000000000C8000000648044F319.gif"/>
  <manifest:file-entry manifest:media-type="image/gif" manifest:full-path="Pictures/10000000000000C800000064005E35A0.gif"/>
  <manifest:file-entry manifest:media-type="image/gif" manifest:full-path="Pictures/10000000000000C800000064C02E529B.gif"/>
  <manifest:file-entry manifest:media-type="image/gif" manifest:full-path="Pictures/10000000000000C8000000648DFA2069.gif"/>
  <manifest:file-entry manifest:media-type="image/gif" manifest:full-path="Pictures/100000000000025800000258DCE76EA0.gif"/>
  <manifest:file-entry manifest:media-type="image/gif" manifest:full-path="Pictures/10000000000000C8000000641CD87DD5.gif"/>
  <manifest:file-entry manifest:media-type="image/gif" manifest:full-path="Pictures/10000000000000C800000064B352CF71.gif"/>
  <manifest:file-entry manifest:media-type="image/gif" manifest:full-path="Pictures/10000000000000C8000000641E5EEFF5.gif"/>
  <manifest:file-entry manifest:media-type="image/gif" manifest:full-path="Pictures/10000000000000C80000006451E15C0B.gif"/>
  <manifest:file-entry manifest:media-type="image/gif" manifest:full-path="Pictures/10000000000000C800000064AECDF8BE.gif"/>
  <manifest:file-entry manifest:media-type="image/gif" manifest:full-path="Pictures/100000000000025800000258D6E540E1.gif"/>
  <manifest:file-entry manifest:media-type="image/gif" manifest:full-path="Pictures/100000000000025800000258690CC1AA.gif"/>
  <manifest:file-entry manifest:media-type="image/gif" manifest:full-path="Pictures/10000000000000C80000006445605695.gif"/>
  <manifest:file-entry manifest:media-type="image/gif" manifest:full-path="Pictures/100000000000025800000258A3F60EA0.gif"/>
  <manifest:file-entry manifest:media-type="image/gif" manifest:full-path="Pictures/10000000000000C8000000643C8C4D73.gif"/>
  <manifest:file-entry manifest:media-type="image/gif" manifest:full-path="Pictures/10000000000000C80000006400BE67C1.gif"/>
  <manifest:file-entry manifest:media-type="image/gif" manifest:full-path="Pictures/10000000000000C800000064E17B9A5F.gif"/>
  <manifest:file-entry manifest:media-type="image/gif" manifest:full-path="Pictures/10000000000000C800000064CC909D11.gif"/>
  <manifest:file-entry manifest:media-type="image/gif" manifest:full-path="Pictures/10000000000000C800000064238B8EDF.gif"/>
  <manifest:file-entry manifest:media-type="image/gif" manifest:full-path="Pictures/10000000000000C80000006442B2F06E.gif"/>
  <manifest:file-entry manifest:media-type="image/gif" manifest:full-path="Pictures/10000000000000C8000000647A91BC2C.gif"/>
  <manifest:file-entry manifest:media-type="image/gif" manifest:full-path="Pictures/100000000000025800000258A6217EE9.gif"/>
  <manifest:file-entry manifest:media-type="image/gif" manifest:full-path="Pictures/10000000000000C80000006459F6B5A8.gif"/>
  <manifest:file-entry manifest:media-type="image/gif" manifest:full-path="Pictures/10000000000000C80000006409656A27.gif"/>
  <manifest:file-entry manifest:media-type="image/gif" manifest:full-path="Pictures/10000000000000C800000064E194F308.gif"/>
  <manifest:file-entry manifest:media-type="image/gif" manifest:full-path="Pictures/10000000000000C800000064FD8A1431.gif"/>
  <manifest:file-entry manifest:media-type="image/gif" manifest:full-path="Pictures/10000000000000C80000006497EA1A09.gif"/>
  <manifest:file-entry manifest:media-type="image/gif" manifest:full-path="Pictures/10000000000000C8000000645C1FC30D.gif"/>
  <manifest:file-entry manifest:media-type="image/gif" manifest:full-path="Pictures/10000000000000C80000006400C01DB3.gif"/>
  <manifest:file-entry manifest:media-type="image/gif" manifest:full-path="Pictures/10000000000000C80000006417242E9A.gif"/>
  <manifest:file-entry manifest:media-type="image/gif" manifest:full-path="Pictures/10000000000000C8000000642879DDA4.gif"/>
  <manifest:file-entry manifest:media-type="image/gif" manifest:full-path="Pictures/10000000000000C8000000642E839782.gif"/>
  <manifest:file-entry manifest:media-type="image/gif" manifest:full-path="Pictures/10000000000000C80000006494A508F7.gif"/>
  <manifest:file-entry manifest:media-type="image/gif" manifest:full-path="Pictures/10000000000000C80000006473677B78.gif"/>
  <manifest:file-entry manifest:media-type="image/gif" manifest:full-path="Pictures/10000000000000C80000006411C446C2.gif"/>
  <manifest:file-entry manifest:media-type="image/gif" manifest:full-path="Pictures/10000000000000C800000064845DA110.gif"/>
  <manifest:file-entry manifest:media-type="image/gif" manifest:full-path="Pictures/10000000000000C800000064EB135939.gif"/>
  <manifest:file-entry manifest:media-type="image/gif" manifest:full-path="Pictures/10000000000000C8000000640D8ABF1C.gif"/>
  <manifest:file-entry manifest:media-type="image/gif" manifest:full-path="Pictures/10000000000002580000025847DA5678.gif"/>
  <manifest:file-entry manifest:media-type="image/gif" manifest:full-path="Pictures/10000000000002580000025800B394D1.gif"/>
  <manifest:file-entry manifest:media-type="image/gif" manifest:full-path="Pictures/10000000000000C800000064A0B7439C.gif"/>
  <manifest:file-entry manifest:media-type="image/gif" manifest:full-path="Pictures/10000000000000C800000064704824E0.gif"/>
  <manifest:file-entry manifest:media-type="image/gif" manifest:full-path="Pictures/10000000000000C8000000645F7E581B.gif"/>
  <manifest:file-entry manifest:media-type="image/gif" manifest:full-path="Pictures/10000000000000C80000006438479CD4.gif"/>
  <manifest:file-entry manifest:media-type="image/gif" manifest:full-path="Pictures/10000000000000C8000000649C044BC9.gif"/>
  <manifest:file-entry manifest:media-type="image/gif" manifest:full-path="Pictures/10000000000000C80000006482C582B1.gif"/>
  <manifest:file-entry manifest:media-type="image/gif" manifest:full-path="Pictures/10000000000000C800000064E4B88465.gif"/>
  <manifest:file-entry manifest:media-type="image/gif" manifest:full-path="Pictures/10000000000000C800000064BCAAB845.gif"/>
  <manifest:file-entry manifest:media-type="image/gif" manifest:full-path="Pictures/10000000000000C8000000642E8F3D4F.gif"/>
  <manifest:file-entry manifest:media-type="image/gif" manifest:full-path="Pictures/10000000000000C800000064D3D4D452.gif"/>
  <manifest:file-entry manifest:media-type="image/gif" manifest:full-path="Pictures/10000000000000C8000000641BFFDC14.gif"/>
  <manifest:file-entry manifest:media-type="image/gif" manifest:full-path="Pictures/10000000000000C800000064CA8A1E7E.gif"/>
  <manifest:file-entry manifest:media-type="image/gif" manifest:full-path="Pictures/100000000000025800000258E49C4890.gif"/>
  <manifest:file-entry manifest:media-type="image/gif" manifest:full-path="Pictures/10000000000000C8000000641A0E64B6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25in" svg:height="6.25in" draw:z-index="0"><draw:image xlink:href="Pictures/100000000000025800000258B207857D.gif" xlink:type="simple" xlink:show="embed" xlink:actuate="onLoad"/></draw:frame></text:p>
      <text:p text:style-name="Standard"><draw:frame draw:style-name="fr2" draw:name="graphics2" text:anchor-type="paragraph" svg:width="2.0835in" svg:height="1.0417in" draw:z-index="1"><draw:image xlink:href="Pictures/10000000000000C8000000644D237F61.gif" xlink:type="simple" xlink:show="embed" xlink:actuate="onLoad"/></draw:frame><draw:frame draw:style-name="fr1" draw:name="graphics3" text:anchor-type="paragraph" svg:width="2.0835in" svg:height="1.0417in" draw:z-index="2"><draw:image xlink:href="Pictures/10000000000000C800000064FA78DF68.gif" xlink:type="simple" xlink:show="embed" xlink:actuate="onLoad"/></draw:frame><draw:frame draw:style-name="fr3" draw:name="graphics4" text:anchor-type="paragraph" svg:width="2.0835in" svg:height="1.0417in" draw:z-index="3"><draw:image xlink:href="Pictures/10000000000000C800000064AEBC4C1D.gif" xlink:type="simple" xlink:show="embed" xlink:actuate="onLoad"/></draw:frame></text:p>
      <text:p text:style-name="Standard"><draw:frame draw:style-name="fr2" draw:name="graphics5" text:anchor-type="paragraph" svg:width="2.0835in" svg:height="1.0417in" draw:z-index="4"><draw:image xlink:href="Pictures/10000000000000C8000000646B6C1EFB.gif" xlink:type="simple" xlink:show="embed" xlink:actuate="onLoad"/></draw:frame><draw:frame draw:style-name="fr1" draw:name="graphics6" text:anchor-type="paragraph" svg:width="2.0835in" svg:height="1.0417in" draw:z-index="5"><draw:image xlink:href="Pictures/10000000000000C8000000642AA5CC3E.gif" xlink:type="simple" xlink:show="embed" xlink:actuate="onLoad"/></draw:frame><draw:frame draw:style-name="fr3" draw:name="graphics7" text:anchor-type="paragraph" svg:width="2.0835in" svg:height="1.0417in" draw:z-index="6"><draw:image xlink:href="Pictures/10000000000000C800000064418C1965.gif" xlink:type="simple" xlink:show="embed" xlink:actuate="onLoad"/></draw:frame></text:p>
      <text:p text:style-name="Standard"><draw:frame draw:style-name="fr3" draw:name="graphics10" text:anchor-type="paragraph" svg:width="2.0835in" svg:height="1.0417in" draw:z-index="9"><draw:image xlink:href="Pictures/10000000000000C800000064B9B1BB9C.gif" xlink:type="simple" xlink:show="embed" xlink:actuate="onLoad"/></draw:frame><draw:frame draw:style-name="fr1" draw:name="graphics9" text:anchor-type="paragraph" svg:width="2.0835in" svg:height="1.0417in" draw:z-index="8"><draw:image xlink:href="Pictures/10000000000000C80000006497BBCA60.gif" xlink:type="simple" xlink:show="embed" xlink:actuate="onLoad"/></draw:frame><draw:frame draw:style-name="fr2" draw:name="graphics8" text:anchor-type="paragraph" svg:width="2.0835in" svg:height="1.0417in" draw:z-index="7"><draw:image xlink:href="Pictures/10000000000000C80000006433704B12.gif" xlink:type="simple" xlink:show="embed" xlink:actuate="onLoad"/></draw:frame></text:p>
      <text:p text:style-name="P1"><draw:frame draw:style-name="fr1" draw:name="graphics11" text:anchor-type="paragraph" svg:width="6.25in" svg:height="6.25in" draw:z-index="10"><draw:image xlink:href="Pictures/100000000000025800000258BC9AED8C.gif" xlink:type="simple" xlink:show="embed" xlink:actuate="onLoad"/></draw:frame></text:p>
      <text:p text:style-name="Standard"><draw:frame draw:style-name="fr2" draw:name="graphics12" text:anchor-type="paragraph" svg:width="2.0835in" svg:height="1.0417in" draw:z-index="11"><draw:image xlink:href="Pictures/10000000000000C800000064AB30CB91.gif" xlink:type="simple" xlink:show="embed" xlink:actuate="onLoad"/></draw:frame><draw:frame draw:style-name="fr1" draw:name="graphics13" text:anchor-type="paragraph" svg:width="2.0835in" svg:height="1.0417in" draw:z-index="12"><draw:image xlink:href="Pictures/10000000000000C8000000645062FC73.gif" xlink:type="simple" xlink:show="embed" xlink:actuate="onLoad"/></draw:frame><draw:frame draw:style-name="fr3" draw:name="graphics14" text:anchor-type="paragraph" svg:width="2.0835in" svg:height="1.0417in" draw:z-index="13"><draw:image xlink:href="Pictures/10000000000000C80000006406467ABC.gif" xlink:type="simple" xlink:show="embed" xlink:actuate="onLoad"/></draw:frame></text:p>
      <text:p text:style-name="Standard"><draw:frame draw:style-name="fr2" draw:name="graphics15" text:anchor-type="paragraph" svg:width="2.0835in" svg:height="1.0417in" draw:z-index="14"><draw:image xlink:href="Pictures/10000000000000C8000000645C164FEE.gif" xlink:type="simple" xlink:show="embed" xlink:actuate="onLoad"/></draw:frame><draw:frame draw:style-name="fr1" draw:name="graphics16" text:anchor-type="paragraph" svg:width="2.0835in" svg:height="1.0417in" draw:z-index="15"><draw:image xlink:href="Pictures/10000000000000C800000064FBB48B8E.gif" xlink:type="simple" xlink:show="embed" xlink:actuate="onLoad"/></draw:frame><draw:frame draw:style-name="fr3" draw:name="graphics17" text:anchor-type="paragraph" svg:width="2.0835in" svg:height="1.0417in" draw:z-index="16"><draw:image xlink:href="Pictures/10000000000000C8000000640C230ADE.gif" xlink:type="simple" xlink:show="embed" xlink:actuate="onLoad"/></draw:frame></text:p>
      <text:p text:style-name="Standard"><draw:frame draw:style-name="fr3" draw:name="graphics20" text:anchor-type="paragraph" svg:width="2.0835in" svg:height="1.0417in" draw:z-index="19"><draw:image xlink:href="Pictures/10000000000000C80000006456720DBA.gif" xlink:type="simple" xlink:show="embed" xlink:actuate="onLoad"/></draw:frame><draw:frame draw:style-name="fr1" draw:name="graphics19" text:anchor-type="paragraph" svg:width="2.0835in" svg:height="1.0417in" draw:z-index="18"><draw:image xlink:href="Pictures/10000000000000C800000064A41D6AD9.gif" xlink:type="simple" xlink:show="embed" xlink:actuate="onLoad"/></draw:frame><draw:frame draw:style-name="fr2" draw:name="graphics18" text:anchor-type="paragraph" svg:width="2.0835in" svg:height="1.0417in" draw:z-index="17"><draw:image xlink:href="Pictures/10000000000000C800000064A2D2C3E6.gif" xlink:type="simple" xlink:show="embed" xlink:actuate="onLoad"/></draw:frame></text:p>
      <text:p text:style-name="P1"><draw:frame draw:style-name="fr1" draw:name="graphics21" text:anchor-type="paragraph" svg:width="6.25in" svg:height="6.25in" draw:z-index="20"><draw:image xlink:href="Pictures/1000000000000258000002581A0049F8.gif" xlink:type="simple" xlink:show="embed" xlink:actuate="onLoad"/></draw:frame></text:p>
      <text:p text:style-name="Standard"><draw:frame draw:style-name="fr2" draw:name="graphics22" text:anchor-type="paragraph" svg:width="2.0835in" svg:height="1.0417in" draw:z-index="21"><draw:image xlink:href="Pictures/10000000000000C8000000642E0C35AE.gif" xlink:type="simple" xlink:show="embed" xlink:actuate="onLoad"/></draw:frame><draw:frame draw:style-name="fr1" draw:name="graphics23" text:anchor-type="paragraph" svg:width="2.0835in" svg:height="1.0417in" draw:z-index="22"><draw:image xlink:href="Pictures/10000000000000C800000064146C8979.gif" xlink:type="simple" xlink:show="embed" xlink:actuate="onLoad"/></draw:frame><draw:frame draw:style-name="fr3" draw:name="graphics24" text:anchor-type="paragraph" svg:width="2.0835in" svg:height="1.0417in" draw:z-index="23"><draw:image xlink:href="Pictures/10000000000000C8000000647AADD0A9.gif" xlink:type="simple" xlink:show="embed" xlink:actuate="onLoad"/></draw:frame></text:p>
      <text:p text:style-name="Standard"><draw:frame draw:style-name="fr2" draw:name="graphics25" text:anchor-type="paragraph" svg:width="2.0835in" svg:height="1.0417in" draw:z-index="24"><draw:image xlink:href="Pictures/10000000000000C80000006408224BEE.gif" xlink:type="simple" xlink:show="embed" xlink:actuate="onLoad"/></draw:frame><draw:frame draw:style-name="fr1" draw:name="graphics26" text:anchor-type="paragraph" svg:width="2.0835in" svg:height="1.0417in" draw:z-index="25"><draw:image xlink:href="Pictures/10000000000000C8000000642879DDA4.gif" xlink:type="simple" xlink:show="embed" xlink:actuate="onLoad"/></draw:frame><draw:frame draw:style-name="fr3" draw:name="graphics27" text:anchor-type="paragraph" svg:width="2.0835in" svg:height="1.0417in" draw:z-index="26"><draw:image xlink:href="Pictures/10000000000000C800000064D1CB87D3.gif" xlink:type="simple" xlink:show="embed" xlink:actuate="onLoad"/></draw:frame></text:p>
      <text:p text:style-name="Standard"><draw:frame draw:style-name="fr3" draw:name="graphics30" text:anchor-type="paragraph" svg:width="2.0835in" svg:height="1.0417in" draw:z-index="29"><draw:image xlink:href="Pictures/10000000000000C80000006412B9C251.gif" xlink:type="simple" xlink:show="embed" xlink:actuate="onLoad"/></draw:frame><draw:frame draw:style-name="fr1" draw:name="graphics29" text:anchor-type="paragraph" svg:width="2.0835in" svg:height="1.0417in" draw:z-index="28"><draw:image xlink:href="Pictures/10000000000000C800000064FC79BEB3.gif" xlink:type="simple" xlink:show="embed" xlink:actuate="onLoad"/></draw:frame><draw:frame draw:style-name="fr2" draw:name="graphics28" text:anchor-type="paragraph" svg:width="2.0835in" svg:height="1.0417in" draw:z-index="27"><draw:image xlink:href="Pictures/10000000000000C80000006474667B1D.gif" xlink:type="simple" xlink:show="embed" xlink:actuate="onLoad"/></draw:frame></text:p>
      <text:p text:style-name="P1"><draw:frame draw:style-name="fr1" draw:name="graphics31" text:anchor-type="paragraph" svg:width="6.25in" svg:height="6.25in" draw:z-index="30"><draw:image xlink:href="Pictures/100000000000025800000258E89B5856.gif" xlink:type="simple" xlink:show="embed" xlink:actuate="onLoad"/></draw:frame></text:p>
      <text:p text:style-name="Standard"><draw:frame draw:style-name="fr2" draw:name="graphics32" text:anchor-type="paragraph" svg:width="2.0835in" svg:height="1.0417in" draw:z-index="31"><draw:image xlink:href="Pictures/10000000000000C800000064AFAE522A.gif" xlink:type="simple" xlink:show="embed" xlink:actuate="onLoad"/></draw:frame><draw:frame draw:style-name="fr1" draw:name="graphics33" text:anchor-type="paragraph" svg:width="2.0835in" svg:height="1.0417in" draw:z-index="32"><draw:image xlink:href="Pictures/10000000000000C8000000646B0D5405.gif" xlink:type="simple" xlink:show="embed" xlink:actuate="onLoad"/></draw:frame><draw:frame draw:style-name="fr3" draw:name="graphics34" text:anchor-type="paragraph" svg:width="2.0835in" svg:height="1.0417in" draw:z-index="33"><draw:image xlink:href="Pictures/10000000000000C80000006405CC0DD5.gif" xlink:type="simple" xlink:show="embed" xlink:actuate="onLoad"/></draw:frame></text:p>
      <text:p text:style-name="Standard"><draw:frame draw:style-name="fr2" draw:name="graphics35" text:anchor-type="paragraph" svg:width="2.0835in" svg:height="1.0417in" draw:z-index="34"><draw:image xlink:href="Pictures/10000000000000C80000006466DF951D.gif" xlink:type="simple" xlink:show="embed" xlink:actuate="onLoad"/></draw:frame><draw:frame draw:style-name="fr1" draw:name="graphics36" text:anchor-type="paragraph" svg:width="2.0835in" svg:height="1.0417in" draw:z-index="35"><draw:image xlink:href="Pictures/10000000000000C80000006417C9331A.gif" xlink:type="simple" xlink:show="embed" xlink:actuate="onLoad"/></draw:frame><draw:frame draw:style-name="fr3" draw:name="graphics37" text:anchor-type="paragraph" svg:width="2.0835in" svg:height="1.0417in" draw:z-index="36"><draw:image xlink:href="Pictures/10000000000000C8000000640FA97DB7.gif" xlink:type="simple" xlink:show="embed" xlink:actuate="onLoad"/></draw:frame></text:p>
      <text:p text:style-name="Standard"><draw:frame draw:style-name="fr3" draw:name="graphics40" text:anchor-type="paragraph" svg:width="2.0835in" svg:height="1.0417in" draw:z-index="39"><draw:image xlink:href="Pictures/10000000000000C800000064CCD7C0AE.gif" xlink:type="simple" xlink:show="embed" xlink:actuate="onLoad"/></draw:frame><draw:frame draw:style-name="fr1" draw:name="graphics39" text:anchor-type="paragraph" svg:width="2.0835in" svg:height="1.0417in" draw:z-index="38"><draw:image xlink:href="Pictures/10000000000000C80000006414C43629.gif" xlink:type="simple" xlink:show="embed" xlink:actuate="onLoad"/></draw:frame><draw:frame draw:style-name="fr2" draw:name="graphics38" text:anchor-type="paragraph" svg:width="2.0835in" svg:height="1.0417in" draw:z-index="37"><draw:image xlink:href="Pictures/10000000000000C80000006489531A65.gif" xlink:type="simple" xlink:show="embed" xlink:actuate="onLoad"/></draw:frame></text:p>
      <text:p text:style-name="P1"><draw:frame draw:style-name="fr1" draw:name="graphics41" text:anchor-type="paragraph" svg:width="6.25in" svg:height="6.25in" draw:z-index="40"><draw:image xlink:href="Pictures/100000000000025800000258F526B14F.gif" xlink:type="simple" xlink:show="embed" xlink:actuate="onLoad"/></draw:frame></text:p>
      <text:p text:style-name="Standard"><draw:frame draw:style-name="fr2" draw:name="graphics42" text:anchor-type="paragraph" svg:width="2.0835in" svg:height="1.0417in" draw:z-index="41"><draw:image xlink:href="Pictures/10000000000000C800000064F7F1D885.gif" xlink:type="simple" xlink:show="embed" xlink:actuate="onLoad"/></draw:frame><draw:frame draw:style-name="fr1" draw:name="graphics43" text:anchor-type="paragraph" svg:width="2.0835in" svg:height="1.0417in" draw:z-index="42"><draw:image xlink:href="Pictures/10000000000000C8000000645CC7D260.gif" xlink:type="simple" xlink:show="embed" xlink:actuate="onLoad"/></draw:frame><draw:frame draw:style-name="fr3" draw:name="graphics44" text:anchor-type="paragraph" svg:width="2.0835in" svg:height="1.0417in" draw:z-index="43"><draw:image xlink:href="Pictures/10000000000000C80000006432068BB0.gif" xlink:type="simple" xlink:show="embed" xlink:actuate="onLoad"/></draw:frame></text:p>
      <text:p text:style-name="Standard"><draw:frame draw:style-name="fr2" draw:name="graphics45" text:anchor-type="paragraph" svg:width="2.0835in" svg:height="1.0417in" draw:z-index="44"><draw:image xlink:href="Pictures/10000000000000C800000064B9557AD2.gif" xlink:type="simple" xlink:show="embed" xlink:actuate="onLoad"/></draw:frame><draw:frame draw:style-name="fr1" draw:name="graphics46" text:anchor-type="paragraph" svg:width="2.0835in" svg:height="1.0417in" draw:z-index="45"><draw:image xlink:href="Pictures/10000000000000C800000064E194F308.gif" xlink:type="simple" xlink:show="embed" xlink:actuate="onLoad"/></draw:frame><draw:frame draw:style-name="fr3" draw:name="graphics47" text:anchor-type="paragraph" svg:width="2.0835in" svg:height="1.0417in" draw:z-index="46"><draw:image xlink:href="Pictures/10000000000000C8000000649960DCCA.gif" xlink:type="simple" xlink:show="embed" xlink:actuate="onLoad"/></draw:frame></text:p>
      <text:p text:style-name="Standard"><draw:frame draw:style-name="fr3" draw:name="graphics50" text:anchor-type="paragraph" svg:width="2.0835in" svg:height="1.0417in" draw:z-index="49"><draw:image xlink:href="Pictures/10000000000000C800000064BA1D8483.gif" xlink:type="simple" xlink:show="embed" xlink:actuate="onLoad"/></draw:frame><draw:frame draw:style-name="fr1" draw:name="graphics49" text:anchor-type="paragraph" svg:width="2.0835in" svg:height="1.0417in" draw:z-index="48"><draw:image xlink:href="Pictures/10000000000000C80000006419BBE8BC.gif" xlink:type="simple" xlink:show="embed" xlink:actuate="onLoad"/></draw:frame><draw:frame draw:style-name="fr2" draw:name="graphics48" text:anchor-type="paragraph" svg:width="2.0835in" svg:height="1.0417in" draw:z-index="47"><draw:image xlink:href="Pictures/10000000000000C8000000647E63333F.gif" xlink:type="simple" xlink:show="embed" xlink:actuate="onLoad"/></draw:frame></text:p>
      <text:p text:style-name="P1"><draw:frame draw:style-name="fr1" draw:name="graphics51" text:anchor-type="paragraph" svg:width="6.25in" svg:height="6.25in" draw:z-index="50"><draw:image xlink:href="Pictures/100000000000025800000258D34600FF.gif" xlink:type="simple" xlink:show="embed" xlink:actuate="onLoad"/></draw:frame></text:p>
      <text:p text:style-name="Standard"><draw:frame draw:style-name="fr2" draw:name="graphics52" text:anchor-type="paragraph" svg:width="2.0835in" svg:height="1.0417in" draw:z-index="51"><draw:image xlink:href="Pictures/10000000000000C800000064529BB6BC.gif" xlink:type="simple" xlink:show="embed" xlink:actuate="onLoad"/></draw:frame><draw:frame draw:style-name="fr1" draw:name="graphics53" text:anchor-type="paragraph" svg:width="2.0835in" svg:height="1.0417in" draw:z-index="52"><draw:image xlink:href="Pictures/10000000000000C80000006489310A48.gif" xlink:type="simple" xlink:show="embed" xlink:actuate="onLoad"/></draw:frame><draw:frame draw:style-name="fr3" draw:name="graphics54" text:anchor-type="paragraph" svg:width="2.0835in" svg:height="1.0417in" draw:z-index="53"><draw:image xlink:href="Pictures/10000000000000C800000064E7F05398.gif" xlink:type="simple" xlink:show="embed" xlink:actuate="onLoad"/></draw:frame></text:p>
      <text:p text:style-name="Standard"><draw:frame draw:style-name="fr2" draw:name="graphics55" text:anchor-type="paragraph" svg:width="2.0835in" svg:height="1.0417in" draw:z-index="54"><draw:image xlink:href="Pictures/10000000000000C8000000648D9ACED8.gif" xlink:type="simple" xlink:show="embed" xlink:actuate="onLoad"/></draw:frame><draw:frame draw:style-name="fr1" draw:name="graphics56" text:anchor-type="paragraph" svg:width="2.0835in" svg:height="1.0417in" draw:z-index="55"><draw:image xlink:href="Pictures/10000000000000C8000000648B6F9F1C.gif" xlink:type="simple" xlink:show="embed" xlink:actuate="onLoad"/></draw:frame><draw:frame draw:style-name="fr3" draw:name="graphics57" text:anchor-type="paragraph" svg:width="2.0835in" svg:height="1.0417in" draw:z-index="56"><draw:image xlink:href="Pictures/10000000000000C8000000644C9604E2.gif" xlink:type="simple" xlink:show="embed" xlink:actuate="onLoad"/></draw:frame></text:p>
      <text:p text:style-name="Standard"><draw:frame draw:style-name="fr3" draw:name="graphics60" text:anchor-type="paragraph" svg:width="2.0835in" svg:height="1.0417in" draw:z-index="59"><draw:image xlink:href="Pictures/10000000000000C800000064FD50C493.gif" xlink:type="simple" xlink:show="embed" xlink:actuate="onLoad"/></draw:frame><draw:frame draw:style-name="fr1" draw:name="graphics59" text:anchor-type="paragraph" svg:width="2.0835in" svg:height="1.0417in" draw:z-index="58"><draw:image xlink:href="Pictures/10000000000000C80000006477EF12AD.gif" xlink:type="simple" xlink:show="embed" xlink:actuate="onLoad"/></draw:frame><draw:frame draw:style-name="fr2" draw:name="graphics58" text:anchor-type="paragraph" svg:width="2.0835in" svg:height="1.0417in" draw:z-index="57"><draw:image xlink:href="Pictures/10000000000000C800000064D28C180E.gif" xlink:type="simple" xlink:show="embed" xlink:actuate="onLoad"/></draw:frame></text:p>
      <text:p text:style-name="P1"><draw:frame draw:style-name="fr1" draw:name="graphics61" text:anchor-type="paragraph" svg:width="6.25in" svg:height="6.25in" draw:z-index="60"><draw:image xlink:href="Pictures/100000000000025800000258D6E540E1.gif" xlink:type="simple" xlink:show="embed" xlink:actuate="onLoad"/></draw:frame></text:p>
      <text:p text:style-name="Standard"><draw:frame draw:style-name="fr2" draw:name="graphics62" text:anchor-type="paragraph" svg:width="2.0835in" svg:height="1.0417in" draw:z-index="61"><draw:image xlink:href="Pictures/10000000000000C8000000649AD76A71.gif" xlink:type="simple" xlink:show="embed" xlink:actuate="onLoad"/></draw:frame><draw:frame draw:style-name="fr1" draw:name="graphics63" text:anchor-type="paragraph" svg:width="2.0835in" svg:height="1.0417in" draw:z-index="62"><draw:image xlink:href="Pictures/10000000000000C8000000641E07B87A.gif" xlink:type="simple" xlink:show="embed" xlink:actuate="onLoad"/></draw:frame><draw:frame draw:style-name="fr3" draw:name="graphics64" text:anchor-type="paragraph" svg:width="2.0835in" svg:height="1.0417in" draw:z-index="63"><draw:image xlink:href="Pictures/10000000000000C800000064783A4A3D.gif" xlink:type="simple" xlink:show="embed" xlink:actuate="onLoad"/></draw:frame></text:p>
      <text:p text:style-name="Standard"><draw:frame draw:style-name="fr2" draw:name="graphics65" text:anchor-type="paragraph" svg:width="2.0835in" svg:height="1.0417in" draw:z-index="64"><draw:image xlink:href="Pictures/10000000000000C800000064B352CF71.gif" xlink:type="simple" xlink:show="embed" xlink:actuate="onLoad"/></draw:frame><draw:frame draw:style-name="fr1" draw:name="graphics66" text:anchor-type="paragraph" svg:width="2.0835in" svg:height="1.0417in" draw:z-index="65"><draw:image xlink:href="Pictures/10000000000000C80000006408676F7D.gif" xlink:type="simple" xlink:show="embed" xlink:actuate="onLoad"/></draw:frame><draw:frame draw:style-name="fr3" draw:name="graphics67" text:anchor-type="paragraph" svg:width="2.0835in" svg:height="1.0417in" draw:z-index="66"><draw:image xlink:href="Pictures/10000000000000C80000006430F5C579.gif" xlink:type="simple" xlink:show="embed" xlink:actuate="onLoad"/></draw:frame></text:p>
      <text:p text:style-name="Standard"><draw:frame draw:style-name="fr3" draw:name="graphics70" text:anchor-type="paragraph" svg:width="2.0835in" svg:height="1.0417in" draw:z-index="69"><draw:image xlink:href="Pictures/10000000000000C8000000645284A7E3.gif" xlink:type="simple" xlink:show="embed" xlink:actuate="onLoad"/></draw:frame><draw:frame draw:style-name="fr1" draw:name="graphics69" text:anchor-type="paragraph" svg:width="2.0835in" svg:height="1.0417in" draw:z-index="68"><draw:image xlink:href="Pictures/10000000000000C800000064A59C512B.gif" xlink:type="simple" xlink:show="embed" xlink:actuate="onLoad"/></draw:frame><draw:frame draw:style-name="fr2" draw:name="graphics68" text:anchor-type="paragraph" svg:width="2.0835in" svg:height="1.0417in" draw:z-index="67"><draw:image xlink:href="Pictures/10000000000000C8000000649E040C41.gif" xlink:type="simple" xlink:show="embed" xlink:actuate="onLoad"/></draw:frame></text:p>
      <text:p text:style-name="P1"><draw:frame draw:style-name="fr1" draw:name="graphics71" text:anchor-type="paragraph" svg:width="6.25in" svg:height="6.25in" draw:z-index="70"><draw:image xlink:href="Pictures/10000000000002580000025822612DFA.gif" xlink:type="simple" xlink:show="embed" xlink:actuate="onLoad"/></draw:frame></text:p>
      <text:p text:style-name="Standard"><draw:frame draw:style-name="fr2" draw:name="graphics72" text:anchor-type="paragraph" svg:width="2.0835in" svg:height="1.0417in" draw:z-index="71"><draw:image xlink:href="Pictures/10000000000000C8000000644786441B.gif" xlink:type="simple" xlink:show="embed" xlink:actuate="onLoad"/></draw:frame><draw:frame draw:style-name="fr1" draw:name="graphics73" text:anchor-type="paragraph" svg:width="2.0835in" svg:height="1.0417in" draw:z-index="72"><draw:image xlink:href="Pictures/10000000000000C800000064D67DB6CD.gif" xlink:type="simple" xlink:show="embed" xlink:actuate="onLoad"/></draw:frame><draw:frame draw:style-name="fr3" draw:name="graphics74" text:anchor-type="paragraph" svg:width="2.0835in" svg:height="1.0417in" draw:z-index="73"><draw:image xlink:href="Pictures/10000000000000C8000000645DD4003A.gif" xlink:type="simple" xlink:show="embed" xlink:actuate="onLoad"/></draw:frame></text:p>
      <text:p text:style-name="Standard"><draw:frame draw:style-name="fr2" draw:name="graphics75" text:anchor-type="paragraph" svg:width="2.0835in" svg:height="1.0417in" draw:z-index="74"><draw:image xlink:href="Pictures/10000000000000C8000000642E8F3D4F.gif" xlink:type="simple" xlink:show="embed" xlink:actuate="onLoad"/></draw:frame><draw:frame draw:style-name="fr1" draw:name="graphics76" text:anchor-type="paragraph" svg:width="2.0835in" svg:height="1.0417in" draw:z-index="75"><draw:image xlink:href="Pictures/10000000000000C800000064D67DB6CD.gif" xlink:type="simple" xlink:show="embed" xlink:actuate="onLoad"/></draw:frame><draw:frame draw:style-name="fr3" draw:name="graphics77" text:anchor-type="paragraph" svg:width="2.0835in" svg:height="1.0417in" draw:z-index="76"><draw:image xlink:href="Pictures/10000000000000C800000064F6B25740.gif" xlink:type="simple" xlink:show="embed" xlink:actuate="onLoad"/></draw:frame></text:p>
      <text:p text:style-name="Standard"><draw:frame draw:style-name="fr3" draw:name="graphics80" text:anchor-type="paragraph" svg:width="2.0835in" svg:height="1.0417in" draw:z-index="79"><draw:image xlink:href="Pictures/10000000000000C80000006435C012C2.gif" xlink:type="simple" xlink:show="embed" xlink:actuate="onLoad"/></draw:frame><draw:frame draw:style-name="fr1" draw:name="graphics79" text:anchor-type="paragraph" svg:width="2.0835in" svg:height="1.0417in" draw:z-index="78"><draw:image xlink:href="Pictures/10000000000000C800000064F0F278E5.gif" xlink:type="simple" xlink:show="embed" xlink:actuate="onLoad"/></draw:frame><draw:frame draw:style-name="fr2" draw:name="graphics78" text:anchor-type="paragraph" svg:width="2.0835in" svg:height="1.0417in" draw:z-index="77"><draw:image xlink:href="Pictures/10000000000000C800000064D14B178A.gif" xlink:type="simple" xlink:show="embed" xlink:actuate="onLoad"/></draw:frame></text:p>
      <text:p text:style-name="P1"><draw:frame draw:style-name="fr1" draw:name="graphics81" text:anchor-type="paragraph" svg:width="6.25in" svg:height="6.25in" draw:z-index="80"><draw:image xlink:href="Pictures/100000000000025800000258A6217EE9.gif" xlink:type="simple" xlink:show="embed" xlink:actuate="onLoad"/></draw:frame></text:p>
      <text:p text:style-name="Standard"><draw:frame draw:style-name="fr2" draw:name="graphics82" text:anchor-type="paragraph" svg:width="2.0835in" svg:height="1.0417in" draw:z-index="81"><draw:image xlink:href="Pictures/10000000000000C800000064F10B84A2.gif" xlink:type="simple" xlink:show="embed" xlink:actuate="onLoad"/></draw:frame><draw:frame draw:style-name="fr1" draw:name="graphics83" text:anchor-type="paragraph" svg:width="2.0835in" svg:height="1.0417in" draw:z-index="82"><draw:image xlink:href="Pictures/10000000000000C800000064BC47C8C2.gif" xlink:type="simple" xlink:show="embed" xlink:actuate="onLoad"/></draw:frame><draw:frame draw:style-name="fr3" draw:name="graphics84" text:anchor-type="paragraph" svg:width="2.0835in" svg:height="1.0417in" draw:z-index="83"><draw:image xlink:href="Pictures/10000000000000C8000000643050BFAD.gif" xlink:type="simple" xlink:show="embed" xlink:actuate="onLoad"/></draw:frame></text:p>
      <text:p text:style-name="Standard"><draw:frame draw:style-name="fr2" draw:name="graphics85" text:anchor-type="paragraph" svg:width="2.0835in" svg:height="1.0417in" draw:z-index="84"><draw:image xlink:href="Pictures/10000000000000C800000064B25B9EBB.gif" xlink:type="simple" xlink:show="embed" xlink:actuate="onLoad"/></draw:frame><draw:frame draw:style-name="fr1" draw:name="graphics86" text:anchor-type="paragraph" svg:width="2.0835in" svg:height="1.0417in" draw:z-index="85"><draw:image xlink:href="Pictures/10000000000000C8000000640D076A26.gif" xlink:type="simple" xlink:show="embed" xlink:actuate="onLoad"/></draw:frame><draw:frame draw:style-name="fr3" draw:name="graphics87" text:anchor-type="paragraph" svg:width="2.0835in" svg:height="1.0417in" draw:z-index="86"><draw:image xlink:href="Pictures/10000000000000C8000000649B36E8D7.gif" xlink:type="simple" xlink:show="embed" xlink:actuate="onLoad"/></draw:frame></text:p>
      <text:p text:style-name="Standard"><draw:frame draw:style-name="fr3" draw:name="graphics90" text:anchor-type="paragraph" svg:width="2.0835in" svg:height="1.0417in" draw:z-index="89"><draw:image xlink:href="Pictures/10000000000000C800000064C30758BF.gif" xlink:type="simple" xlink:show="embed" xlink:actuate="onLoad"/></draw:frame><draw:frame draw:style-name="fr1" draw:name="graphics89" text:anchor-type="paragraph" svg:width="2.0835in" svg:height="1.0417in" draw:z-index="88"><draw:image xlink:href="Pictures/10000000000000C8000000640A9C2132.gif" xlink:type="simple" xlink:show="embed" xlink:actuate="onLoad"/></draw:frame><draw:frame draw:style-name="fr2" draw:name="graphics88" text:anchor-type="paragraph" svg:width="2.0835in" svg:height="1.0417in" draw:z-index="87"><draw:image xlink:href="Pictures/10000000000000C8000000647C350722.gif" xlink:type="simple" xlink:show="embed" xlink:actuate="onLoad"/></draw:frame></text:p>
      <text:p text:style-name="P1"><draw:frame draw:style-name="fr1" draw:name="graphics91" text:anchor-type="paragraph" svg:width="6.25in" svg:height="6.25in" draw:z-index="90"><draw:image xlink:href="Pictures/1000000000000258000002583A262394.gif" xlink:type="simple" xlink:show="embed" xlink:actuate="onLoad"/></draw:frame></text:p>
      <text:p text:style-name="Standard"><draw:frame draw:style-name="fr2" draw:name="graphics92" text:anchor-type="paragraph" svg:width="2.0835in" svg:height="1.0417in" draw:z-index="91"><draw:image xlink:href="Pictures/10000000000000C800000064F52831AC.gif" xlink:type="simple" xlink:show="embed" xlink:actuate="onLoad"/></draw:frame><draw:frame draw:style-name="fr1" draw:name="graphics93" text:anchor-type="paragraph" svg:width="2.0835in" svg:height="1.0417in" draw:z-index="92"><draw:image xlink:href="Pictures/10000000000000C8000000640BF6B883.gif" xlink:type="simple" xlink:show="embed" xlink:actuate="onLoad"/></draw:frame><draw:frame draw:style-name="fr3" draw:name="graphics94" text:anchor-type="paragraph" svg:width="2.0835in" svg:height="1.0417in" draw:z-index="93"><draw:image xlink:href="Pictures/10000000000000C8000000646A669F84.gif" xlink:type="simple" xlink:show="embed" xlink:actuate="onLoad"/></draw:frame></text:p>
      <text:p text:style-name="Standard"><draw:frame draw:style-name="fr2" draw:name="graphics95" text:anchor-type="paragraph" svg:width="2.0835in" svg:height="1.0417in" draw:z-index="94"><draw:image xlink:href="Pictures/10000000000000C800000064238B8EDF.gif" xlink:type="simple" xlink:show="embed" xlink:actuate="onLoad"/></draw:frame><draw:frame draw:style-name="fr1" draw:name="graphics96" text:anchor-type="paragraph" svg:width="2.0835in" svg:height="1.0417in" draw:z-index="95"><draw:image xlink:href="Pictures/10000000000000C800000064C4CB4A83.gif" xlink:type="simple" xlink:show="embed" xlink:actuate="onLoad"/></draw:frame><draw:frame draw:style-name="fr3" draw:name="graphics97" text:anchor-type="paragraph" svg:width="2.0835in" svg:height="1.0417in" draw:z-index="96"><draw:image xlink:href="Pictures/10000000000000C800000064D3DFAFDC.gif" xlink:type="simple" xlink:show="embed" xlink:actuate="onLoad"/></draw:frame></text:p>
      <text:p text:style-name="Standard"><draw:frame draw:style-name="fr3" draw:name="graphics100" text:anchor-type="paragraph" svg:width="2.0835in" svg:height="1.0417in" draw:z-index="99"><draw:image xlink:href="Pictures/10000000000000C800000064F0A2F795.gif" xlink:type="simple" xlink:show="embed" xlink:actuate="onLoad"/></draw:frame><draw:frame draw:style-name="fr1" draw:name="graphics99" text:anchor-type="paragraph" svg:width="2.0835in" svg:height="1.0417in" draw:z-index="98"><draw:image xlink:href="Pictures/10000000000000C80000006436D9B912.gif" xlink:type="simple" xlink:show="embed" xlink:actuate="onLoad"/></draw:frame><draw:frame draw:style-name="fr2" draw:name="graphics98" text:anchor-type="paragraph" svg:width="2.0835in" svg:height="1.0417in" draw:z-index="97"><draw:image xlink:href="Pictures/10000000000000C800000064F426EF16.gif" xlink:type="simple" xlink:show="embed" xlink:actuate="onLoad"/></draw:frame></text:p>
      <text:p text:style-name="P1"><draw:frame draw:style-name="fr1" draw:name="graphics101" text:anchor-type="paragraph" svg:width="6.25in" svg:height="6.25in" draw:z-index="100"><draw:image xlink:href="Pictures/1000000000000258000002583E3BA38D.gif" xlink:type="simple" xlink:show="embed" xlink:actuate="onLoad"/></draw:frame></text:p>
      <text:p text:style-name="Standard"><draw:frame draw:style-name="fr2" draw:name="graphics102" text:anchor-type="paragraph" svg:width="2.0835in" svg:height="1.0417in" draw:z-index="101"><draw:image xlink:href="Pictures/10000000000000C800000064690EDA6E.gif" xlink:type="simple" xlink:show="embed" xlink:actuate="onLoad"/></draw:frame><draw:frame draw:style-name="fr1" draw:name="graphics103" text:anchor-type="paragraph" svg:width="2.0835in" svg:height="1.0417in" draw:z-index="102"><draw:image xlink:href="Pictures/10000000000000C80000006455B78219.gif" xlink:type="simple" xlink:show="embed" xlink:actuate="onLoad"/></draw:frame><draw:frame draw:style-name="fr3" draw:name="graphics104" text:anchor-type="paragraph" svg:width="2.0835in" svg:height="1.0417in" draw:z-index="103"><draw:image xlink:href="Pictures/10000000000000C80000006447AC75E9.gif" xlink:type="simple" xlink:show="embed" xlink:actuate="onLoad"/></draw:frame></text:p>
      <text:p text:style-name="Standard"><draw:frame draw:style-name="fr2" draw:name="graphics105" text:anchor-type="paragraph" svg:width="2.0835in" svg:height="1.0417in" draw:z-index="104"><draw:image xlink:href="Pictures/10000000000000C800000064C1257BAE.gif" xlink:type="simple" xlink:show="embed" xlink:actuate="onLoad"/></draw:frame><draw:frame draw:style-name="fr1" draw:name="graphics106" text:anchor-type="paragraph" svg:width="2.0835in" svg:height="1.0417in" draw:z-index="105"><draw:image xlink:href="Pictures/10000000000000C80000006436F90F04.gif" xlink:type="simple" xlink:show="embed" xlink:actuate="onLoad"/></draw:frame><draw:frame draw:style-name="fr3" draw:name="graphics107" text:anchor-type="paragraph" svg:width="2.0835in" svg:height="1.0417in" draw:z-index="106"><draw:image xlink:href="Pictures/10000000000000C8000000644DC9058B.gif" xlink:type="simple" xlink:show="embed" xlink:actuate="onLoad"/></draw:frame></text:p>
      <text:p text:style-name="Standard"><draw:frame draw:style-name="fr3" draw:name="graphics110" text:anchor-type="paragraph" svg:width="2.0835in" svg:height="1.0417in" draw:z-index="109"><draw:image xlink:href="Pictures/10000000000000C800000064986FE651.gif" xlink:type="simple" xlink:show="embed" xlink:actuate="onLoad"/></draw:frame><draw:frame draw:style-name="fr1" draw:name="graphics109" text:anchor-type="paragraph" svg:width="2.0835in" svg:height="1.0417in" draw:z-index="108"><draw:image xlink:href="Pictures/10000000000000C800000064E8ABD2B2.gif" xlink:type="simple" xlink:show="embed" xlink:actuate="onLoad"/></draw:frame><draw:frame draw:style-name="fr2" draw:name="graphics108" text:anchor-type="paragraph" svg:width="2.0835in" svg:height="1.0417in" draw:z-index="107"><draw:image xlink:href="Pictures/10000000000000C8000000640BC9CD66.gif" xlink:type="simple" xlink:show="embed" xlink:actuate="onLoad"/></draw:frame></text:p>
      <text:p text:style-name="P1"><draw:frame draw:style-name="fr1" draw:name="graphics111" text:anchor-type="paragraph" svg:width="6.25in" svg:height="6.25in" draw:z-index="110"><draw:image xlink:href="Pictures/100000000000025800000258DCE76EA0.gif" xlink:type="simple" xlink:show="embed" xlink:actuate="onLoad"/></draw:frame></text:p>
      <text:p text:style-name="Standard"><draw:frame draw:style-name="fr2" draw:name="graphics112" text:anchor-type="paragraph" svg:width="2.0835in" svg:height="1.0417in" draw:z-index="111"><draw:image xlink:href="Pictures/10000000000000C800000064845DA110.gif" xlink:type="simple" xlink:show="embed" xlink:actuate="onLoad"/></draw:frame><draw:frame draw:style-name="fr1" draw:name="graphics113" text:anchor-type="paragraph" svg:width="2.0835in" svg:height="1.0417in" draw:z-index="112"><draw:image xlink:href="Pictures/10000000000000C800000064C02CBABB.gif" xlink:type="simple" xlink:show="embed" xlink:actuate="onLoad"/></draw:frame><draw:frame draw:style-name="fr3" draw:name="graphics114" text:anchor-type="paragraph" svg:width="2.0835in" svg:height="1.0417in" draw:z-index="113"><draw:image xlink:href="Pictures/10000000000000C8000000641C9D5CC3.gif" xlink:type="simple" xlink:show="embed" xlink:actuate="onLoad"/></draw:frame></text:p>
      <text:p text:style-name="Standard"><draw:frame draw:style-name="fr2" draw:name="graphics115" text:anchor-type="paragraph" svg:width="2.0835in" svg:height="1.0417in" draw:z-index="114"><draw:image xlink:href="Pictures/10000000000000C8000000642DA1F06D.gif" xlink:type="simple" xlink:show="embed" xlink:actuate="onLoad"/></draw:frame><draw:frame draw:style-name="fr1" draw:name="graphics116" text:anchor-type="paragraph" svg:width="2.0835in" svg:height="1.0417in" draw:z-index="115"><draw:image xlink:href="Pictures/10000000000000C8000000641B619B91.gif" xlink:type="simple" xlink:show="embed" xlink:actuate="onLoad"/></draw:frame><draw:frame draw:style-name="fr3" draw:name="graphics117" text:anchor-type="paragraph" svg:width="2.0835in" svg:height="1.0417in" draw:z-index="116"><draw:image xlink:href="Pictures/10000000000000C8000000642204B63B.gif" xlink:type="simple" xlink:show="embed" xlink:actuate="onLoad"/></draw:frame></text:p>
      <text:p text:style-name="Standard"><draw:frame draw:style-name="fr3" draw:name="graphics120" text:anchor-type="paragraph" svg:width="2.0835in" svg:height="1.0417in" draw:z-index="119"><draw:image xlink:href="Pictures/10000000000000C8000000648E01FBBF.gif" xlink:type="simple" xlink:show="embed" xlink:actuate="onLoad"/></draw:frame><draw:frame draw:style-name="fr1" draw:name="graphics119" text:anchor-type="paragraph" svg:width="2.0835in" svg:height="1.0417in" draw:z-index="118"><draw:image xlink:href="Pictures/10000000000000C80000006470D06104.gif" xlink:type="simple" xlink:show="embed" xlink:actuate="onLoad"/></draw:frame><draw:frame draw:style-name="fr2" draw:name="graphics118" text:anchor-type="paragraph" svg:width="2.0835in" svg:height="1.0417in" draw:z-index="117"><draw:image xlink:href="Pictures/10000000000000C8000000641256F777.gif" xlink:type="simple" xlink:show="embed" xlink:actuate="onLoad"/></draw:frame></text:p>
      <text:p text:style-name="P1"><draw:frame draw:style-name="fr1" draw:name="graphics121" text:anchor-type="paragraph" svg:width="6.25in" svg:height="6.25in" draw:z-index="120"><draw:image xlink:href="Pictures/10000000000002580000025800B394D1.gif" xlink:type="simple" xlink:show="embed" xlink:actuate="onLoad"/></draw:frame></text:p>
      <text:p text:style-name="Standard"><draw:frame draw:style-name="fr2" draw:name="graphics122" text:anchor-type="paragraph" svg:width="2.0835in" svg:height="1.0417in" draw:z-index="121"><draw:image xlink:href="Pictures/10000000000000C8000000642389317A.gif" xlink:type="simple" xlink:show="embed" xlink:actuate="onLoad"/></draw:frame><draw:frame draw:style-name="fr1" draw:name="graphics123" text:anchor-type="paragraph" svg:width="2.0835in" svg:height="1.0417in" draw:z-index="122"><draw:image xlink:href="Pictures/10000000000000C800000064C87F2A33.gif" xlink:type="simple" xlink:show="embed" xlink:actuate="onLoad"/></draw:frame><draw:frame draw:style-name="fr3" draw:name="graphics124" text:anchor-type="paragraph" svg:width="2.0835in" svg:height="1.0417in" draw:z-index="123"><draw:image xlink:href="Pictures/10000000000000C8000000640CA78318.gif" xlink:type="simple" xlink:show="embed" xlink:actuate="onLoad"/></draw:frame></text:p>
      <text:p text:style-name="Standard"><draw:frame draw:style-name="fr2" draw:name="graphics125" text:anchor-type="paragraph" svg:width="2.0835in" svg:height="1.0417in" draw:z-index="124"><draw:image xlink:href="Pictures/10000000000000C8000000648771A99C.gif" xlink:type="simple" xlink:show="embed" xlink:actuate="onLoad"/></draw:frame><draw:frame draw:style-name="fr1" draw:name="graphics126" text:anchor-type="paragraph" svg:width="2.0835in" svg:height="1.0417in" draw:z-index="125"><draw:image xlink:href="Pictures/10000000000000C800000064433BEA74.gif" xlink:type="simple" xlink:show="embed" xlink:actuate="onLoad"/></draw:frame><draw:frame draw:style-name="fr3" draw:name="graphics127" text:anchor-type="paragraph" svg:width="2.0835in" svg:height="1.0417in" draw:z-index="126"><draw:image xlink:href="Pictures/10000000000000C80000006492B055F1.gif" xlink:type="simple" xlink:show="embed" xlink:actuate="onLoad"/></draw:frame></text:p>
      <text:p text:style-name="Standard"><draw:frame draw:style-name="fr3" draw:name="graphics130" text:anchor-type="paragraph" svg:width="2.0835in" svg:height="1.0417in" draw:z-index="129"><draw:image xlink:href="Pictures/10000000000000C8000000645F7E581B.gif" xlink:type="simple" xlink:show="embed" xlink:actuate="onLoad"/></draw:frame><draw:frame draw:style-name="fr1" draw:name="graphics129" text:anchor-type="paragraph" svg:width="2.0835in" svg:height="1.0417in" draw:z-index="128"><draw:image xlink:href="Pictures/10000000000000C8000000640391DE6A.gif" xlink:type="simple" xlink:show="embed" xlink:actuate="onLoad"/></draw:frame><draw:frame draw:style-name="fr2" draw:name="graphics128" text:anchor-type="paragraph" svg:width="2.0835in" svg:height="1.0417in" draw:z-index="127"><draw:image xlink:href="Pictures/10000000000000C80000006420B6A8B9.gif" xlink:type="simple" xlink:show="embed" xlink:actuate="onLoad"/></draw:frame></text:p>
      <text:p text:style-name="P1"><draw:frame draw:style-name="fr1" draw:name="graphics131" text:anchor-type="paragraph" svg:width="6.25in" svg:height="6.25in" draw:z-index="130"><draw:image xlink:href="Pictures/100000000000025800000258D0704CF3.gif" xlink:type="simple" xlink:show="embed" xlink:actuate="onLoad"/></draw:frame></text:p>
      <text:p text:style-name="Standard"><draw:frame draw:style-name="fr2" draw:name="graphics132" text:anchor-type="paragraph" svg:width="2.0835in" svg:height="1.0417in" draw:z-index="131"><draw:image xlink:href="Pictures/10000000000000C800000064CDC60665.gif" xlink:type="simple" xlink:show="embed" xlink:actuate="onLoad"/></draw:frame><draw:frame draw:style-name="fr1" draw:name="graphics133" text:anchor-type="paragraph" svg:width="2.0835in" svg:height="1.0417in" draw:z-index="132"><draw:image xlink:href="Pictures/10000000000000C800000064F2D498A9.gif" xlink:type="simple" xlink:show="embed" xlink:actuate="onLoad"/></draw:frame><draw:frame draw:style-name="fr3" draw:name="graphics134" text:anchor-type="paragraph" svg:width="2.0835in" svg:height="1.0417in" draw:z-index="133"><draw:image xlink:href="Pictures/10000000000000C80000006424143E10.gif" xlink:type="simple" xlink:show="embed" xlink:actuate="onLoad"/></draw:frame></text:p>
      <text:p text:style-name="Standard"><draw:frame draw:style-name="fr2" draw:name="graphics135" text:anchor-type="paragraph" svg:width="2.0835in" svg:height="1.0417in" draw:z-index="134"><draw:image xlink:href="Pictures/10000000000000C8000000646B3EFD8C.gif" xlink:type="simple" xlink:show="embed" xlink:actuate="onLoad"/></draw:frame><draw:frame draw:style-name="fr1" draw:name="graphics136" text:anchor-type="paragraph" svg:width="2.0835in" svg:height="1.0417in" draw:z-index="135"><draw:image xlink:href="Pictures/10000000000000C800000064EA9DA9D8.gif" xlink:type="simple" xlink:show="embed" xlink:actuate="onLoad"/></draw:frame><draw:frame draw:style-name="fr3" draw:name="graphics137" text:anchor-type="paragraph" svg:width="2.0835in" svg:height="1.0417in" draw:z-index="136"><draw:image xlink:href="Pictures/10000000000000C8000000642E714E72.gif" xlink:type="simple" xlink:show="embed" xlink:actuate="onLoad"/></draw:frame></text:p>
      <text:p text:style-name="Standard"><draw:frame draw:style-name="fr3" draw:name="graphics140" text:anchor-type="paragraph" svg:width="2.0835in" svg:height="1.0417in" draw:z-index="139"><draw:image xlink:href="Pictures/10000000000000C800000064AC0F3123.gif" xlink:type="simple" xlink:show="embed" xlink:actuate="onLoad"/></draw:frame><draw:frame draw:style-name="fr1" draw:name="graphics139" text:anchor-type="paragraph" svg:width="2.0835in" svg:height="1.0417in" draw:z-index="138"><draw:image xlink:href="Pictures/10000000000000C8000000641CD87DD5.gif" xlink:type="simple" xlink:show="embed" xlink:actuate="onLoad"/></draw:frame><draw:frame draw:style-name="fr2" draw:name="graphics138" text:anchor-type="paragraph" svg:width="2.0835in" svg:height="1.0417in" draw:z-index="137"><draw:image xlink:href="Pictures/10000000000000C8000000648080874A.gif" xlink:type="simple" xlink:show="embed" xlink:actuate="onLoad"/></draw:frame></text:p>
      <text:p text:style-name="P1"><draw:frame draw:style-name="fr1" draw:name="graphics141" text:anchor-type="paragraph" svg:width="6.25in" svg:height="6.25in" draw:z-index="140"><draw:image xlink:href="Pictures/100000000000025800000258690CC1AA.gif" xlink:type="simple" xlink:show="embed" xlink:actuate="onLoad"/></draw:frame></text:p>
      <text:p text:style-name="Standard"><draw:frame draw:style-name="fr2" draw:name="graphics142" text:anchor-type="paragraph" svg:width="2.0835in" svg:height="1.0417in" draw:z-index="141"><draw:image xlink:href="Pictures/10000000000000C8000000643A9EA1A6.gif" xlink:type="simple" xlink:show="embed" xlink:actuate="onLoad"/></draw:frame><draw:frame draw:style-name="fr1" draw:name="graphics143" text:anchor-type="paragraph" svg:width="2.0835in" svg:height="1.0417in" draw:z-index="142"><draw:image xlink:href="Pictures/10000000000000C800000064AECDF8BE.gif" xlink:type="simple" xlink:show="embed" xlink:actuate="onLoad"/></draw:frame><draw:frame draw:style-name="fr3" draw:name="graphics144" text:anchor-type="paragraph" svg:width="2.0835in" svg:height="1.0417in" draw:z-index="143"><draw:image xlink:href="Pictures/10000000000000C800000064C00CA16E.gif" xlink:type="simple" xlink:show="embed" xlink:actuate="onLoad"/></draw:frame></text:p>
      <text:p text:style-name="Standard"><draw:frame draw:style-name="fr2" draw:name="graphics145" text:anchor-type="paragraph" svg:width="2.0835in" svg:height="1.0417in" draw:z-index="144"><draw:image xlink:href="Pictures/10000000000000C8000000643595F7F6.gif" xlink:type="simple" xlink:show="embed" xlink:actuate="onLoad"/></draw:frame><draw:frame draw:style-name="fr1" draw:name="graphics146" text:anchor-type="paragraph" svg:width="2.0835in" svg:height="1.0417in" draw:z-index="145"><draw:image xlink:href="Pictures/10000000000000C8000000649891E667.gif" xlink:type="simple" xlink:show="embed" xlink:actuate="onLoad"/></draw:frame><draw:frame draw:style-name="fr3" draw:name="graphics147" text:anchor-type="paragraph" svg:width="2.0835in" svg:height="1.0417in" draw:z-index="146"><draw:image xlink:href="Pictures/10000000000000C8000000646B6AF614.gif" xlink:type="simple" xlink:show="embed" xlink:actuate="onLoad"/></draw:frame></text:p>
      <text:p text:style-name="Standard"><draw:frame draw:style-name="fr3" draw:name="graphics150" text:anchor-type="paragraph" svg:width="2.0835in" svg:height="1.0417in" draw:z-index="149"><draw:image xlink:href="Pictures/10000000000000C8000000644817AE5D.gif" xlink:type="simple" xlink:show="embed" xlink:actuate="onLoad"/></draw:frame><draw:frame draw:style-name="fr1" draw:name="graphics149" text:anchor-type="paragraph" svg:width="2.0835in" svg:height="1.0417in" draw:z-index="148"><draw:image xlink:href="Pictures/10000000000000C800000064CB704142.gif" xlink:type="simple" xlink:show="embed" xlink:actuate="onLoad"/></draw:frame><draw:frame draw:style-name="fr2" draw:name="graphics148" text:anchor-type="paragraph" svg:width="2.0835in" svg:height="1.0417in" draw:z-index="147"><draw:image xlink:href="Pictures/10000000000000C800000064F570EAF8.gif" xlink:type="simple" xlink:show="embed" xlink:actuate="onLoad"/></draw:frame></text:p>
      <text:p text:style-name="P1"><draw:frame draw:style-name="fr1" draw:name="graphics151" text:anchor-type="paragraph" svg:width="6.25in" svg:height="6.25in" draw:z-index="150"><draw:image xlink:href="Pictures/100000000000025800000258A3F60EA0.gif" xlink:type="simple" xlink:show="embed" xlink:actuate="onLoad"/></draw:frame></text:p>
      <text:p text:style-name="Standard"><draw:frame draw:style-name="fr2" draw:name="graphics152" text:anchor-type="paragraph" svg:width="2.0835in" svg:height="1.0417in" draw:z-index="151"><draw:image xlink:href="Pictures/10000000000000C8000000642F8DB9D3.gif" xlink:type="simple" xlink:show="embed" xlink:actuate="onLoad"/></draw:frame><draw:frame draw:style-name="fr1" draw:name="graphics153" text:anchor-type="paragraph" svg:width="2.0835in" svg:height="1.0417in" draw:z-index="152"><draw:image xlink:href="Pictures/10000000000000C8000000646836A372.gif" xlink:type="simple" xlink:show="embed" xlink:actuate="onLoad"/></draw:frame><draw:frame draw:style-name="fr3" draw:name="graphics154" text:anchor-type="paragraph" svg:width="2.0835in" svg:height="1.0417in" draw:z-index="153"><draw:image xlink:href="Pictures/10000000000000C8000000647A2D5482.gif" xlink:type="simple" xlink:show="embed" xlink:actuate="onLoad"/></draw:frame></text:p>
      <text:p text:style-name="Standard"><draw:frame draw:style-name="fr2" draw:name="graphics155" text:anchor-type="paragraph" svg:width="2.0835in" svg:height="1.0417in" draw:z-index="154"><draw:image xlink:href="Pictures/10000000000000C8000000640AA0DF69.gif" xlink:type="simple" xlink:show="embed" xlink:actuate="onLoad"/></draw:frame><draw:frame draw:style-name="fr1" draw:name="graphics156" text:anchor-type="paragraph" svg:width="2.0835in" svg:height="1.0417in" draw:z-index="155"><draw:image xlink:href="Pictures/10000000000000C800000064C5811C91.gif" xlink:type="simple" xlink:show="embed" xlink:actuate="onLoad"/></draw:frame><draw:frame draw:style-name="fr3" draw:name="graphics157" text:anchor-type="paragraph" svg:width="2.0835in" svg:height="1.0417in" draw:z-index="156"><draw:image xlink:href="Pictures/10000000000000C800000064704824E0.gif" xlink:type="simple" xlink:show="embed" xlink:actuate="onLoad"/></draw:frame></text:p>
      <text:p text:style-name="Standard"><draw:frame draw:style-name="fr3" draw:name="graphics160" text:anchor-type="paragraph" svg:width="2.0835in" svg:height="1.0417in" draw:z-index="159"><draw:image xlink:href="Pictures/10000000000000C800000064608DC389.gif" xlink:type="simple" xlink:show="embed" xlink:actuate="onLoad"/></draw:frame><draw:frame draw:style-name="fr1" draw:name="graphics159" text:anchor-type="paragraph" svg:width="2.0835in" svg:height="1.0417in" draw:z-index="158"><draw:image xlink:href="Pictures/10000000000000C800000064E17B9A5F.gif" xlink:type="simple" xlink:show="embed" xlink:actuate="onLoad"/></draw:frame><draw:frame draw:style-name="fr2" draw:name="graphics158" text:anchor-type="paragraph" svg:width="2.0835in" svg:height="1.0417in" draw:z-index="157"><draw:image xlink:href="Pictures/10000000000000C800000064DEB9EDD8.gif" xlink:type="simple" xlink:show="embed" xlink:actuate="onLoad"/></draw:frame></text:p>
      <text:p text:style-name="P1"><draw:frame draw:style-name="fr1" draw:name="graphics161" text:anchor-type="paragraph" svg:width="6.25in" svg:height="6.25in" draw:z-index="160"><draw:image xlink:href="Pictures/100000000000025800000258C4B48AD0.gif" xlink:type="simple" xlink:show="embed" xlink:actuate="onLoad"/></draw:frame></text:p>
      <text:p text:style-name="Standard"><draw:frame draw:style-name="fr2" draw:name="graphics162" text:anchor-type="paragraph" svg:width="2.0835in" svg:height="1.0417in" draw:z-index="161"><draw:image xlink:href="Pictures/10000000000000C8000000642C3FD878.gif" xlink:type="simple" xlink:show="embed" xlink:actuate="onLoad"/></draw:frame><draw:frame draw:style-name="fr1" draw:name="graphics163" text:anchor-type="paragraph" svg:width="2.0835in" svg:height="1.0417in" draw:z-index="162"><draw:image xlink:href="Pictures/10000000000000C800000064ABE7EF61.gif" xlink:type="simple" xlink:show="embed" xlink:actuate="onLoad"/></draw:frame><draw:frame draw:style-name="fr3" draw:name="graphics164" text:anchor-type="paragraph" svg:width="2.0835in" svg:height="1.0417in" draw:z-index="163"><draw:image xlink:href="Pictures/10000000000000C800000064BEDF0351.gif" xlink:type="simple" xlink:show="embed" xlink:actuate="onLoad"/></draw:frame></text:p>
      <text:p text:style-name="Standard"><draw:frame draw:style-name="fr2" draw:name="graphics165" text:anchor-type="paragraph" svg:width="2.0835in" svg:height="1.0417in" draw:z-index="164"><draw:image xlink:href="Pictures/10000000000000C80000006405B150E0.gif" xlink:type="simple" xlink:show="embed" xlink:actuate="onLoad"/></draw:frame><draw:frame draw:style-name="fr1" draw:name="graphics166" text:anchor-type="paragraph" svg:width="2.0835in" svg:height="1.0417in" draw:z-index="165"><draw:image xlink:href="Pictures/10000000000000C80000006496044521.gif" xlink:type="simple" xlink:show="embed" xlink:actuate="onLoad"/></draw:frame><draw:frame draw:style-name="fr3" draw:name="graphics167" text:anchor-type="paragraph" svg:width="2.0835in" svg:height="1.0417in" draw:z-index="166"><draw:image xlink:href="Pictures/10000000000000C800000064E3BE0D1A.gif" xlink:type="simple" xlink:show="embed" xlink:actuate="onLoad"/></draw:frame></text:p>
      <text:p text:style-name="Standard"><draw:frame draw:style-name="fr3" draw:name="graphics170" text:anchor-type="paragraph" svg:width="2.0835in" svg:height="1.0417in" draw:z-index="169"><draw:image xlink:href="Pictures/10000000000000C800000064143365A9.gif" xlink:type="simple" xlink:show="embed" xlink:actuate="onLoad"/></draw:frame><draw:frame draw:style-name="fr1" draw:name="graphics169" text:anchor-type="paragraph" svg:width="2.0835in" svg:height="1.0417in" draw:z-index="168"><draw:image xlink:href="Pictures/10000000000000C800000064E8C79196.gif" xlink:type="simple" xlink:show="embed" xlink:actuate="onLoad"/></draw:frame><draw:frame draw:style-name="fr2" draw:name="graphics168" text:anchor-type="paragraph" svg:width="2.0835in" svg:height="1.0417in" draw:z-index="167"><draw:image xlink:href="Pictures/10000000000000C800000064E85BAC74.gif" xlink:type="simple" xlink:show="embed" xlink:actuate="onLoad"/></draw:frame></text:p>
      <text:p text:style-name="P1"><draw:frame draw:style-name="fr1" draw:name="graphics171" text:anchor-type="paragraph" svg:width="6.25in" svg:height="6.25in" draw:z-index="170"><draw:image xlink:href="Pictures/100000000000025800000258D444C0F8.gif" xlink:type="simple" xlink:show="embed" xlink:actuate="onLoad"/></draw:frame></text:p>
      <text:p text:style-name="Standard"><draw:frame draw:style-name="fr2" draw:name="graphics172" text:anchor-type="paragraph" svg:width="2.0835in" svg:height="1.0417in" draw:z-index="171"><draw:image xlink:href="Pictures/10000000000000C8000000647A91BC2C.gif" xlink:type="simple" xlink:show="embed" xlink:actuate="onLoad"/></draw:frame><draw:frame draw:style-name="fr1" draw:name="graphics173" text:anchor-type="paragraph" svg:width="2.0835in" svg:height="1.0417in" draw:z-index="172"><draw:image xlink:href="Pictures/10000000000000C80000006491370C38.gif" xlink:type="simple" xlink:show="embed" xlink:actuate="onLoad"/></draw:frame><draw:frame draw:style-name="fr3" draw:name="graphics174" text:anchor-type="paragraph" svg:width="2.0835in" svg:height="1.0417in" draw:z-index="173"><draw:image xlink:href="Pictures/10000000000000C800000064FFF655E8.gif" xlink:type="simple" xlink:show="embed" xlink:actuate="onLoad"/></draw:frame></text:p>
      <text:p text:style-name="Standard"><draw:frame draw:style-name="fr2" draw:name="graphics175" text:anchor-type="paragraph" svg:width="2.0835in" svg:height="1.0417in" draw:z-index="174"><draw:image xlink:href="Pictures/10000000000000C800000064F584D168.gif" xlink:type="simple" xlink:show="embed" xlink:actuate="onLoad"/></draw:frame><draw:frame draw:style-name="fr1" draw:name="graphics176" text:anchor-type="paragraph" svg:width="2.0835in" svg:height="1.0417in" draw:z-index="175"><draw:image xlink:href="Pictures/10000000000000C800000064876C9C24.gif" xlink:type="simple" xlink:show="embed" xlink:actuate="onLoad"/></draw:frame><draw:frame draw:style-name="fr3" draw:name="graphics177" text:anchor-type="paragraph" svg:width="2.0835in" svg:height="1.0417in" draw:z-index="176"><draw:image xlink:href="Pictures/10000000000000C80000006454900292.gif" xlink:type="simple" xlink:show="embed" xlink:actuate="onLoad"/></draw:frame></text:p>
      <text:p text:style-name="Standard"><draw:frame draw:style-name="fr3" draw:name="graphics180" text:anchor-type="paragraph" svg:width="2.0835in" svg:height="1.0417in" draw:z-index="179"><draw:image xlink:href="Pictures/10000000000000C80000006436ED9893.gif" xlink:type="simple" xlink:show="embed" xlink:actuate="onLoad"/></draw:frame><draw:frame draw:style-name="fr1" draw:name="graphics179" text:anchor-type="paragraph" svg:width="2.0835in" svg:height="1.0417in" draw:z-index="178"><draw:image xlink:href="Pictures/10000000000000C8000000649B732F11.gif" xlink:type="simple" xlink:show="embed" xlink:actuate="onLoad"/></draw:frame><draw:frame draw:style-name="fr2" draw:name="graphics178" text:anchor-type="paragraph" svg:width="2.0835in" svg:height="1.0417in" draw:z-index="177"><draw:image xlink:href="Pictures/10000000000000C800000064CA8A1E7E.gif" xlink:type="simple" xlink:show="embed" xlink:actuate="onLoad"/></draw:frame></text:p>
      <text:p text:style-name="P1"><draw:frame draw:style-name="fr1" draw:name="graphics181" text:anchor-type="paragraph" svg:width="6.25in" svg:height="6.25in" draw:z-index="180"><draw:image xlink:href="Pictures/100000000000025800000258E49C4890.gif" xlink:type="simple" xlink:show="embed" xlink:actuate="onLoad"/></draw:frame></text:p>
      <text:p text:style-name="Standard"><draw:frame draw:style-name="fr2" draw:name="graphics182" text:anchor-type="paragraph" svg:width="2.0835in" svg:height="1.0417in" draw:z-index="181"><draw:image xlink:href="Pictures/10000000000000C8000000645A710B59.gif" xlink:type="simple" xlink:show="embed" xlink:actuate="onLoad"/></draw:frame><draw:frame draw:style-name="fr1" draw:name="graphics183" text:anchor-type="paragraph" svg:width="2.0835in" svg:height="1.0417in" draw:z-index="182"><draw:image xlink:href="Pictures/10000000000000C80000006438479CD4.gif" xlink:type="simple" xlink:show="embed" xlink:actuate="onLoad"/></draw:frame><draw:frame draw:style-name="fr3" draw:name="graphics184" text:anchor-type="paragraph" svg:width="2.0835in" svg:height="1.0417in" draw:z-index="183"><draw:image xlink:href="Pictures/10000000000000C8000000645686C504.gif" xlink:type="simple" xlink:show="embed" xlink:actuate="onLoad"/></draw:frame></text:p>
      <text:p text:style-name="Standard"><draw:frame draw:style-name="fr2" draw:name="graphics185" text:anchor-type="paragraph" svg:width="2.0835in" svg:height="1.0417in" draw:z-index="184"><draw:image xlink:href="Pictures/10000000000000C80000006494A508F7.gif" xlink:type="simple" xlink:show="embed" xlink:actuate="onLoad"/></draw:frame><draw:frame draw:style-name="fr1" draw:name="graphics186" text:anchor-type="paragraph" svg:width="2.0835in" svg:height="1.0417in" draw:z-index="185"><draw:image xlink:href="Pictures/10000000000000C800000064D3D4D452.gif" xlink:type="simple" xlink:show="embed" xlink:actuate="onLoad"/></draw:frame><draw:frame draw:style-name="fr3" draw:name="graphics187" text:anchor-type="paragraph" svg:width="2.0835in" svg:height="1.0417in" draw:z-index="186"><draw:image xlink:href="Pictures/10000000000000C800000064681F2FFC.gif" xlink:type="simple" xlink:show="embed" xlink:actuate="onLoad"/></draw:frame></text:p>
      <text:p text:style-name="Standard"><draw:frame draw:style-name="fr3" draw:name="graphics190" text:anchor-type="paragraph" svg:width="2.0835in" svg:height="1.0417in" draw:z-index="189"><draw:image xlink:href="Pictures/10000000000000C80000006406B2B202.gif" xlink:type="simple" xlink:show="embed" xlink:actuate="onLoad"/></draw:frame><draw:frame draw:style-name="fr1" draw:name="graphics189" text:anchor-type="paragraph" svg:width="2.0835in" svg:height="1.0417in" draw:z-index="188"><draw:image xlink:href="Pictures/10000000000000C800000064CA7A5256.gif" xlink:type="simple" xlink:show="embed" xlink:actuate="onLoad"/></draw:frame><draw:frame draw:style-name="fr2" draw:name="graphics188" text:anchor-type="paragraph" svg:width="2.0835in" svg:height="1.0417in" draw:z-index="187"><draw:image xlink:href="Pictures/10000000000000C800000064F2127C5E.gif" xlink:type="simple" xlink:show="embed" xlink:actuate="onLoad"/></draw:frame></text:p>
      <text:p text:style-name="P1"><draw:frame draw:style-name="fr1" draw:name="graphics191" text:anchor-type="paragraph" svg:width="6.25in" svg:height="6.25in" draw:z-index="190"><draw:image xlink:href="Pictures/1000000000000258000002583CCEF55B.gif" xlink:type="simple" xlink:show="embed" xlink:actuate="onLoad"/></draw:frame></text:p>
      <text:p text:style-name="Standard"><draw:frame draw:style-name="fr2" draw:name="graphics192" text:anchor-type="paragraph" svg:width="2.0835in" svg:height="1.0417in" draw:z-index="191"><draw:image xlink:href="Pictures/10000000000000C800000064C2B56C0F.gif" xlink:type="simple" xlink:show="embed" xlink:actuate="onLoad"/></draw:frame><draw:frame draw:style-name="fr1" draw:name="graphics193" text:anchor-type="paragraph" svg:width="2.0835in" svg:height="1.0417in" draw:z-index="192"><draw:image xlink:href="Pictures/10000000000000C80000006482568948.gif" xlink:type="simple" xlink:show="embed" xlink:actuate="onLoad"/></draw:frame><draw:frame draw:style-name="fr3" draw:name="graphics194" text:anchor-type="paragraph" svg:width="2.0835in" svg:height="1.0417in" draw:z-index="193"><draw:image xlink:href="Pictures/10000000000000C80000006497EA1A09.gif" xlink:type="simple" xlink:show="embed" xlink:actuate="onLoad"/></draw:frame></text:p>
      <text:p text:style-name="Standard"><draw:frame draw:style-name="fr2" draw:name="graphics195" text:anchor-type="paragraph" svg:width="2.0835in" svg:height="1.0417in" draw:z-index="194"><draw:image xlink:href="Pictures/10000000000000C800000064E698A74C.gif" xlink:type="simple" xlink:show="embed" xlink:actuate="onLoad"/></draw:frame><draw:frame draw:style-name="fr1" draw:name="graphics196" text:anchor-type="paragraph" svg:width="2.0835in" svg:height="1.0417in" draw:z-index="195"><draw:image xlink:href="Pictures/10000000000000C8000000645EDA38F4.gif" xlink:type="simple" xlink:show="embed" xlink:actuate="onLoad"/></draw:frame><draw:frame draw:style-name="fr3" draw:name="graphics197" text:anchor-type="paragraph" svg:width="2.0835in" svg:height="1.0417in" draw:z-index="196"><draw:image xlink:href="Pictures/10000000000000C8000000643C8C4D73.gif" xlink:type="simple" xlink:show="embed" xlink:actuate="onLoad"/></draw:frame></text:p>
      <text:p text:style-name="Standard"><draw:frame draw:style-name="fr3" draw:name="graphics200" text:anchor-type="paragraph" svg:width="2.0835in" svg:height="1.0417in" draw:z-index="199"><draw:image xlink:href="Pictures/10000000000000C8000000649C044BC9.gif" xlink:type="simple" xlink:show="embed" xlink:actuate="onLoad"/></draw:frame><draw:frame draw:style-name="fr1" draw:name="graphics199" text:anchor-type="paragraph" svg:width="2.0835in" svg:height="1.0417in" draw:z-index="198"><draw:image xlink:href="Pictures/10000000000000C800000064B33610B1.gif" xlink:type="simple" xlink:show="embed" xlink:actuate="onLoad"/></draw:frame><draw:frame draw:style-name="fr2" draw:name="graphics198" text:anchor-type="paragraph" svg:width="2.0835in" svg:height="1.0417in" draw:z-index="197"><draw:image xlink:href="Pictures/10000000000000C800000064A296519F.gif" xlink:type="simple" xlink:show="embed" xlink:actuate="onLoad"/></draw:frame></text:p>
      <text:p text:style-name="P1"><draw:frame draw:style-name="fr1" draw:name="graphics201" text:anchor-type="paragraph" svg:width="6.25in" svg:height="6.25in" draw:z-index="200"><draw:image xlink:href="Pictures/1000000000000258000002585B5D9269.gif" xlink:type="simple" xlink:show="embed" xlink:actuate="onLoad"/></draw:frame></text:p>
      <text:p text:style-name="Standard"><draw:frame draw:style-name="fr2" draw:name="graphics202" text:anchor-type="paragraph" svg:width="2.0835in" svg:height="1.0417in" draw:z-index="201"><draw:image xlink:href="Pictures/10000000000000C8000000648A853E68.gif" xlink:type="simple" xlink:show="embed" xlink:actuate="onLoad"/></draw:frame><draw:frame draw:style-name="fr1" draw:name="graphics203" text:anchor-type="paragraph" svg:width="2.0835in" svg:height="1.0417in" draw:z-index="202"><draw:image xlink:href="Pictures/10000000000000C8000000640E35E250.gif" xlink:type="simple" xlink:show="embed" xlink:actuate="onLoad"/></draw:frame><draw:frame draw:style-name="fr3" draw:name="graphics204" text:anchor-type="paragraph" svg:width="2.0835in" svg:height="1.0417in" draw:z-index="203"><draw:image xlink:href="Pictures/10000000000000C8000000645AF17125.gif" xlink:type="simple" xlink:show="embed" xlink:actuate="onLoad"/></draw:frame></text:p>
      <text:p text:style-name="Standard"><draw:frame draw:style-name="fr2" draw:name="graphics205" text:anchor-type="paragraph" svg:width="2.0835in" svg:height="1.0417in" draw:z-index="204"><draw:image xlink:href="Pictures/10000000000000C800000064F8F7DBA1.gif" xlink:type="simple" xlink:show="embed" xlink:actuate="onLoad"/></draw:frame><draw:frame draw:style-name="fr1" draw:name="graphics206" text:anchor-type="paragraph" svg:width="2.0835in" svg:height="1.0417in" draw:z-index="205"><draw:image xlink:href="Pictures/10000000000000C800000064508352A2.gif" xlink:type="simple" xlink:show="embed" xlink:actuate="onLoad"/></draw:frame><draw:frame draw:style-name="fr3" draw:name="graphics207" text:anchor-type="paragraph" svg:width="2.0835in" svg:height="1.0417in" draw:z-index="206"><draw:image xlink:href="Pictures/10000000000000C800000064813DBEC7.gif" xlink:type="simple" xlink:show="embed" xlink:actuate="onLoad"/></draw:frame></text:p>
      <text:p text:style-name="Standard"><draw:frame draw:style-name="fr3" draw:name="graphics210" text:anchor-type="paragraph" svg:width="2.0835in" svg:height="1.0417in" draw:z-index="209"><draw:image xlink:href="Pictures/10000000000000C80000006419C469D9.gif" xlink:type="simple" xlink:show="embed" xlink:actuate="onLoad"/></draw:frame><draw:frame draw:style-name="fr1" draw:name="graphics209" text:anchor-type="paragraph" svg:width="2.0835in" svg:height="1.0417in" draw:z-index="208"><draw:image xlink:href="Pictures/10000000000000C8000000642988D865.gif" xlink:type="simple" xlink:show="embed" xlink:actuate="onLoad"/></draw:frame><draw:frame draw:style-name="fr2" draw:name="graphics208" text:anchor-type="paragraph" svg:width="2.0835in" svg:height="1.0417in" draw:z-index="207"><draw:image xlink:href="Pictures/10000000000000C8000000642FCC77FF.gif" xlink:type="simple" xlink:show="embed" xlink:actuate="onLoad"/></draw:frame></text:p>
      <text:p text:style-name="P1"><draw:frame draw:style-name="fr1" draw:name="graphics211" text:anchor-type="paragraph" svg:width="6.25in" svg:height="6.25in" draw:z-index="210"><draw:image xlink:href="Pictures/10000000000002580000025868FF79AD.gif" xlink:type="simple" xlink:show="embed" xlink:actuate="onLoad"/></draw:frame></text:p>
      <text:p text:style-name="Standard"><draw:frame draw:style-name="fr2" draw:name="graphics212" text:anchor-type="paragraph" svg:width="2.0835in" svg:height="1.0417in" draw:z-index="211"><draw:image xlink:href="Pictures/10000000000000C800000064BFB78A13.gif" xlink:type="simple" xlink:show="embed" xlink:actuate="onLoad"/></draw:frame><draw:frame draw:style-name="fr1" draw:name="graphics213" text:anchor-type="paragraph" svg:width="2.0835in" svg:height="1.0417in" draw:z-index="212"><draw:image xlink:href="Pictures/10000000000000C8000000645C1FC30D.gif" xlink:type="simple" xlink:show="embed" xlink:actuate="onLoad"/></draw:frame><draw:frame draw:style-name="fr3" draw:name="graphics214" text:anchor-type="paragraph" svg:width="2.0835in" svg:height="1.0417in" draw:z-index="213"><draw:image xlink:href="Pictures/10000000000000C8000000640A3B45C2.gif" xlink:type="simple" xlink:show="embed" xlink:actuate="onLoad"/></draw:frame></text:p>
      <text:p text:style-name="Standard"><draw:frame draw:style-name="fr2" draw:name="graphics215" text:anchor-type="paragraph" svg:width="2.0835in" svg:height="1.0417in" draw:z-index="214"><draw:image xlink:href="Pictures/10000000000000C800000064619F8D68.gif" xlink:type="simple" xlink:show="embed" xlink:actuate="onLoad"/></draw:frame><draw:frame draw:style-name="fr1" draw:name="graphics216" text:anchor-type="paragraph" svg:width="2.0835in" svg:height="1.0417in" draw:z-index="215"><draw:image xlink:href="Pictures/10000000000000C800000064FD8A1431.gif" xlink:type="simple" xlink:show="embed" xlink:actuate="onLoad"/></draw:frame><draw:frame draw:style-name="fr3" draw:name="graphics217" text:anchor-type="paragraph" svg:width="2.0835in" svg:height="1.0417in" draw:z-index="216"><draw:image xlink:href="Pictures/10000000000000C800000064005E35A0.gif" xlink:type="simple" xlink:show="embed" xlink:actuate="onLoad"/></draw:frame></text:p>
      <text:p text:style-name="Standard"><draw:frame draw:style-name="fr3" draw:name="graphics220" text:anchor-type="paragraph" svg:width="2.0835in" svg:height="1.0417in" draw:z-index="219"><draw:image xlink:href="Pictures/10000000000000C800000064622F573A.gif" xlink:type="simple" xlink:show="embed" xlink:actuate="onLoad"/></draw:frame><draw:frame draw:style-name="fr1" draw:name="graphics219" text:anchor-type="paragraph" svg:width="2.0835in" svg:height="1.0417in" draw:z-index="218"><draw:image xlink:href="Pictures/10000000000000C80000006404AF4C69.gif" xlink:type="simple" xlink:show="embed" xlink:actuate="onLoad"/></draw:frame><draw:frame draw:style-name="fr2" draw:name="graphics218" text:anchor-type="paragraph" svg:width="2.0835in" svg:height="1.0417in" draw:z-index="217"><draw:image xlink:href="Pictures/10000000000000C80000006486A45272.gif" xlink:type="simple" xlink:show="embed" xlink:actuate="onLoad"/></draw:frame></text:p>
      <text:p text:style-name="P1"><draw:frame draw:style-name="fr1" draw:name="graphics221" text:anchor-type="paragraph" svg:width="6.25in" svg:height="6.25in" draw:z-index="220"><draw:image xlink:href="Pictures/1000000000000258000002584E6E84FC.gif" xlink:type="simple" xlink:show="embed" xlink:actuate="onLoad"/></draw:frame></text:p>
      <text:p text:style-name="Standard"><draw:frame draw:style-name="fr2" draw:name="graphics222" text:anchor-type="paragraph" svg:width="2.0835in" svg:height="1.0417in" draw:z-index="221"><draw:image xlink:href="Pictures/10000000000000C80000006482C582B1.gif" xlink:type="simple" xlink:show="embed" xlink:actuate="onLoad"/></draw:frame><draw:frame draw:style-name="fr1" draw:name="graphics223" text:anchor-type="paragraph" svg:width="2.0835in" svg:height="1.0417in" draw:z-index="222"><draw:image xlink:href="Pictures/10000000000000C800000064748BA61B.gif" xlink:type="simple" xlink:show="embed" xlink:actuate="onLoad"/></draw:frame><draw:frame draw:style-name="fr3" draw:name="graphics224" text:anchor-type="paragraph" svg:width="2.0835in" svg:height="1.0417in" draw:z-index="223"><draw:image xlink:href="Pictures/10000000000000C800000064A83A4063.gif" xlink:type="simple" xlink:show="embed" xlink:actuate="onLoad"/></draw:frame></text:p>
      <text:p text:style-name="Standard"><draw:frame draw:style-name="fr2" draw:name="graphics225" text:anchor-type="paragraph" svg:width="2.0835in" svg:height="1.0417in" draw:z-index="224"><draw:image xlink:href="Pictures/10000000000000C8000000642609948E.gif" xlink:type="simple" xlink:show="embed" xlink:actuate="onLoad"/></draw:frame><draw:frame draw:style-name="fr1" draw:name="graphics226" text:anchor-type="paragraph" svg:width="2.0835in" svg:height="1.0417in" draw:z-index="225"><draw:image xlink:href="Pictures/10000000000000C800000064413215C1.gif" xlink:type="simple" xlink:show="embed" xlink:actuate="onLoad"/></draw:frame><draw:frame draw:style-name="fr3" draw:name="graphics227" text:anchor-type="paragraph" svg:width="2.0835in" svg:height="1.0417in" draw:z-index="226"><draw:image xlink:href="Pictures/10000000000000C80000006496A3AA9B.gif" xlink:type="simple" xlink:show="embed" xlink:actuate="onLoad"/></draw:frame></text:p>
      <text:p text:style-name="Standard"><draw:frame draw:style-name="fr3" draw:name="graphics230" text:anchor-type="paragraph" svg:width="2.0835in" svg:height="1.0417in" draw:z-index="229"><draw:image xlink:href="Pictures/10000000000000C800000064C02E529B.gif" xlink:type="simple" xlink:show="embed" xlink:actuate="onLoad"/></draw:frame><draw:frame draw:style-name="fr1" draw:name="graphics229" text:anchor-type="paragraph" svg:width="2.0835in" svg:height="1.0417in" draw:z-index="228"><draw:image xlink:href="Pictures/10000000000000C800000064A11F644A.gif" xlink:type="simple" xlink:show="embed" xlink:actuate="onLoad"/></draw:frame><draw:frame draw:style-name="fr2" draw:name="graphics228" text:anchor-type="paragraph" svg:width="2.0835in" svg:height="1.0417in" draw:z-index="227"><draw:image xlink:href="Pictures/10000000000000C8000000640CAEF939.gif" xlink:type="simple" xlink:show="embed" xlink:actuate="onLoad"/></draw:frame></text:p>
      <text:p text:style-name="P1"><draw:frame draw:style-name="fr1" draw:name="graphics231" text:anchor-type="paragraph" svg:width="6.25in" svg:height="6.25in" draw:z-index="230"><draw:image xlink:href="Pictures/1000000000000258000002580197142D.gif" xlink:type="simple" xlink:show="embed" xlink:actuate="onLoad"/></draw:frame></text:p>
      <text:p text:style-name="Standard"><draw:frame draw:style-name="fr2" draw:name="graphics232" text:anchor-type="paragraph" svg:width="2.0835in" svg:height="1.0417in" draw:z-index="231"><draw:image xlink:href="Pictures/10000000000000C800000064B3E69E5C.gif" xlink:type="simple" xlink:show="embed" xlink:actuate="onLoad"/></draw:frame><draw:frame draw:style-name="fr1" draw:name="graphics233" text:anchor-type="paragraph" svg:width="2.0835in" svg:height="1.0417in" draw:z-index="232"><draw:image xlink:href="Pictures/10000000000000C80000006460CAEFD7.gif" xlink:type="simple" xlink:show="embed" xlink:actuate="onLoad"/></draw:frame><draw:frame draw:style-name="fr3" draw:name="graphics234" text:anchor-type="paragraph" svg:width="2.0835in" svg:height="1.0417in" draw:z-index="233"><draw:image xlink:href="Pictures/10000000000000C8000000640E0BB607.gif" xlink:type="simple" xlink:show="embed" xlink:actuate="onLoad"/></draw:frame></text:p>
      <text:p text:style-name="Standard"><draw:frame draw:style-name="fr2" draw:name="graphics235" text:anchor-type="paragraph" svg:width="2.0835in" svg:height="1.0417in" draw:z-index="234"><draw:image xlink:href="Pictures/10000000000000C8000000644206C187.gif" xlink:type="simple" xlink:show="embed" xlink:actuate="onLoad"/></draw:frame><draw:frame draw:style-name="fr1" draw:name="graphics236" text:anchor-type="paragraph" svg:width="2.0835in" svg:height="1.0417in" draw:z-index="235"><draw:image xlink:href="Pictures/10000000000000C800000064122AEEF3.gif" xlink:type="simple" xlink:show="embed" xlink:actuate="onLoad"/></draw:frame><draw:frame draw:style-name="fr3" draw:name="graphics237" text:anchor-type="paragraph" svg:width="2.0835in" svg:height="1.0417in" draw:z-index="236"><draw:image xlink:href="Pictures/10000000000000C800000064046EC665.gif" xlink:type="simple" xlink:show="embed" xlink:actuate="onLoad"/></draw:frame></text:p>
      <text:p text:style-name="Standard"><draw:frame draw:style-name="fr3" draw:name="graphics240" text:anchor-type="paragraph" svg:width="2.0835in" svg:height="1.0417in" draw:z-index="239"><draw:image xlink:href="Pictures/10000000000000C800000064C8AFFE06.gif" xlink:type="simple" xlink:show="embed" xlink:actuate="onLoad"/></draw:frame><draw:frame draw:style-name="fr1" draw:name="graphics239" text:anchor-type="paragraph" svg:width="2.0835in" svg:height="1.0417in" draw:z-index="238"><draw:image xlink:href="Pictures/10000000000000C800000064304D9D7D.gif" xlink:type="simple" xlink:show="embed" xlink:actuate="onLoad"/></draw:frame><draw:frame draw:style-name="fr2" draw:name="graphics238" text:anchor-type="paragraph" svg:width="2.0835in" svg:height="1.0417in" draw:z-index="237"><draw:image xlink:href="Pictures/10000000000000C80000006400C01DB3.gif" xlink:type="simple" xlink:show="embed" xlink:actuate="onLoad"/></draw:frame></text:p>
      <text:p text:style-name="P1"><draw:frame draw:style-name="fr1" draw:name="graphics241" text:anchor-type="paragraph" svg:width="6.25in" svg:height="6.25in" draw:z-index="240"><draw:image xlink:href="Pictures/100000000000025800000258E1BA0470.gif" xlink:type="simple" xlink:show="embed" xlink:actuate="onLoad"/></draw:frame></text:p>
      <text:p text:style-name="Standard"><draw:frame draw:style-name="fr2" draw:name="graphics242" text:anchor-type="paragraph" svg:width="2.0835in" svg:height="1.0417in" draw:z-index="241"><draw:image xlink:href="Pictures/10000000000000C800000064833DA3C2.gif" xlink:type="simple" xlink:show="embed" xlink:actuate="onLoad"/></draw:frame><draw:frame draw:style-name="fr1" draw:name="graphics243" text:anchor-type="paragraph" svg:width="2.0835in" svg:height="1.0417in" draw:z-index="242"><draw:image xlink:href="Pictures/10000000000000C80000006448662442.gif" xlink:type="simple" xlink:show="embed" xlink:actuate="onLoad"/></draw:frame><draw:frame draw:style-name="fr3" draw:name="graphics244" text:anchor-type="paragraph" svg:width="2.0835in" svg:height="1.0417in" draw:z-index="243"><draw:image xlink:href="Pictures/10000000000000C8000000641E42A28D.gif" xlink:type="simple" xlink:show="embed" xlink:actuate="onLoad"/></draw:frame></text:p>
      <text:p text:style-name="Standard"><draw:frame draw:style-name="fr2" draw:name="graphics245" text:anchor-type="paragraph" svg:width="2.0835in" svg:height="1.0417in" draw:z-index="244"><draw:image xlink:href="Pictures/10000000000000C8000000642401F71B.gif" xlink:type="simple" xlink:show="embed" xlink:actuate="onLoad"/></draw:frame><draw:frame draw:style-name="fr1" draw:name="graphics246" text:anchor-type="paragraph" svg:width="2.0835in" svg:height="1.0417in" draw:z-index="245"><draw:image xlink:href="Pictures/10000000000000C8000000641A0E64B6.gif" xlink:type="simple" xlink:show="embed" xlink:actuate="onLoad"/></draw:frame><draw:frame draw:style-name="fr3" draw:name="graphics247" text:anchor-type="paragraph" svg:width="2.0835in" svg:height="1.0417in" draw:z-index="246"><draw:image xlink:href="Pictures/10000000000000C800000064B524F5F7.gif" xlink:type="simple" xlink:show="embed" xlink:actuate="onLoad"/></draw:frame></text:p>
      <text:p text:style-name="Standard"><draw:frame draw:style-name="fr3" draw:name="graphics250" text:anchor-type="paragraph" svg:width="2.0835in" svg:height="1.0417in" draw:z-index="249"><draw:image xlink:href="Pictures/10000000000000C80000006455A1897B.gif" xlink:type="simple" xlink:show="embed" xlink:actuate="onLoad"/></draw:frame><draw:frame draw:style-name="fr1" draw:name="graphics249" text:anchor-type="paragraph" svg:width="2.0835in" svg:height="1.0417in" draw:z-index="248"><draw:image xlink:href="Pictures/10000000000000C8000000645125B59C.gif" xlink:type="simple" xlink:show="embed" xlink:actuate="onLoad"/></draw:frame><draw:frame draw:style-name="fr2" draw:name="graphics248" text:anchor-type="paragraph" svg:width="2.0835in" svg:height="1.0417in" draw:z-index="247"><draw:image xlink:href="Pictures/10000000000000C80000006410890939.gif" xlink:type="simple" xlink:show="embed" xlink:actuate="onLoad"/></draw:frame></text:p>
      <text:p text:style-name="P1"><draw:frame draw:style-name="fr1" draw:name="graphics251" text:anchor-type="paragraph" svg:width="6.25in" svg:height="6.25in" draw:z-index="250"><draw:image xlink:href="Pictures/10000000000002580000025894D1EEFB.gif" xlink:type="simple" xlink:show="embed" xlink:actuate="onLoad"/></draw:frame></text:p>
      <text:p text:style-name="Standard"><draw:frame draw:style-name="fr2" draw:name="graphics252" text:anchor-type="paragraph" svg:width="2.0835in" svg:height="1.0417in" draw:z-index="251"><draw:image xlink:href="Pictures/10000000000000C800000064493565AE.gif" xlink:type="simple" xlink:show="embed" xlink:actuate="onLoad"/></draw:frame><draw:frame draw:style-name="fr1" draw:name="graphics253" text:anchor-type="paragraph" svg:width="2.0835in" svg:height="1.0417in" draw:z-index="252"><draw:image xlink:href="Pictures/10000000000000C8000000646B35DCC0.gif" xlink:type="simple" xlink:show="embed" xlink:actuate="onLoad"/></draw:frame><draw:frame draw:style-name="fr3" draw:name="graphics254" text:anchor-type="paragraph" svg:width="2.0835in" svg:height="1.0417in" draw:z-index="253"><draw:image xlink:href="Pictures/10000000000000C800000064EE95E296.gif" xlink:type="simple" xlink:show="embed" xlink:actuate="onLoad"/></draw:frame></text:p>
      <text:p text:style-name="Standard"><draw:frame draw:style-name="fr2" draw:name="graphics255" text:anchor-type="paragraph" svg:width="2.0835in" svg:height="1.0417in" draw:z-index="254"><draw:image xlink:href="Pictures/10000000000000C800000064A169BBEE.gif" xlink:type="simple" xlink:show="embed" xlink:actuate="onLoad"/></draw:frame><draw:frame draw:style-name="fr1" draw:name="graphics256" text:anchor-type="paragraph" svg:width="2.0835in" svg:height="1.0417in" draw:z-index="255"><draw:image xlink:href="Pictures/10000000000000C8000000648FDD479B.gif" xlink:type="simple" xlink:show="embed" xlink:actuate="onLoad"/></draw:frame><draw:frame draw:style-name="fr3" draw:name="graphics257" text:anchor-type="paragraph" svg:width="2.0835in" svg:height="1.0417in" draw:z-index="256"><draw:image xlink:href="Pictures/10000000000000C800000064E4F092F4.gif" xlink:type="simple" xlink:show="embed" xlink:actuate="onLoad"/></draw:frame></text:p>
      <text:p text:style-name="Standard"><draw:frame draw:style-name="fr3" draw:name="graphics260" text:anchor-type="paragraph" svg:width="2.0835in" svg:height="1.0417in" draw:z-index="259"><draw:image xlink:href="Pictures/10000000000000C8000000641DC20584.gif" xlink:type="simple" xlink:show="embed" xlink:actuate="onLoad"/></draw:frame><draw:frame draw:style-name="fr1" draw:name="graphics259" text:anchor-type="paragraph" svg:width="2.0835in" svg:height="1.0417in" draw:z-index="258"><draw:image xlink:href="Pictures/10000000000000C80000006468EAD8BE.gif" xlink:type="simple" xlink:show="embed" xlink:actuate="onLoad"/></draw:frame><draw:frame draw:style-name="fr2" draw:name="graphics258" text:anchor-type="paragraph" svg:width="2.0835in" svg:height="1.0417in" draw:z-index="257"><draw:image xlink:href="Pictures/10000000000000C800000064620AF526.gif" xlink:type="simple" xlink:show="embed" xlink:actuate="onLoad"/></draw:frame></text:p>
      <text:p text:style-name="P1"><draw:frame draw:style-name="fr1" draw:name="graphics261" text:anchor-type="paragraph" svg:width="6.25in" svg:height="6.25in" draw:z-index="260"><draw:image xlink:href="Pictures/100000000000025800000258B9FDD3AD.gif" xlink:type="simple" xlink:show="embed" xlink:actuate="onLoad"/></draw:frame></text:p>
      <text:p text:style-name="Standard"><draw:frame draw:style-name="fr2" draw:name="graphics262" text:anchor-type="paragraph" svg:width="2.0835in" svg:height="1.0417in" draw:z-index="261"><draw:image xlink:href="Pictures/10000000000000C800000064E4B6C1D1.gif" xlink:type="simple" xlink:show="embed" xlink:actuate="onLoad"/></draw:frame><draw:frame draw:style-name="fr1" draw:name="graphics263" text:anchor-type="paragraph" svg:width="2.0835in" svg:height="1.0417in" draw:z-index="262"><draw:image xlink:href="Pictures/10000000000000C800000064E4D5D893.gif" xlink:type="simple" xlink:show="embed" xlink:actuate="onLoad"/></draw:frame><draw:frame draw:style-name="fr3" draw:name="graphics264" text:anchor-type="paragraph" svg:width="2.0835in" svg:height="1.0417in" draw:z-index="263"><draw:image xlink:href="Pictures/10000000000000C8000000648A148143.gif" xlink:type="simple" xlink:show="embed" xlink:actuate="onLoad"/></draw:frame></text:p>
      <text:p text:style-name="Standard"><draw:frame draw:style-name="fr2" draw:name="graphics265" text:anchor-type="paragraph" svg:width="2.0835in" svg:height="1.0417in" draw:z-index="264"><draw:image xlink:href="Pictures/10000000000000C8000000648C9C512E.gif" xlink:type="simple" xlink:show="embed" xlink:actuate="onLoad"/></draw:frame><draw:frame draw:style-name="fr1" draw:name="graphics266" text:anchor-type="paragraph" svg:width="2.0835in" svg:height="1.0417in" draw:z-index="265"><draw:image xlink:href="Pictures/10000000000000C80000006450257551.gif" xlink:type="simple" xlink:show="embed" xlink:actuate="onLoad"/></draw:frame><draw:frame draw:style-name="fr3" draw:name="graphics267" text:anchor-type="paragraph" svg:width="2.0835in" svg:height="1.0417in" draw:z-index="266"><draw:image xlink:href="Pictures/10000000000000C800000064B48D6BBB.gif" xlink:type="simple" xlink:show="embed" xlink:actuate="onLoad"/></draw:frame></text:p>
      <text:p text:style-name="Standard"><draw:frame draw:style-name="fr3" draw:name="graphics270" text:anchor-type="paragraph" svg:width="2.0835in" svg:height="1.0417in" draw:z-index="269"><draw:image xlink:href="Pictures/10000000000000C8000000644CB0C942.gif" xlink:type="simple" xlink:show="embed" xlink:actuate="onLoad"/></draw:frame><draw:frame draw:style-name="fr1" draw:name="graphics269" text:anchor-type="paragraph" svg:width="2.0835in" svg:height="1.0417in" draw:z-index="268"><draw:image xlink:href="Pictures/10000000000000C800000064345B7D15.gif" xlink:type="simple" xlink:show="embed" xlink:actuate="onLoad"/></draw:frame><draw:frame draw:style-name="fr2" draw:name="graphics268" text:anchor-type="paragraph" svg:width="2.0835in" svg:height="1.0417in" draw:z-index="267"><draw:image xlink:href="Pictures/10000000000000C800000064BF68CAD5.gif" xlink:type="simple" xlink:show="embed" xlink:actuate="onLoad"/></draw:frame></text:p>
      <text:p text:style-name="P1"><draw:frame draw:style-name="fr1" draw:name="graphics271" text:anchor-type="paragraph" svg:width="6.25in" svg:height="6.25in" draw:z-index="270"><draw:image xlink:href="Pictures/10000000000002580000025845764788.gif" xlink:type="simple" xlink:show="embed" xlink:actuate="onLoad"/></draw:frame></text:p>
      <text:p text:style-name="Standard"><draw:frame draw:style-name="fr2" draw:name="graphics272" text:anchor-type="paragraph" svg:width="2.0835in" svg:height="1.0417in" draw:z-index="271"><draw:image xlink:href="Pictures/10000000000000C800000064CBAD1A31.gif" xlink:type="simple" xlink:show="embed" xlink:actuate="onLoad"/></draw:frame><draw:frame draw:style-name="fr1" draw:name="graphics273" text:anchor-type="paragraph" svg:width="2.0835in" svg:height="1.0417in" draw:z-index="272"><draw:image xlink:href="Pictures/10000000000000C8000000641CF5408C.gif" xlink:type="simple" xlink:show="embed" xlink:actuate="onLoad"/></draw:frame><draw:frame draw:style-name="fr3" draw:name="graphics274" text:anchor-type="paragraph" svg:width="2.0835in" svg:height="1.0417in" draw:z-index="273"><draw:image xlink:href="Pictures/10000000000000C80000006490E237E3.gif" xlink:type="simple" xlink:show="embed" xlink:actuate="onLoad"/></draw:frame></text:p>
      <text:p text:style-name="Standard"><draw:frame draw:style-name="fr2" draw:name="graphics275" text:anchor-type="paragraph" svg:width="2.0835in" svg:height="1.0417in" draw:z-index="274"><draw:image xlink:href="Pictures/10000000000000C800000064FDB03D0E.gif" xlink:type="simple" xlink:show="embed" xlink:actuate="onLoad"/></draw:frame><draw:frame draw:style-name="fr1" draw:name="graphics276" text:anchor-type="paragraph" svg:width="2.0835in" svg:height="1.0417in" draw:z-index="275"><draw:image xlink:href="Pictures/10000000000000C8000000645D5E2E01.gif" xlink:type="simple" xlink:show="embed" xlink:actuate="onLoad"/></draw:frame><draw:frame draw:style-name="fr3" draw:name="graphics277" text:anchor-type="paragraph" svg:width="2.0835in" svg:height="1.0417in" draw:z-index="276"><draw:image xlink:href="Pictures/10000000000000C800000064AE7BDD1B.gif" xlink:type="simple" xlink:show="embed" xlink:actuate="onLoad"/></draw:frame></text:p>
      <text:p text:style-name="Standard"><draw:frame draw:style-name="fr3" draw:name="graphics280" text:anchor-type="paragraph" svg:width="2.0835in" svg:height="1.0417in" draw:z-index="279"><draw:image xlink:href="Pictures/10000000000000C80000006459F6B5A8.gif" xlink:type="simple" xlink:show="embed" xlink:actuate="onLoad"/></draw:frame><draw:frame draw:style-name="fr1" draw:name="graphics279" text:anchor-type="paragraph" svg:width="2.0835in" svg:height="1.0417in" draw:z-index="278"><draw:image xlink:href="Pictures/10000000000000C80000006445605695.gif" xlink:type="simple" xlink:show="embed" xlink:actuate="onLoad"/></draw:frame><draw:frame draw:style-name="fr2" draw:name="graphics278" text:anchor-type="paragraph" svg:width="2.0835in" svg:height="1.0417in" draw:z-index="277"><draw:image xlink:href="Pictures/10000000000000C800000064A59E7C75.gif" xlink:type="simple" xlink:show="embed" xlink:actuate="onLoad"/></draw:frame></text:p>
      <text:p text:style-name="P1"><draw:frame draw:style-name="fr1" draw:name="graphics281" text:anchor-type="paragraph" svg:width="6.25in" svg:height="6.25in" draw:z-index="280"><draw:image xlink:href="Pictures/100000000000025800000258F9A29F00.gif" xlink:type="simple" xlink:show="embed" xlink:actuate="onLoad"/></draw:frame></text:p>
      <text:p text:style-name="Standard"><draw:frame draw:style-name="fr2" draw:name="graphics282" text:anchor-type="paragraph" svg:width="2.0835in" svg:height="1.0417in" draw:z-index="281"><draw:image xlink:href="Pictures/10000000000000C8000000642F3AE527.gif" xlink:type="simple" xlink:show="embed" xlink:actuate="onLoad"/></draw:frame><draw:frame draw:style-name="fr1" draw:name="graphics283" text:anchor-type="paragraph" svg:width="2.0835in" svg:height="1.0417in" draw:z-index="282"><draw:image xlink:href="Pictures/10000000000000C800000064CAA90377.gif" xlink:type="simple" xlink:show="embed" xlink:actuate="onLoad"/></draw:frame><draw:frame draw:style-name="fr3" draw:name="graphics284" text:anchor-type="paragraph" svg:width="2.0835in" svg:height="1.0417in" draw:z-index="283"><draw:image xlink:href="Pictures/10000000000000C800000064CC909D11.gif" xlink:type="simple" xlink:show="embed" xlink:actuate="onLoad"/></draw:frame></text:p>
      <text:p text:style-name="Standard"><draw:frame draw:style-name="fr2" draw:name="graphics285" text:anchor-type="paragraph" svg:width="2.0835in" svg:height="1.0417in" draw:z-index="284"><draw:image xlink:href="Pictures/10000000000000C8000000640B793A75.gif" xlink:type="simple" xlink:show="embed" xlink:actuate="onLoad"/></draw:frame><draw:frame draw:style-name="fr1" draw:name="graphics286" text:anchor-type="paragraph" svg:width="2.0835in" svg:height="1.0417in" draw:z-index="285"><draw:image xlink:href="Pictures/10000000000000C80000006473677B78.gif" xlink:type="simple" xlink:show="embed" xlink:actuate="onLoad"/></draw:frame><draw:frame draw:style-name="fr3" draw:name="graphics287" text:anchor-type="paragraph" svg:width="2.0835in" svg:height="1.0417in" draw:z-index="286"><draw:image xlink:href="Pictures/10000000000000C800000064C6F5ED73.gif" xlink:type="simple" xlink:show="embed" xlink:actuate="onLoad"/></draw:frame></text:p>
      <text:p text:style-name="Standard"><draw:frame draw:style-name="fr3" draw:name="graphics290" text:anchor-type="paragraph" svg:width="2.0835in" svg:height="1.0417in" draw:z-index="289"><draw:image xlink:href="Pictures/10000000000000C8000000648F200AB1.gif" xlink:type="simple" xlink:show="embed" xlink:actuate="onLoad"/></draw:frame><draw:frame draw:style-name="fr1" draw:name="graphics289" text:anchor-type="paragraph" svg:width="2.0835in" svg:height="1.0417in" draw:z-index="288"><draw:image xlink:href="Pictures/10000000000000C8000000648E55D08E.gif" xlink:type="simple" xlink:show="embed" xlink:actuate="onLoad"/></draw:frame><draw:frame draw:style-name="fr2" draw:name="graphics288" text:anchor-type="paragraph" svg:width="2.0835in" svg:height="1.0417in" draw:z-index="287"><draw:image xlink:href="Pictures/10000000000000C800000064400F8AA1.gif" xlink:type="simple" xlink:show="embed" xlink:actuate="onLoad"/></draw:frame></text:p>
      <text:p text:style-name="P1"><draw:frame draw:style-name="fr1" draw:name="graphics291" text:anchor-type="paragraph" svg:width="6.25in" svg:height="6.25in" draw:z-index="290"><draw:image xlink:href="Pictures/100000000000025800000258160CE315.gif" xlink:type="simple" xlink:show="embed" xlink:actuate="onLoad"/></draw:frame></text:p>
      <text:p text:style-name="Standard"><draw:frame draw:style-name="fr2" draw:name="graphics292" text:anchor-type="paragraph" svg:width="2.0835in" svg:height="1.0417in" draw:z-index="291"><draw:image xlink:href="Pictures/10000000000000C80000006405CCEBF6.gif" xlink:type="simple" xlink:show="embed" xlink:actuate="onLoad"/></draw:frame><draw:frame draw:style-name="fr1" draw:name="graphics293" text:anchor-type="paragraph" svg:width="2.0835in" svg:height="1.0417in" draw:z-index="292"><draw:image xlink:href="Pictures/10000000000000C80000006486005C14.gif" xlink:type="simple" xlink:show="embed" xlink:actuate="onLoad"/></draw:frame><draw:frame draw:style-name="fr3" draw:name="graphics294" text:anchor-type="paragraph" svg:width="2.0835in" svg:height="1.0417in" draw:z-index="293"><draw:image xlink:href="Pictures/10000000000000C800000064E9863D7E.gif" xlink:type="simple" xlink:show="embed" xlink:actuate="onLoad"/></draw:frame></text:p>
      <text:p text:style-name="Standard"><draw:frame draw:style-name="fr2" draw:name="graphics295" text:anchor-type="paragraph" svg:width="2.0835in" svg:height="1.0417in" draw:z-index="294"><draw:image xlink:href="Pictures/10000000000000C80000006421BF88F5.gif" xlink:type="simple" xlink:show="embed" xlink:actuate="onLoad"/></draw:frame><draw:frame draw:style-name="fr1" draw:name="graphics296" text:anchor-type="paragraph" svg:width="2.0835in" svg:height="1.0417in" draw:z-index="295"><draw:image xlink:href="Pictures/10000000000000C8000000642C83CFA3.gif" xlink:type="simple" xlink:show="embed" xlink:actuate="onLoad"/></draw:frame><draw:frame draw:style-name="fr3" draw:name="graphics297" text:anchor-type="paragraph" svg:width="2.0835in" svg:height="1.0417in" draw:z-index="296"><draw:image xlink:href="Pictures/10000000000000C800000064D83FA3DD.gif" xlink:type="simple" xlink:show="embed" xlink:actuate="onLoad"/></draw:frame></text:p>
      <text:p text:style-name="Standard"><draw:frame draw:style-name="fr3" draw:name="graphics300" text:anchor-type="paragraph" svg:width="2.0835in" svg:height="1.0417in" draw:z-index="299"><draw:image xlink:href="Pictures/10000000000000C80000006430E96307.gif" xlink:type="simple" xlink:show="embed" xlink:actuate="onLoad"/></draw:frame><draw:frame draw:style-name="fr1" draw:name="graphics299" text:anchor-type="paragraph" svg:width="2.0835in" svg:height="1.0417in" draw:z-index="298"><draw:image xlink:href="Pictures/10000000000000C800000064D8973211.gif" xlink:type="simple" xlink:show="embed" xlink:actuate="onLoad"/></draw:frame><draw:frame draw:style-name="fr2" draw:name="graphics298" text:anchor-type="paragraph" svg:width="2.0835in" svg:height="1.0417in" draw:z-index="297"><draw:image xlink:href="Pictures/10000000000000C800000064FFC6E317.gif" xlink:type="simple" xlink:show="embed" xlink:actuate="onLoad"/></draw:frame></text:p>
      <text:p text:style-name="P1"><draw:frame draw:style-name="fr1" draw:name="graphics301" text:anchor-type="paragraph" svg:width="6.25in" svg:height="6.25in" draw:z-index="300"><draw:image xlink:href="Pictures/100000000000025800000258CF2F711D.gif" xlink:type="simple" xlink:show="embed" xlink:actuate="onLoad"/></draw:frame></text:p>
      <text:p text:style-name="Standard"><draw:frame draw:style-name="fr2" draw:name="graphics302" text:anchor-type="paragraph" svg:width="2.0835in" svg:height="1.0417in" draw:z-index="301"><draw:image xlink:href="Pictures/10000000000000C800000064A1DB1A7D.gif" xlink:type="simple" xlink:show="embed" xlink:actuate="onLoad"/></draw:frame><draw:frame draw:style-name="fr1" draw:name="graphics303" text:anchor-type="paragraph" svg:width="2.0835in" svg:height="1.0417in" draw:z-index="302"><draw:image xlink:href="Pictures/10000000000000C800000064A4D43FD7.gif" xlink:type="simple" xlink:show="embed" xlink:actuate="onLoad"/></draw:frame><draw:frame draw:style-name="fr3" draw:name="graphics304" text:anchor-type="paragraph" svg:width="2.0835in" svg:height="1.0417in" draw:z-index="303"><draw:image xlink:href="Pictures/10000000000000C800000064B6CFC827.gif" xlink:type="simple" xlink:show="embed" xlink:actuate="onLoad"/></draw:frame></text:p>
      <text:p text:style-name="Standard"><draw:frame draw:style-name="fr1" draw:name="graphics306" text:anchor-type="paragraph" svg:width="2.0835in" svg:height="1.0417in" draw:z-index="304"><draw:image xlink:href="Pictures/10000000000000C8000000644E48D1E3.gif" xlink:type="simple" xlink:show="embed" xlink:actuate="onLoad"/></draw:frame><draw:frame draw:style-name="fr3" draw:name="graphics307" text:anchor-type="paragraph" svg:width="2.0835in" svg:height="1.0417in" draw:z-index="305"><draw:image xlink:href="Pictures/10000000000000C800000064BCAAB845.gif" xlink:type="simple" xlink:show="embed" xlink:actuate="onLoad"/></draw:frame><draw:frame draw:style-name="fr2" draw:name="graphics305" text:anchor-type="paragraph" svg:width="2.0835in" svg:height="1.0417in" draw:z-index="306"><draw:image xlink:href="Pictures/10000000000000C800000064432A3DDA.gif" xlink:type="simple" xlink:show="embed" xlink:actuate="onLoad"/></draw:frame></text:p>
      <text:p text:style-name="Standard"><draw:frame draw:style-name="fr3" draw:name="graphics310" text:anchor-type="paragraph" svg:width="2.0835in" svg:height="1.0417in" draw:z-index="309"><draw:image xlink:href="Pictures/10000000000000C800000064E6FBBF21.gif" xlink:type="simple" xlink:show="embed" xlink:actuate="onLoad"/></draw:frame><draw:frame draw:style-name="fr1" draw:name="graphics309" text:anchor-type="paragraph" svg:width="2.0835in" svg:height="1.0417in" draw:z-index="308"><draw:image xlink:href="Pictures/10000000000000C800000064E9D95E45.gif" xlink:type="simple" xlink:show="embed" xlink:actuate="onLoad"/></draw:frame><draw:frame draw:style-name="fr2" draw:name="graphics308" text:anchor-type="paragraph" svg:width="2.0835in" svg:height="1.0417in" draw:z-index="307"><draw:image xlink:href="Pictures/10000000000000C800000064125B717D.gif" xlink:type="simple" xlink:show="embed" xlink:actuate="onLoad"/></draw:frame></text:p>
      <text:p text:style-name="P1"><draw:frame draw:style-name="fr1" draw:name="graphics311" text:anchor-type="paragraph" svg:width="6.25in" svg:height="6.25in" draw:z-index="310"><draw:image xlink:href="Pictures/10000000000002580000025845C795F8.gif" xlink:type="simple" xlink:show="embed" xlink:actuate="onLoad"/></draw:frame></text:p>
      <text:p text:style-name="Standard"><draw:frame draw:style-name="fr2" draw:name="graphics312" text:anchor-type="paragraph" svg:width="2.0835in" svg:height="1.0417in" draw:z-index="311"><draw:image xlink:href="Pictures/10000000000000C8000000640C5D7CF2.gif" xlink:type="simple" xlink:show="embed" xlink:actuate="onLoad"/></draw:frame><draw:frame draw:style-name="fr1" draw:name="graphics313" text:anchor-type="paragraph" svg:width="2.0835in" svg:height="1.0417in" draw:z-index="312"><draw:image xlink:href="Pictures/10000000000000C800000064712184DC.gif" xlink:type="simple" xlink:show="embed" xlink:actuate="onLoad"/></draw:frame><draw:frame draw:style-name="fr3" draw:name="graphics314" text:anchor-type="paragraph" svg:width="2.0835in" svg:height="1.0417in" draw:z-index="313"><draw:image xlink:href="Pictures/10000000000000C800000064649D179D.gif" xlink:type="simple" xlink:show="embed" xlink:actuate="onLoad"/></draw:frame></text:p>
      <text:p text:style-name="Standard"><draw:frame draw:style-name="fr2" draw:name="graphics315" text:anchor-type="paragraph" svg:width="2.0835in" svg:height="1.0417in" draw:z-index="314"><draw:image xlink:href="Pictures/10000000000000C8000000646ED1900A.gif" xlink:type="simple" xlink:show="embed" xlink:actuate="onLoad"/></draw:frame><draw:frame draw:style-name="fr1" draw:name="graphics316" text:anchor-type="paragraph" svg:width="2.0835in" svg:height="1.0417in" draw:z-index="315"><draw:image xlink:href="Pictures/10000000000000C8000000642761BE3E.gif" xlink:type="simple" xlink:show="embed" xlink:actuate="onLoad"/></draw:frame><draw:frame draw:style-name="fr3" draw:name="graphics317" text:anchor-type="paragraph" svg:width="2.0835in" svg:height="1.0417in" draw:z-index="316"><draw:image xlink:href="Pictures/10000000000000C8000000645A04FD65.gif" xlink:type="simple" xlink:show="embed" xlink:actuate="onLoad"/></draw:frame></text:p>
      <text:p text:style-name="Standard"><draw:frame draw:style-name="fr3" draw:name="graphics320" text:anchor-type="paragraph" svg:width="2.0835in" svg:height="1.0417in" draw:z-index="319"><draw:image xlink:href="Pictures/10000000000000C8000000640C890565.gif" xlink:type="simple" xlink:show="embed" xlink:actuate="onLoad"/></draw:frame><draw:frame draw:style-name="fr1" draw:name="graphics319" text:anchor-type="paragraph" svg:width="2.0835in" svg:height="1.0417in" draw:z-index="318"><draw:image xlink:href="Pictures/10000000000000C800000064DFB5F58B.gif" xlink:type="simple" xlink:show="embed" xlink:actuate="onLoad"/></draw:frame><draw:frame draw:style-name="fr2" draw:name="graphics318" text:anchor-type="paragraph" svg:width="2.0835in" svg:height="1.0417in" draw:z-index="317"><draw:image xlink:href="Pictures/10000000000000C80000006451E15C0B.gif" xlink:type="simple" xlink:show="embed" xlink:actuate="onLoad"/></draw:frame></text:p>
      <text:p text:style-name="P1"><draw:frame draw:style-name="fr1" draw:name="graphics321" text:anchor-type="paragraph" svg:width="6.25in" svg:height="6.25in" draw:z-index="320"><draw:image xlink:href="Pictures/10000000000002580000025860581442.gif" xlink:type="simple" xlink:show="embed" xlink:actuate="onLoad"/></draw:frame></text:p>
      <text:p text:style-name="Standard"><draw:frame draw:style-name="fr2" draw:name="graphics322" text:anchor-type="paragraph" svg:width="2.0835in" svg:height="1.0417in" draw:z-index="321"><draw:image xlink:href="Pictures/10000000000000C800000064662D54E7.gif" xlink:type="simple" xlink:show="embed" xlink:actuate="onLoad"/></draw:frame><draw:frame draw:style-name="fr1" draw:name="graphics323" text:anchor-type="paragraph" svg:width="2.0835in" svg:height="1.0417in" draw:z-index="322"><draw:image xlink:href="Pictures/10000000000000C800000064149676A1.gif" xlink:type="simple" xlink:show="embed" xlink:actuate="onLoad"/></draw:frame><draw:frame draw:style-name="fr3" draw:name="graphics324" text:anchor-type="paragraph" svg:width="2.0835in" svg:height="1.0417in" draw:z-index="323"><draw:image xlink:href="Pictures/10000000000000C80000006442B2F06E.gif" xlink:type="simple" xlink:show="embed" xlink:actuate="onLoad"/></draw:frame></text:p>
      <text:p text:style-name="Standard"><draw:frame draw:style-name="fr2" draw:name="graphics325" text:anchor-type="paragraph" svg:width="2.0835in" svg:height="1.0417in" draw:z-index="324"><draw:image xlink:href="Pictures/10000000000000C800000064D041E835.gif" xlink:type="simple" xlink:show="embed" xlink:actuate="onLoad"/></draw:frame><draw:frame draw:style-name="fr1" draw:name="graphics326" text:anchor-type="paragraph" svg:width="2.0835in" svg:height="1.0417in" draw:z-index="325"><draw:image xlink:href="Pictures/10000000000000C800000064D9CECEE7.gif" xlink:type="simple" xlink:show="embed" xlink:actuate="onLoad"/></draw:frame><draw:frame draw:style-name="fr3" draw:name="graphics327" text:anchor-type="paragraph" svg:width="2.0835in" svg:height="1.0417in" draw:z-index="326"><draw:image xlink:href="Pictures/10000000000000C80000006448D7800C.gif" xlink:type="simple" xlink:show="embed" xlink:actuate="onLoad"/></draw:frame></text:p>
      <text:p text:style-name="Standard"><draw:frame draw:style-name="fr3" draw:name="graphics330" text:anchor-type="paragraph" svg:width="2.0835in" svg:height="1.0417in" draw:z-index="329"><draw:image xlink:href="Pictures/10000000000000C800000064B1E5177C.gif" xlink:type="simple" xlink:show="embed" xlink:actuate="onLoad"/></draw:frame><draw:frame draw:style-name="fr1" draw:name="graphics329" text:anchor-type="paragraph" svg:width="2.0835in" svg:height="1.0417in" draw:z-index="328"><draw:image xlink:href="Pictures/10000000000000C800000064802FC83D.gif" xlink:type="simple" xlink:show="embed" xlink:actuate="onLoad"/></draw:frame><draw:frame draw:style-name="fr2" draw:name="graphics328" text:anchor-type="paragraph" svg:width="2.0835in" svg:height="1.0417in" draw:z-index="327"><draw:image xlink:href="Pictures/10000000000000C800000064E6264934.gif" xlink:type="simple" xlink:show="embed" xlink:actuate="onLoad"/></draw:frame></text:p>
      <text:p text:style-name="P1"><draw:frame draw:style-name="fr1" draw:name="graphics331" text:anchor-type="paragraph" svg:width="6.25in" svg:height="6.25in" draw:z-index="330"><draw:image xlink:href="Pictures/1000000000000258000002583E2298C6.gif" xlink:type="simple" xlink:show="embed" xlink:actuate="onLoad"/></draw:frame></text:p>
      <text:p text:style-name="Standard"><draw:frame draw:style-name="fr2" draw:name="graphics332" text:anchor-type="paragraph" svg:width="2.0835in" svg:height="1.0417in" draw:z-index="331"><draw:image xlink:href="Pictures/10000000000000C80000006471993174.gif" xlink:type="simple" xlink:show="embed" xlink:actuate="onLoad"/></draw:frame><draw:frame draw:style-name="fr1" draw:name="graphics333" text:anchor-type="paragraph" svg:width="2.0835in" svg:height="1.0417in" draw:z-index="332"><draw:image xlink:href="Pictures/10000000000000C800000064211F8ACF.gif" xlink:type="simple" xlink:show="embed" xlink:actuate="onLoad"/></draw:frame><draw:frame draw:style-name="fr3" draw:name="graphics334" text:anchor-type="paragraph" svg:width="2.0835in" svg:height="1.0417in" draw:z-index="333"><draw:image xlink:href="Pictures/10000000000000C8000000644FDED31F.gif" xlink:type="simple" xlink:show="embed" xlink:actuate="onLoad"/></draw:frame></text:p>
      <text:p text:style-name="Standard"><draw:frame draw:style-name="fr2" draw:name="graphics335" text:anchor-type="paragraph" svg:width="2.0835in" svg:height="1.0417in" draw:z-index="334"><draw:image xlink:href="Pictures/10000000000000C800000064E89D4680.gif" xlink:type="simple" xlink:show="embed" xlink:actuate="onLoad"/></draw:frame><draw:frame draw:style-name="fr1" draw:name="graphics336" text:anchor-type="paragraph" svg:width="2.0835in" svg:height="1.0417in" draw:z-index="335"><draw:image xlink:href="Pictures/10000000000000C80000006432C05C7F.gif" xlink:type="simple" xlink:show="embed" xlink:actuate="onLoad"/></draw:frame><draw:frame draw:style-name="fr3" draw:name="graphics337" text:anchor-type="paragraph" svg:width="2.0835in" svg:height="1.0417in" draw:z-index="336"><draw:image xlink:href="Pictures/10000000000000C800000064E4B88465.gif" xlink:type="simple" xlink:show="embed" xlink:actuate="onLoad"/></draw:frame></text:p>
      <text:p text:style-name="Standard"><draw:frame draw:style-name="fr3" draw:name="graphics340" text:anchor-type="paragraph" svg:width="2.0835in" svg:height="1.0417in" draw:z-index="339"><draw:image xlink:href="Pictures/10000000000000C80000006427CAC1E7.gif" xlink:type="simple" xlink:show="embed" xlink:actuate="onLoad"/></draw:frame><draw:frame draw:style-name="fr1" draw:name="graphics339" text:anchor-type="paragraph" svg:width="2.0835in" svg:height="1.0417in" draw:z-index="338"><draw:image xlink:href="Pictures/10000000000000C800000064E0DE4D2D.gif" xlink:type="simple" xlink:show="embed" xlink:actuate="onLoad"/></draw:frame><draw:frame draw:style-name="fr2" draw:name="graphics338" text:anchor-type="paragraph" svg:width="2.0835in" svg:height="1.0417in" draw:z-index="337"><draw:image xlink:href="Pictures/10000000000000C80000006403BB6B90.gif" xlink:type="simple" xlink:show="embed" xlink:actuate="onLoad"/></draw:frame></text:p>
      <text:p text:style-name="P1"><draw:frame draw:style-name="fr1" draw:name="graphics341" text:anchor-type="paragraph" svg:width="6.25in" svg:height="6.25in" draw:z-index="340"><draw:image xlink:href="Pictures/1000000000000258000002588E56F126.gif" xlink:type="simple" xlink:show="embed" xlink:actuate="onLoad"/></draw:frame></text:p>
      <text:p text:style-name="Standard"><draw:frame draw:style-name="fr2" draw:name="graphics342" text:anchor-type="paragraph" svg:width="2.0835in" svg:height="1.0417in" draw:z-index="341"><draw:image xlink:href="Pictures/10000000000000C800000064A776CEAE.gif" xlink:type="simple" xlink:show="embed" xlink:actuate="onLoad"/></draw:frame><draw:frame draw:style-name="fr1" draw:name="graphics343" text:anchor-type="paragraph" svg:width="2.0835in" svg:height="1.0417in" draw:z-index="342"><draw:image xlink:href="Pictures/10000000000000C8000000649107C184.gif" xlink:type="simple" xlink:show="embed" xlink:actuate="onLoad"/></draw:frame><draw:frame draw:style-name="fr3" draw:name="graphics344" text:anchor-type="paragraph" svg:width="2.0835in" svg:height="1.0417in" draw:z-index="343"><draw:image xlink:href="Pictures/10000000000000C800000064EAB1355F.gif" xlink:type="simple" xlink:show="embed" xlink:actuate="onLoad"/></draw:frame></text:p>
      <text:p text:style-name="Standard"><draw:frame draw:style-name="fr2" draw:name="graphics345" text:anchor-type="paragraph" svg:width="2.0835in" svg:height="1.0417in" draw:z-index="344"><draw:image xlink:href="Pictures/10000000000000C80000006411C446C2.gif" xlink:type="simple" xlink:show="embed" xlink:actuate="onLoad"/></draw:frame><draw:frame draw:style-name="fr1" draw:name="graphics346" text:anchor-type="paragraph" svg:width="2.0835in" svg:height="1.0417in" draw:z-index="345"><draw:image xlink:href="Pictures/10000000000000C80000006469181CCE.gif" xlink:type="simple" xlink:show="embed" xlink:actuate="onLoad"/></draw:frame><draw:frame draw:style-name="fr3" draw:name="graphics347" text:anchor-type="paragraph" svg:width="2.0835in" svg:height="1.0417in" draw:z-index="346"><draw:image xlink:href="Pictures/10000000000000C80000006453080507.gif" xlink:type="simple" xlink:show="embed" xlink:actuate="onLoad"/></draw:frame></text:p>
      <text:p text:style-name="Standard"><draw:frame draw:style-name="fr3" draw:name="graphics350" text:anchor-type="paragraph" svg:width="2.0835in" svg:height="1.0417in" draw:z-index="349"><draw:image xlink:href="Pictures/10000000000000C800000064907A4085.gif" xlink:type="simple" xlink:show="embed" xlink:actuate="onLoad"/></draw:frame><draw:frame draw:style-name="fr1" draw:name="graphics349" text:anchor-type="paragraph" svg:width="2.0835in" svg:height="1.0417in" draw:z-index="348"><draw:image xlink:href="Pictures/10000000000000C80000006482FB582E.gif" xlink:type="simple" xlink:show="embed" xlink:actuate="onLoad"/></draw:frame><draw:frame draw:style-name="fr2" draw:name="graphics348" text:anchor-type="paragraph" svg:width="2.0835in" svg:height="1.0417in" draw:z-index="347"><draw:image xlink:href="Pictures/10000000000000C800000064CD1219EB.gif" xlink:type="simple" xlink:show="embed" xlink:actuate="onLoad"/></draw:frame></text:p>
      <text:p text:style-name="P1"><draw:frame draw:style-name="fr1" draw:name="graphics351" text:anchor-type="paragraph" svg:width="6.25in" svg:height="6.25in" draw:z-index="350"><draw:image xlink:href="Pictures/100000000000025800000258FE925DDC.gif" xlink:type="simple" xlink:show="embed" xlink:actuate="onLoad"/></draw:frame></text:p>
      <text:p text:style-name="Standard"><draw:frame draw:style-name="fr2" draw:name="graphics352" text:anchor-type="paragraph" svg:width="2.0835in" svg:height="1.0417in" draw:z-index="351"><draw:image xlink:href="Pictures/10000000000000C800000064DC9DA8F0.gif" xlink:type="simple" xlink:show="embed" xlink:actuate="onLoad"/></draw:frame><draw:frame draw:style-name="fr1" draw:name="graphics353" text:anchor-type="paragraph" svg:width="2.0835in" svg:height="1.0417in" draw:z-index="352"><draw:image xlink:href="Pictures/10000000000000C80000006439395393.gif" xlink:type="simple" xlink:show="embed" xlink:actuate="onLoad"/></draw:frame><draw:frame draw:style-name="fr3" draw:name="graphics354" text:anchor-type="paragraph" svg:width="2.0835in" svg:height="1.0417in" draw:z-index="353"><draw:image xlink:href="Pictures/10000000000000C8000000642B22A463.gif" xlink:type="simple" xlink:show="embed" xlink:actuate="onLoad"/></draw:frame></text:p>
      <text:p text:style-name="Standard"><draw:frame draw:style-name="fr2" draw:name="graphics355" text:anchor-type="paragraph" svg:width="2.0835in" svg:height="1.0417in" draw:z-index="354"><draw:image xlink:href="Pictures/10000000000000C800000064C4E1EA4D.gif" xlink:type="simple" xlink:show="embed" xlink:actuate="onLoad"/></draw:frame><draw:frame draw:style-name="fr1" draw:name="graphics356" text:anchor-type="paragraph" svg:width="2.0835in" svg:height="1.0417in" draw:z-index="355"><draw:image xlink:href="Pictures/10000000000000C80000006400BE67C1.gif" xlink:type="simple" xlink:show="embed" xlink:actuate="onLoad"/></draw:frame><draw:frame draw:style-name="fr3" draw:name="graphics357" text:anchor-type="paragraph" svg:width="2.0835in" svg:height="1.0417in" draw:z-index="356"><draw:image xlink:href="Pictures/10000000000000C8000000648044F319.gif" xlink:type="simple" xlink:show="embed" xlink:actuate="onLoad"/></draw:frame></text:p>
      <text:p text:style-name="Standard"><draw:frame draw:style-name="fr3" draw:name="graphics360" text:anchor-type="paragraph" svg:width="2.0835in" svg:height="1.0417in" draw:z-index="359"><draw:image xlink:href="Pictures/10000000000000C800000064689233C3.gif" xlink:type="simple" xlink:show="embed" xlink:actuate="onLoad"/></draw:frame><draw:frame draw:style-name="fr1" draw:name="graphics359" text:anchor-type="paragraph" svg:width="2.0835in" svg:height="1.0417in" draw:z-index="358"><draw:image xlink:href="Pictures/10000000000000C800000064E13F8F65.gif" xlink:type="simple" xlink:show="embed" xlink:actuate="onLoad"/></draw:frame><draw:frame draw:style-name="fr2" draw:name="graphics358" text:anchor-type="paragraph" svg:width="2.0835in" svg:height="1.0417in" draw:z-index="357"><draw:image xlink:href="Pictures/10000000000000C8000000641E5EEFF5.gif" xlink:type="simple" xlink:show="embed" xlink:actuate="onLoad"/></draw:frame></text:p>
      <text:p text:style-name="P1"><draw:frame draw:style-name="fr1" draw:name="graphics361" text:anchor-type="paragraph" svg:width="6.25in" svg:height="6.25in" draw:z-index="360"><draw:image xlink:href="Pictures/100000000000025800000258E7D734F2.gif" xlink:type="simple" xlink:show="embed" xlink:actuate="onLoad"/></draw:frame></text:p>
      <text:p text:style-name="Standard"><draw:frame draw:style-name="fr2" draw:name="graphics362" text:anchor-type="paragraph" svg:width="2.0835in" svg:height="1.0417in" draw:z-index="361"><draw:image xlink:href="Pictures/10000000000000C800000064BA55FA3C.gif" xlink:type="simple" xlink:show="embed" xlink:actuate="onLoad"/></draw:frame><draw:frame draw:style-name="fr1" draw:name="graphics363" text:anchor-type="paragraph" svg:width="2.0835in" svg:height="1.0417in" draw:z-index="362"><draw:image xlink:href="Pictures/10000000000000C80000006485721D48.gif" xlink:type="simple" xlink:show="embed" xlink:actuate="onLoad"/></draw:frame><draw:frame draw:style-name="fr3" draw:name="graphics364" text:anchor-type="paragraph" svg:width="2.0835in" svg:height="1.0417in" draw:z-index="363"><draw:image xlink:href="Pictures/10000000000000C80000006409656A27.gif" xlink:type="simple" xlink:show="embed" xlink:actuate="onLoad"/></draw:frame></text:p>
      <text:p text:style-name="Standard"><draw:frame draw:style-name="fr2" draw:name="graphics365" text:anchor-type="paragraph" svg:width="2.0835in" svg:height="1.0417in" draw:z-index="364"><draw:image xlink:href="Pictures/10000000000000C8000000646FB91D19.gif" xlink:type="simple" xlink:show="embed" xlink:actuate="onLoad"/></draw:frame><draw:frame draw:style-name="fr1" draw:name="graphics366" text:anchor-type="paragraph" svg:width="2.0835in" svg:height="1.0417in" draw:z-index="365"><draw:image xlink:href="Pictures/10000000000000C800000064119D80E3.gif" xlink:type="simple" xlink:show="embed" xlink:actuate="onLoad"/></draw:frame><draw:frame draw:style-name="fr3" draw:name="graphics367" text:anchor-type="paragraph" svg:width="2.0835in" svg:height="1.0417in" draw:z-index="366"><draw:image xlink:href="Pictures/10000000000000C80000006437FC80DF.gif" xlink:type="simple" xlink:show="embed" xlink:actuate="onLoad"/></draw:frame></text:p>
      <text:p text:style-name="Standard"><draw:frame draw:style-name="fr3" draw:name="graphics370" text:anchor-type="paragraph" svg:width="2.0835in" svg:height="1.0417in" draw:z-index="369"><draw:image xlink:href="Pictures/10000000000000C800000064617178DF.gif" xlink:type="simple" xlink:show="embed" xlink:actuate="onLoad"/></draw:frame><draw:frame draw:style-name="fr1" draw:name="graphics369" text:anchor-type="paragraph" svg:width="2.0835in" svg:height="1.0417in" draw:z-index="368"><draw:image xlink:href="Pictures/10000000000000C8000000646B9C0895.gif" xlink:type="simple" xlink:show="embed" xlink:actuate="onLoad"/></draw:frame><draw:frame draw:style-name="fr2" draw:name="graphics368" text:anchor-type="paragraph" svg:width="2.0835in" svg:height="1.0417in" draw:z-index="367"><draw:image xlink:href="Pictures/10000000000000C80000006485FA7D97.gif" xlink:type="simple" xlink:show="embed" xlink:actuate="onLoad"/></draw:frame></text:p>
      <text:p text:style-name="P1"><draw:frame draw:style-name="fr1" draw:name="graphics371" text:anchor-type="paragraph" svg:width="6.25in" svg:height="6.25in" draw:z-index="370"><draw:image xlink:href="Pictures/10000000000002580000025810BFFC05.gif" xlink:type="simple" xlink:show="embed" xlink:actuate="onLoad"/></draw:frame></text:p>
      <text:p text:style-name="Standard"><draw:frame draw:style-name="fr2" draw:name="graphics372" text:anchor-type="paragraph" svg:width="2.0835in" svg:height="1.0417in" draw:z-index="371"><draw:image xlink:href="Pictures/10000000000000C80000006427F85B33.gif" xlink:type="simple" xlink:show="embed" xlink:actuate="onLoad"/></draw:frame><draw:frame draw:style-name="fr1" draw:name="graphics373" text:anchor-type="paragraph" svg:width="2.0835in" svg:height="1.0417in" draw:z-index="372"><draw:image xlink:href="Pictures/10000000000000C80000006447398072.gif" xlink:type="simple" xlink:show="embed" xlink:actuate="onLoad"/></draw:frame><draw:frame draw:style-name="fr3" draw:name="graphics374" text:anchor-type="paragraph" svg:width="2.0835in" svg:height="1.0417in" draw:z-index="373"><draw:image xlink:href="Pictures/10000000000000C800000064CB2EF71D.gif" xlink:type="simple" xlink:show="embed" xlink:actuate="onLoad"/></draw:frame></text:p>
      <text:p text:style-name="Standard"><draw:frame draw:style-name="fr2" draw:name="graphics375" text:anchor-type="paragraph" svg:width="2.0835in" svg:height="1.0417in" draw:z-index="374"><draw:image xlink:href="Pictures/10000000000000C8000000648E0D1C37.gif" xlink:type="simple" xlink:show="embed" xlink:actuate="onLoad"/></draw:frame><draw:frame draw:style-name="fr1" draw:name="graphics376" text:anchor-type="paragraph" svg:width="2.0835in" svg:height="1.0417in" draw:z-index="375"><draw:image xlink:href="Pictures/10000000000000C80000006470B84E7E.gif" xlink:type="simple" xlink:show="embed" xlink:actuate="onLoad"/></draw:frame><draw:frame draw:style-name="fr3" draw:name="graphics377" text:anchor-type="paragraph" svg:width="2.0835in" svg:height="1.0417in" draw:z-index="376"><draw:image xlink:href="Pictures/10000000000000C800000064F5B71DE5.gif" xlink:type="simple" xlink:show="embed" xlink:actuate="onLoad"/></draw:frame></text:p>
      <text:p text:style-name="Standard"><draw:frame draw:style-name="fr3" draw:name="graphics380" text:anchor-type="paragraph" svg:width="2.0835in" svg:height="1.0417in" draw:z-index="379"><draw:image xlink:href="Pictures/10000000000000C8000000640D8ABF1C.gif" xlink:type="simple" xlink:show="embed" xlink:actuate="onLoad"/></draw:frame><draw:frame draw:style-name="fr1" draw:name="graphics379" text:anchor-type="paragraph" svg:width="2.0835in" svg:height="1.0417in" draw:z-index="378"><draw:image xlink:href="Pictures/10000000000000C8000000648575247E.gif" xlink:type="simple" xlink:show="embed" xlink:actuate="onLoad"/></draw:frame><draw:frame draw:style-name="fr2" draw:name="graphics378" text:anchor-type="paragraph" svg:width="2.0835in" svg:height="1.0417in" draw:z-index="377"><draw:image xlink:href="Pictures/10000000000000C800000064874B4F92.gif" xlink:type="simple" xlink:show="embed" xlink:actuate="onLoad"/></draw:frame></text:p>
      <text:p text:style-name="P1"><draw:frame draw:style-name="fr1" draw:name="graphics381" text:anchor-type="paragraph" svg:width="6.25in" svg:height="6.25in" draw:z-index="380"><draw:image xlink:href="Pictures/100000000000025800000258EA891366.gif" xlink:type="simple" xlink:show="embed" xlink:actuate="onLoad"/></draw:frame></text:p>
      <text:p text:style-name="Standard"><draw:frame draw:style-name="fr2" draw:name="graphics382" text:anchor-type="paragraph" svg:width="2.0835in" svg:height="1.0417in" draw:z-index="381"><draw:image xlink:href="Pictures/10000000000000C8000000648BD4BE72.gif" xlink:type="simple" xlink:show="embed" xlink:actuate="onLoad"/></draw:frame><draw:frame draw:style-name="fr1" draw:name="graphics383" text:anchor-type="paragraph" svg:width="2.0835in" svg:height="1.0417in" draw:z-index="382"><draw:image xlink:href="Pictures/10000000000000C8000000642A956A74.gif" xlink:type="simple" xlink:show="embed" xlink:actuate="onLoad"/></draw:frame><draw:frame draw:style-name="fr3" draw:name="graphics384" text:anchor-type="paragraph" svg:width="2.0835in" svg:height="1.0417in" draw:z-index="383"><draw:image xlink:href="Pictures/10000000000000C800000064AF355422.gif" xlink:type="simple" xlink:show="embed" xlink:actuate="onLoad"/></draw:frame></text:p>
      <text:p text:style-name="Standard"><draw:frame draw:style-name="fr2" draw:name="graphics385" text:anchor-type="paragraph" svg:width="2.0835in" svg:height="1.0417in" draw:z-index="384"><draw:image xlink:href="Pictures/10000000000000C8000000643D3AD1CB.gif" xlink:type="simple" xlink:show="embed" xlink:actuate="onLoad"/></draw:frame><draw:frame draw:style-name="fr1" draw:name="graphics386" text:anchor-type="paragraph" svg:width="2.0835in" svg:height="1.0417in" draw:z-index="385"><draw:image xlink:href="Pictures/10000000000000C800000064AF0D1CC1.gif" xlink:type="simple" xlink:show="embed" xlink:actuate="onLoad"/></draw:frame><draw:frame draw:style-name="fr3" draw:name="graphics387" text:anchor-type="paragraph" svg:width="2.0835in" svg:height="1.0417in" draw:z-index="386"><draw:image xlink:href="Pictures/10000000000000C80000006491ACBEDA.gif" xlink:type="simple" xlink:show="embed" xlink:actuate="onLoad"/></draw:frame></text:p>
      <text:p text:style-name="Standard"><draw:frame draw:style-name="fr3" draw:name="graphics390" text:anchor-type="paragraph" svg:width="2.0835in" svg:height="1.0417in" draw:z-index="389"><draw:image xlink:href="Pictures/10000000000000C8000000645C62B330.gif" xlink:type="simple" xlink:show="embed" xlink:actuate="onLoad"/></draw:frame><draw:frame draw:style-name="fr1" draw:name="graphics389" text:anchor-type="paragraph" svg:width="2.0835in" svg:height="1.0417in" draw:z-index="388"><draw:image xlink:href="Pictures/10000000000000C800000064D61846AB.gif" xlink:type="simple" xlink:show="embed" xlink:actuate="onLoad"/></draw:frame><draw:frame draw:style-name="fr2" draw:name="graphics388" text:anchor-type="paragraph" svg:width="2.0835in" svg:height="1.0417in" draw:z-index="387"><draw:image xlink:href="Pictures/10000000000000C8000000649A491FB4.gif" xlink:type="simple" xlink:show="embed" xlink:actuate="onLoad"/></draw:frame></text:p>
      <text:p text:style-name="P1"><draw:frame draw:style-name="fr1" draw:name="graphics391" text:anchor-type="paragraph" svg:width="6.25in" svg:height="6.25in" draw:z-index="390"><draw:image xlink:href="Pictures/1000000000000258000002582EB530E0.gif" xlink:type="simple" xlink:show="embed" xlink:actuate="onLoad"/></draw:frame></text:p>
      <text:p text:style-name="Standard"><draw:frame draw:style-name="fr2" draw:name="graphics392" text:anchor-type="paragraph" svg:width="2.0835in" svg:height="1.0417in" draw:z-index="391"><draw:image xlink:href="Pictures/10000000000000C8000000648DFA2069.gif" xlink:type="simple" xlink:show="embed" xlink:actuate="onLoad"/></draw:frame><draw:frame draw:style-name="fr1" draw:name="graphics393" text:anchor-type="paragraph" svg:width="2.0835in" svg:height="1.0417in" draw:z-index="392"><draw:image xlink:href="Pictures/10000000000000C80000006409E42BE4.gif" xlink:type="simple" xlink:show="embed" xlink:actuate="onLoad"/></draw:frame><draw:frame draw:style-name="fr3" draw:name="graphics394" text:anchor-type="paragraph" svg:width="2.0835in" svg:height="1.0417in" draw:z-index="393"><draw:image xlink:href="Pictures/10000000000000C8000000641BFFDC14.gif" xlink:type="simple" xlink:show="embed" xlink:actuate="onLoad"/></draw:frame></text:p>
      <text:p text:style-name="Standard"><draw:frame draw:style-name="fr2" draw:name="graphics395" text:anchor-type="paragraph" svg:width="2.0835in" svg:height="1.0417in" draw:z-index="394"><draw:image xlink:href="Pictures/10000000000000C800000064374973E6.gif" xlink:type="simple" xlink:show="embed" xlink:actuate="onLoad"/></draw:frame><draw:frame draw:style-name="fr1" draw:name="graphics396" text:anchor-type="paragraph" svg:width="2.0835in" svg:height="1.0417in" draw:z-index="395"><draw:image xlink:href="Pictures/10000000000000C800000064F56858DA.gif" xlink:type="simple" xlink:show="embed" xlink:actuate="onLoad"/></draw:frame><draw:frame draw:style-name="fr3" draw:name="graphics397" text:anchor-type="paragraph" svg:width="2.0835in" svg:height="1.0417in" draw:z-index="396"><draw:image xlink:href="Pictures/10000000000000C800000064256636EC.gif" xlink:type="simple" xlink:show="embed" xlink:actuate="onLoad"/></draw:frame></text:p>
      <text:p text:style-name="Standard"><draw:frame draw:style-name="fr3" draw:name="graphics400" text:anchor-type="paragraph" svg:width="2.0835in" svg:height="1.0417in" draw:z-index="399"><draw:image xlink:href="Pictures/10000000000000C8000000644BCBAB12.gif" xlink:type="simple" xlink:show="embed" xlink:actuate="onLoad"/></draw:frame><draw:frame draw:style-name="fr1" draw:name="graphics399" text:anchor-type="paragraph" svg:width="2.0835in" svg:height="1.0417in" draw:z-index="398"><draw:image xlink:href="Pictures/10000000000000C8000000642E3F23A9.gif" xlink:type="simple" xlink:show="embed" xlink:actuate="onLoad"/></draw:frame><draw:frame draw:style-name="fr2" draw:name="graphics398" text:anchor-type="paragraph" svg:width="2.0835in" svg:height="1.0417in" draw:z-index="397"><draw:image xlink:href="Pictures/10000000000000C8000000642E839782.gif" xlink:type="simple" xlink:show="embed" xlink:actuate="onLoad"/></draw:frame></text:p>
      <text:p text:style-name="P1"><draw:frame draw:style-name="fr1" draw:name="graphics401" text:anchor-type="paragraph" svg:width="6.25in" svg:height="6.25in" draw:z-index="400"><draw:image xlink:href="Pictures/1000000000000258000002589907A3E7.gif" xlink:type="simple" xlink:show="embed" xlink:actuate="onLoad"/></draw:frame></text:p>
      <text:p text:style-name="Standard"><draw:frame draw:style-name="fr2" draw:name="graphics402" text:anchor-type="paragraph" svg:width="2.0835in" svg:height="1.0417in" draw:z-index="401"><draw:image xlink:href="Pictures/10000000000000C800000064C8E02423.gif" xlink:type="simple" xlink:show="embed" xlink:actuate="onLoad"/></draw:frame><draw:frame draw:style-name="fr1" draw:name="graphics403" text:anchor-type="paragraph" svg:width="2.0835in" svg:height="1.0417in" draw:z-index="402"><draw:image xlink:href="Pictures/10000000000000C800000064EA5A202A.gif" xlink:type="simple" xlink:show="embed" xlink:actuate="onLoad"/></draw:frame><draw:frame draw:style-name="fr3" draw:name="graphics404" text:anchor-type="paragraph" svg:width="2.0835in" svg:height="1.0417in" draw:z-index="403"><draw:image xlink:href="Pictures/10000000000000C8000000642709DFD2.gif" xlink:type="simple" xlink:show="embed" xlink:actuate="onLoad"/></draw:frame></text:p>
      <text:p text:style-name="Standard"><draw:frame draw:style-name="fr2" draw:name="graphics405" text:anchor-type="paragraph" svg:width="2.0835in" svg:height="1.0417in" draw:z-index="404"><draw:image xlink:href="Pictures/10000000000000C800000064F8677F38.gif" xlink:type="simple" xlink:show="embed" xlink:actuate="onLoad"/></draw:frame><draw:frame draw:style-name="fr1" draw:name="graphics406" text:anchor-type="paragraph" svg:width="2.0835in" svg:height="1.0417in" draw:z-index="405"><draw:image xlink:href="Pictures/10000000000000C800000064EB135939.gif" xlink:type="simple" xlink:show="embed" xlink:actuate="onLoad"/></draw:frame><draw:frame draw:style-name="fr3" draw:name="graphics407" text:anchor-type="paragraph" svg:width="2.0835in" svg:height="1.0417in" draw:z-index="406"><draw:image xlink:href="Pictures/10000000000000C8000000641990352A.gif" xlink:type="simple" xlink:show="embed" xlink:actuate="onLoad"/></draw:frame></text:p>
      <text:p text:style-name="Standard"><draw:frame draw:style-name="fr3" draw:name="graphics410" text:anchor-type="paragraph" svg:width="2.0835in" svg:height="1.0417in" draw:z-index="409"><draw:image xlink:href="Pictures/10000000000000C800000064773DA8D4.gif" xlink:type="simple" xlink:show="embed" xlink:actuate="onLoad"/></draw:frame><draw:frame draw:style-name="fr1" draw:name="graphics409" text:anchor-type="paragraph" svg:width="2.0835in" svg:height="1.0417in" draw:z-index="408"><draw:image xlink:href="Pictures/10000000000000C800000064A0B7439C.gif" xlink:type="simple" xlink:show="embed" xlink:actuate="onLoad"/></draw:frame><draw:frame draw:style-name="fr2" draw:name="graphics408" text:anchor-type="paragraph" svg:width="2.0835in" svg:height="1.0417in" draw:z-index="407"><draw:image xlink:href="Pictures/10000000000000C8000000646B6C675D.gif" xlink:type="simple" xlink:show="embed" xlink:actuate="onLoad"/></draw:frame></text:p>
      <text:p text:style-name="P1"><draw:frame draw:style-name="fr1" draw:name="graphics411" text:anchor-type="paragraph" svg:width="6.25in" svg:height="6.25in" draw:z-index="410"><draw:image xlink:href="Pictures/10000000000002580000025847DA5678.gif" xlink:type="simple" xlink:show="embed" xlink:actuate="onLoad"/></draw:frame></text:p>
      <text:p text:style-name="Standard"><draw:frame draw:style-name="fr2" draw:name="graphics412" text:anchor-type="paragraph" svg:width="2.0835in" svg:height="1.0417in" draw:z-index="411"><draw:image xlink:href="Pictures/10000000000000C80000006478C47C3A.gif" xlink:type="simple" xlink:show="embed" xlink:actuate="onLoad"/></draw:frame><draw:frame draw:style-name="fr1" draw:name="graphics413" text:anchor-type="paragraph" svg:width="2.0835in" svg:height="1.0417in" draw:z-index="412"><draw:image xlink:href="Pictures/10000000000000C800000064228B0C62.gif" xlink:type="simple" xlink:show="embed" xlink:actuate="onLoad"/></draw:frame><draw:frame draw:style-name="fr3" draw:name="graphics414" text:anchor-type="paragraph" svg:width="2.0835in" svg:height="1.0417in" draw:z-index="413"><draw:image xlink:href="Pictures/10000000000000C800000064FE3AEA1A.gif" xlink:type="simple" xlink:show="embed" xlink:actuate="onLoad"/></draw:frame></text:p>
      <text:p text:style-name="Standard"><draw:frame draw:style-name="fr2" draw:name="graphics415" text:anchor-type="paragraph" svg:width="2.0835in" svg:height="1.0417in" draw:z-index="414"><draw:image xlink:href="Pictures/10000000000000C800000064F37A9152.gif" xlink:type="simple" xlink:show="embed" xlink:actuate="onLoad"/></draw:frame><draw:frame draw:style-name="fr1" draw:name="graphics416" text:anchor-type="paragraph" svg:width="2.0835in" svg:height="1.0417in" draw:z-index="415"><draw:image xlink:href="Pictures/10000000000000C800000064878AC3DD.gif" xlink:type="simple" xlink:show="embed" xlink:actuate="onLoad"/></draw:frame><draw:frame draw:style-name="fr3" draw:name="graphics417" text:anchor-type="paragraph" svg:width="2.0835in" svg:height="1.0417in" draw:z-index="416"><draw:image xlink:href="Pictures/10000000000000C800000064F45F9A78.gif" xlink:type="simple" xlink:show="embed" xlink:actuate="onLoad"/></draw:frame></text:p>
      <text:p text:style-name="Standard"><draw:frame draw:style-name="fr3" draw:name="graphics420" text:anchor-type="paragraph" svg:width="2.0835in" svg:height="1.0417in" draw:z-index="419"><draw:image xlink:href="Pictures/10000000000000C800000064389EA21B.gif" xlink:type="simple" xlink:show="embed" xlink:actuate="onLoad"/></draw:frame><draw:frame draw:style-name="fr1" draw:name="graphics419" text:anchor-type="paragraph" svg:width="2.0835in" svg:height="1.0417in" draw:z-index="418"><draw:image xlink:href="Pictures/10000000000000C800000064E156E43D.gif" xlink:type="simple" xlink:show="embed" xlink:actuate="onLoad"/></draw:frame><draw:frame draw:style-name="fr2" draw:name="graphics418" text:anchor-type="paragraph" svg:width="2.0835in" svg:height="1.0417in" draw:z-index="417"><draw:image xlink:href="Pictures/10000000000000C8000000645AAE5340.gif" xlink:type="simple" xlink:show="embed" xlink:actuate="onLoad"/></draw:frame></text:p>
      <text:p text:style-name="P1"><draw:frame draw:style-name="fr1" draw:name="graphics421" text:anchor-type="paragraph" svg:width="6.25in" svg:height="6.25in" draw:z-index="420"><draw:image xlink:href="Pictures/1000000000000258000002583966BCF8.gif" xlink:type="simple" xlink:show="embed" xlink:actuate="onLoad"/></draw:frame></text:p>
      <text:p text:style-name="Standard"><draw:frame draw:style-name="fr2" draw:name="graphics422" text:anchor-type="paragraph" svg:width="2.0835in" svg:height="1.0417in" draw:z-index="421"><draw:image xlink:href="Pictures/10000000000000C800000064C712EB41.gif" xlink:type="simple" xlink:show="embed" xlink:actuate="onLoad"/></draw:frame><draw:frame draw:style-name="fr1" draw:name="graphics423" text:anchor-type="paragraph" svg:width="2.0835in" svg:height="1.0417in" draw:z-index="422"><draw:image xlink:href="Pictures/10000000000000C8000000644C993CDC.gif" xlink:type="simple" xlink:show="embed" xlink:actuate="onLoad"/></draw:frame><draw:frame draw:style-name="fr3" draw:name="graphics424" text:anchor-type="paragraph" svg:width="2.0835in" svg:height="1.0417in" draw:z-index="423"><draw:image xlink:href="Pictures/10000000000000C8000000642258650C.gif" xlink:type="simple" xlink:show="embed" xlink:actuate="onLoad"/></draw:frame></text:p>
      <text:p text:style-name="Standard"><draw:frame draw:style-name="fr2" draw:name="graphics425" text:anchor-type="paragraph" svg:width="2.0835in" svg:height="1.0417in" draw:z-index="424"><draw:image xlink:href="Pictures/10000000000000C800000064E8702E9E.gif" xlink:type="simple" xlink:show="embed" xlink:actuate="onLoad"/></draw:frame><draw:frame draw:style-name="fr1" draw:name="graphics426" text:anchor-type="paragraph" svg:width="2.0835in" svg:height="1.0417in" draw:z-index="425"><draw:image xlink:href="Pictures/10000000000000C800000064E9BB8456.gif" xlink:type="simple" xlink:show="embed" xlink:actuate="onLoad"/></draw:frame><draw:frame draw:style-name="fr3" draw:name="graphics427" text:anchor-type="paragraph" svg:width="2.0835in" svg:height="1.0417in" draw:z-index="426"><draw:image xlink:href="Pictures/10000000000000C800000064893E3276.gif" xlink:type="simple" xlink:show="embed" xlink:actuate="onLoad"/></draw:frame></text:p>
      <text:p text:style-name="Standard"><draw:frame draw:style-name="fr2" draw:name="graphics428" text:anchor-type="paragraph" svg:width="2.0835in" svg:height="1.0417in" draw:z-index="427"><draw:image xlink:href="Pictures/10000000000000C80000006417242E9A.gif" xlink:type="simple" xlink:show="embed" xlink:actuate="onLoad"/></draw:frame><draw:frame draw:style-name="fr1" draw:name="graphics429" text:anchor-type="paragraph" svg:width="2.0835in" svg:height="1.0417in" draw:z-index="428"><draw:image xlink:href="Pictures/10000000000000C80000006432499EB6.gif" xlink:type="simple" xlink:show="embed" xlink:actuate="onLoad"/></draw:frame><draw:frame draw:style-name="fr3" draw:name="graphics430" text:anchor-type="paragraph" svg:width="2.0835in" svg:height="1.0417in" draw:z-index="429"><draw:image xlink:href="Pictures/10000000000000C80000006429B634CC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2M43S</meta:editing-duration>
    <meta:editing-cycles>4</meta:editing-cycles>
    <meta:generator>OpenOffice/4.1.5$Win32 OpenOffice.org_project/415m1$Build-9789</meta:generator>
    <dc:date>2018-10-18T00:17:07.38</dc:date>
    <dc:creator>Mark Ferguson</dc:creator>
    <meta:document-statistic meta:table-count="0" meta:image-count="430" meta:object-count="0" meta:page-count="43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